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60000004183472294A75245F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draw:fill="none" fo:min-height="0.844cm"/>
      <style:paragraph-properties style:writing-mode="lr-tb"/>
    </style:style>
    <style:style style:name="gr3" style:family="graphic" style:parent-style-name="objectwithoutfill">
      <style:graphic-properties draw:stroke="dash" draw:stroke-dash="Fine_20_Dashed" svg:stroke-width="0.051cm" svg:stroke-color="#b2b2b2" draw:marker-start="Arrow" draw:marker-start-width="0.203cm" draw:marker-end="Arrow" draw:marker-end-width="0.203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b2b2b2" draw:marker-start-width="0.381cm" draw:marker-end-width="0.381cm" draw:fill="none" draw:textarea-horizontal-align="justify" draw:textarea-vertical-align="middle" draw:auto-grow-height="false" fo:min-height="12.542cm" fo:min-width="25.356cm" fo:padding-top="0.151cm" fo:padding-bottom="0.151cm" fo:padding-left="0.276cm" fo:padding-right="0.276cm"/>
    </style:style>
    <style:style style:name="gr5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="dash" draw:stroke-dash="Fine_20_Dashed" svg:stroke-width="0.051cm" svg:stroke-color="#b2b2b2" draw:marker-start-width="0.381cm" draw:marker-end-width="0.381cm" draw:fill="none" draw:textarea-horizontal-align="justify" draw:textarea-vertical-align="middle" draw:auto-grow-height="false" fo:min-height="6.124cm" fo:min-width="23.832cm" fo:padding-top="0.151cm" fo:padding-bottom="0.151cm" fo:padding-left="0.276cm" fo:padding-right="0.276cm"/>
    </style:style>
    <style:style style:name="gr7" style:family="graphic" style:parent-style-name="objectwithoutfill">
      <style:graphic-properties draw:stroke="dash" draw:stroke-dash="Fine_20_Dashed" svg:stroke-width="0.051cm" svg:stroke-color="#b2b2b2" draw:marker-start="" draw:marker-start-width="0.203cm" draw:marker-end="" draw:marker-end-width="0.203cm" draw:fill="none" draw:textarea-vertical-align="middle" fo:padding-top="0.15cm" fo:padding-bottom="0.15cm" fo:padding-left="0.275cm" fo:padding-right="0.275cm"/>
    </style:style>
    <style:style style:name="gr8" style:family="graphic" style:parent-style-name="Default_5f_1">
      <style:graphic-properties svg:stroke-width="0.051cm" svg:stroke-color="#3465a4" draw:marker-start-width="0.344cm" draw:marker-end-width="0.344cm" draw:fill="none" draw:textarea-vertical-align="middle" draw:auto-grow-height="false" fo:min-height="2.566cm" fo:min-width="0cm" fo:padding-top="0.151cm" fo:padding-bottom="0.151cm" fo:padding-left="0.276cm" fo:padding-right="0.276cm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0.607cm"/>
      <style:paragraph-properties style:writing-mode="lr-tb"/>
    </style:style>
    <style:style style:name="gr10" style:family="graphic" style:parent-style-name="objectwithoutfill">
      <style:graphic-properties svg:stroke-width="0.051cm" svg:stroke-color="#000000" draw:marker-start-width="0.355cm" draw:marker-end="Arrow" draw:marker-end-width="0.203cm" draw:fill="none" draw:textarea-vertical-align="middle" fo:padding-top="0.15cm" fo:padding-bottom="0.15cm" fo:padding-left="0.275cm" fo:padding-right="0.275cm"/>
    </style:style>
    <style:style style:name="gr11" style:family="graphic" style:parent-style-name="Default_5f_1">
      <style:graphic-properties draw:stroke="none" draw:fill="none" fo:min-height="0.699cm"/>
      <style:paragraph-properties style:writing-mode="lr-tb"/>
    </style:style>
    <style:style style:name="gr12" style:family="graphic" style:parent-style-name="Default_5f_1">
      <style:graphic-properties svg:stroke-width="0.051cm" svg:stroke-color="#b2b2b2" draw:marker-start-width="0.344cm" draw:marker-end-width="0.344cm" draw:fill="none" draw:textarea-vertical-align="middle" draw:auto-grow-height="false" fo:min-height="10.702cm" fo:min-width="0cm" fo:padding-top="0.151cm" fo:padding-bottom="0.151cm" fo:padding-left="0.276cm" fo:padding-right="0.276cm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3.355cm"/>
      <style:paragraph-properties style:writing-mode="lr-tb"/>
    </style:style>
    <style:style style:name="gr14" style:family="graphic" style:parent-style-name="Default_5f_1">
      <style:graphic-properties svg:stroke-width="0.051cm" svg:stroke-color="#c5000b" draw:marker-start-width="0.344cm" draw:marker-end-width="0.344cm" draw:fill="none" draw:textarea-vertical-align="middle" draw:auto-grow-height="false" fo:min-height="10.414cm" fo:min-width="0cm" fo:padding-top="0.151cm" fo:padding-bottom="0.151cm" fo:padding-left="0.276cm" fo:padding-right="0.276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16" style:family="graphic">
      <style:graphic-properties style:protect="size"/>
    </style:style>
    <style:style style:name="gr17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  <style:paragraph-properties style:writing-mode="lr-tb"/>
    </style:style>
    <style:style style:name="gr18" style:family="graphic" style:parent-style-name="Default_5f_1">
      <style:graphic-properties svg:stroke-width="0.051cm" svg:stroke-color="#b2b2b2" draw:marker-start-width="0.344cm" draw:marker-end-width="0.344cm" draw:fill="none" draw:textarea-vertical-align="middle" draw:auto-grow-height="false" fo:min-height="3.102cm" fo:min-width="0cm" fo:padding-top="0.151cm" fo:padding-bottom="0.151cm" fo:padding-left="0.276cm" fo:padding-right="0.276cm"/>
    </style:style>
    <style:style style:name="gr19" style:family="graphic" style:parent-style-name="standard">
      <style:graphic-properties svg:stroke-width="0.051cm" svg:stroke-color="#b2b2b2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20" style:family="graphic" style:parent-style-name="objectwithoutfill">
      <style:graphic-properties svg:stroke-width="0.051cm" svg:stroke-color="#b2b2b2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  <style:paragraph-properties style:writing-mode="lr-tb"/>
    </style:style>
    <style:style style:name="gr22" style:family="graphic" style:parent-style-name="Default_5f_1">
      <style:graphic-properties svg:stroke-width="0.051cm" svg:stroke-color="#b2b2b2" draw:marker-start-width="0.344cm" draw:marker-end-width="0.344cm" draw:fill="none" draw:textarea-vertical-align="middle" draw:auto-grow-height="false" fo:min-height="6.429cm" fo:min-width="0cm" fo:padding-top="0.151cm" fo:padding-bottom="0.151cm" fo:padding-left="0.276cm" fo:padding-right="0.276cm"/>
    </style:style>
    <style:style style:name="gr23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  <style:paragraph-properties style:writing-mode="lr-tb"/>
    </style:style>
    <style:style style:name="gr24" style:family="graphic" style:parent-style-name="Default_5f_1">
      <style:graphic-properties svg:stroke-width="0.051cm" svg:stroke-color="#b2b2b2" draw:marker-start-width="0.344cm" draw:marker-end-width="0.344cm" draw:fill="none" draw:textarea-vertical-align="middle" draw:auto-grow-height="false" fo:min-height="4.397cm" fo:min-width="0cm" fo:padding-top="0.151cm" fo:padding-bottom="0.151cm" fo:padding-left="0.276cm" fo:padding-right="0.276cm"/>
    </style:style>
    <style:style style:name="gr25" style:family="graphic" style:parent-style-name="Default_5f_1">
      <style:graphic-properties svg:stroke-width="0.051cm" svg:stroke-color="#b2b2b2" draw:marker-start-width="0.344cm" draw:marker-end-width="0.344cm" draw:fill="none" draw:textarea-vertical-align="middle" draw:auto-grow-height="false" fo:min-height="4.401cm" fo:min-width="0cm" fo:padding-top="0.151cm" fo:padding-bottom="0.151cm" fo:padding-left="0.276cm" fo:padding-right="0.276cm"/>
    </style:style>
    <style:style style:name="gr26" style:family="graphic" style:parent-style-name="Default_5f_1">
      <style:graphic-properties svg:stroke-width="0.051cm" svg:stroke-color="#c5000b" draw:marker-start-width="0.344cm" draw:marker-end-width="0.344cm" draw:fill="none" draw:textarea-vertical-align="middle" draw:auto-grow-height="false" fo:min-height="2.565cm" fo:min-width="0cm" fo:padding-top="0.151cm" fo:padding-bottom="0.151cm" fo:padding-left="0.276cm" fo:padding-right="0.276cm"/>
    </style:style>
    <style:style style:name="gr27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  <style:paragraph-properties style:writing-mode="lr-tb"/>
    </style:style>
    <style:style style:name="gr30" style:family="graphic" style:parent-style-name="Default_5f_1">
      <style:graphic-properties svg:stroke-width="0.051cm" svg:stroke-color="#c5000b" draw:marker-start-width="0.344cm" draw:marker-end-width="0.344cm" draw:fill="none" draw:textarea-vertical-align="middle" draw:auto-grow-height="false" fo:min-height="3.914cm" fo:min-width="0cm" fo:padding-top="0.151cm" fo:padding-bottom="0.151cm" fo:padding-left="0.276cm" fo:padding-right="0.276cm"/>
    </style:style>
    <style:style style:name="gr31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  <style:paragraph-properties style:writing-mode="lr-tb"/>
    </style:style>
    <style:style style:name="gr33" style:family="graphic" style:parent-style-name="Default_5f_1">
      <style:graphic-properties svg:stroke-width="0.051cm" svg:stroke-color="#b2b2b2" draw:marker-start-width="0.344cm" draw:marker-end-width="0.344cm" draw:fill="none" draw:textarea-vertical-align="middle" draw:auto-grow-height="false" fo:min-height="1.069cm" fo:min-width="0cm" fo:padding-top="0.151cm" fo:padding-bottom="0.151cm" fo:padding-left="0.276cm" fo:padding-right="0.276cm"/>
    </style:style>
    <style:style style:name="gr34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  <style:paragraph-properties style:writing-mode="lr-tb"/>
    </style:style>
    <style:style style:name="gr36" style:family="graphic" style:parent-style-name="Default_5f_1">
      <style:graphic-properties svg:stroke-width="0.051cm" svg:stroke-color="#c5000b" draw:marker-start-width="0.344cm" draw:marker-end-width="0.344cm" draw:fill="none" draw:textarea-vertical-align="middle" draw:auto-grow-height="false" fo:min-height="4.297cm" fo:min-width="0cm" fo:padding-top="0.151cm" fo:padding-bottom="0.151cm" fo:padding-left="0.276cm" fo:padding-right="0.276cm"/>
    </style:style>
    <style:style style:name="gr37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  <style:paragraph-properties style:writing-mode="lr-tb"/>
    </style:style>
    <style:style style:name="gr39" style:family="graphic" style:parent-style-name="Default_5f_1">
      <style:graphic-properties svg:stroke-width="0.051cm" svg:stroke-color="#b2b2b2" draw:marker-start-width="0.344cm" draw:marker-end-width="0.344cm" draw:fill="none" draw:textarea-vertical-align="middle" draw:auto-grow-height="false" fo:min-height="1.323cm" fo:min-width="0cm" fo:padding-top="0.151cm" fo:padding-bottom="0.151cm" fo:padding-left="0.276cm" fo:padding-right="0.276cm"/>
    </style:style>
    <style:style style:name="gr40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  <style:paragraph-properties style:writing-mode="lr-tb"/>
    </style:style>
    <style:style style:name="gr41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  <style:paragraph-properties style:writing-mode="lr-tb"/>
    </style:style>
    <style:style style:name="gr42" style:family="graphic" style:parent-style-name="Default_5f_1">
      <style:graphic-properties svg:stroke-width="0.051cm" svg:stroke-color="#c5000b" draw:marker-start-width="0.344cm" draw:marker-end-width="0.344cm" draw:fill="none" draw:textarea-vertical-align="middle" draw:auto-grow-height="false" fo:min-height="10.075cm" fo:min-width="0cm" fo:padding-top="0.151cm" fo:padding-bottom="0.151cm" fo:padding-left="0.276cm" fo:padding-right="0.276cm"/>
    </style:style>
    <style:style style:name="gr43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  <style:paragraph-properties style:writing-mode="lr-tb"/>
    </style:style>
    <style:style style:name="gr44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  <style:paragraph-properties style:writing-mode="lr-tb"/>
    </style:style>
    <style:style style:name="gr45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  <style:paragraph-properties style:writing-mode="lr-tb"/>
    </style:style>
    <style:style style:name="gr46" style:family="graphic" style:parent-style-name="Default_5f_1">
      <style:graphic-properties svg:stroke-width="0.051cm" svg:stroke-color="#b2b2b2" draw:marker-start-width="0.344cm" draw:marker-end-width="0.344cm" draw:fill="none" draw:textarea-vertical-align="middle" draw:auto-grow-height="false" fo:min-height="5.692cm" fo:min-width="0cm" fo:padding-top="0.151cm" fo:padding-bottom="0.151cm" fo:padding-left="0.276cm" fo:padding-right="0.276cm"/>
    </style:style>
    <style:style style:name="gr47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  <style:paragraph-properties style:writing-mode="lr-tb"/>
    </style:style>
    <style:style style:name="gr48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  <style:paragraph-properties style:writing-mode="lr-tb"/>
    </style:style>
    <style:style style:name="gr49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  <style:paragraph-properties style:writing-mode="lr-tb"/>
    </style:style>
    <style:style style:name="gr50" style:family="graphic" style:parent-style-name="Default_5f_1">
      <style:graphic-properties draw:stroke="none" draw:fill="none" fo:min-height="0.957cm"/>
      <style:paragraph-properties style:writing-mode="lr-tb"/>
    </style:style>
    <style:style style:name="gr51" style:family="graphic" style:parent-style-name="Default_5f_1">
      <style:graphic-properties svg:stroke-width="0.051cm" svg:stroke-color="#b2b2b2" draw:marker-start-width="0.344cm" draw:marker-end-width="0.344cm" draw:fill="none" draw:textarea-vertical-align="middle" draw:auto-grow-height="false" fo:min-height="10.942cm" fo:min-width="0cm" fo:padding-top="0.151cm" fo:padding-bottom="0.151cm" fo:padding-left="0.276cm" fo:padding-right="0.276cm"/>
    </style:style>
    <style:style style:name="gr52" style:family="graphic" style:parent-style-name="Default_5f_1">
      <style:graphic-properties svg:stroke-width="0.051cm" svg:stroke-color="#c5000b" draw:marker-start-width="0.344cm" draw:marker-end-width="0.344cm" draw:fill="none" draw:textarea-vertical-align="middle" draw:auto-grow-height="false" fo:min-height="10.894cm" fo:min-width="0cm" fo:padding-top="0.151cm" fo:padding-bottom="0.151cm" fo:padding-left="0.276cm" fo:padding-right="0.276cm"/>
    </style:style>
    <style:style style:name="gr53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  <style:paragraph-properties style:writing-mode="lr-tb"/>
    </style:style>
    <style:style style:name="gr54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  <style:paragraph-properties style:writing-mode="lr-tb"/>
    </style:style>
    <style:style style:name="gr55" style:family="graphic" style:parent-style-name="Default_5f_1">
      <style:graphic-properties svg:stroke-width="0.051cm" svg:stroke-color="#b2b2b2" draw:marker-start-width="0.344cm" draw:marker-end-width="0.344cm" draw:fill="none" draw:textarea-vertical-align="middle" draw:auto-grow-height="false" fo:min-height="3.073cm" fo:min-width="0cm" fo:padding-top="0.151cm" fo:padding-bottom="0.151cm" fo:padding-left="0.276cm" fo:padding-right="0.276cm"/>
    </style:style>
    <style:style style:name="gr56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  <style:paragraph-properties style:writing-mode="lr-tb"/>
    </style:style>
    <style:style style:name="gr57" style:family="graphic" style:parent-style-name="Default_5f_1">
      <style:graphic-properties svg:stroke-width="0.051cm" svg:stroke-color="#b2b2b2" draw:marker-start-width="0.344cm" draw:marker-end-width="0.344cm" draw:fill="none" draw:textarea-vertical-align="middle" draw:auto-grow-height="false" fo:min-height="6.785cm" fo:min-width="0cm" fo:padding-top="0.151cm" fo:padding-bottom="0.151cm" fo:padding-left="0.276cm" fo:padding-right="0.276cm"/>
    </style:style>
    <style:style style:name="gr58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  <style:paragraph-properties style:writing-mode="lr-tb"/>
    </style:style>
    <style:style style:name="gr59" style:family="graphic" style:parent-style-name="Default_5f_1">
      <style:graphic-properties svg:stroke-width="0.051cm" svg:stroke-color="#b2b2b2" draw:marker-start-width="0.344cm" draw:marker-end-width="0.344cm" draw:fill="none" draw:textarea-vertical-align="middle" draw:auto-grow-height="false" fo:min-height="4.295cm" fo:min-width="0cm" fo:padding-top="0.151cm" fo:padding-bottom="0.151cm" fo:padding-left="0.276cm" fo:padding-right="0.276cm"/>
    </style:style>
    <style:style style:name="gr60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  <style:paragraph-properties style:writing-mode="lr-tb"/>
    </style:style>
    <style:style style:name="gr61" style:family="graphic" style:parent-style-name="Default_5f_1">
      <style:graphic-properties svg:stroke-width="0.051cm" svg:stroke-color="#c5000b" draw:marker-start-width="0.344cm" draw:marker-end-width="0.344cm" draw:fill="none" draw:textarea-vertical-align="middle" draw:auto-grow-height="false" fo:min-height="8.343cm" fo:min-width="0cm" fo:padding-top="0.151cm" fo:padding-bottom="0.151cm" fo:padding-left="0.276cm" fo:padding-right="0.276cm"/>
    </style:style>
    <style:style style:name="gr62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  <style:paragraph-properties style:writing-mode="lr-tb"/>
    </style:style>
    <style:style style:name="gr63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0.943cm" fo:min-width="8.744cm" fo:padding-top="0.151cm" fo:padding-bottom="0.151cm" fo:padding-left="0.276cm" fo:padding-right="0.276cm"/>
      <style:paragraph-properties style:writing-mode="lr-tb"/>
    </style:style>
    <style:style style:name="gr64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  <style:paragraph-properties style:writing-mode="lr-tb"/>
    </style:style>
    <style:style style:name="gr65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  <style:paragraph-properties style:writing-mode="lr-tb"/>
    </style:style>
    <style:style style:name="gr66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0.943cm" fo:min-width="8.744cm" fo:padding-top="0.151cm" fo:padding-bottom="0.151cm" fo:padding-left="0.276cm" fo:padding-right="0.276cm"/>
      <style:paragraph-properties style:writing-mode="lr-tb"/>
    </style:style>
    <style:style style:name="gr67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  <style:paragraph-properties style:writing-mode="lr-tb"/>
    </style:style>
    <style:style style:name="gr68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color="#8392a4" loext:opacity="100%" style:font-name="Liberation Mono1" fo:font-size="20pt" style:font-size-asian="20pt" style:font-size-complex="20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style:writing-mode="lr-tb"/>
      <style:text-properties fo:color="#c59ea0" loext:opacity="100%" style:font-name="Liberation Mono1" fo:font-size="20pt" style:font-size-asian="20pt" style:font-size-complex="20pt"/>
    </style:style>
    <style:style style:name="P6" style:family="paragraph">
      <loext:graphic-properties draw:fill="none"/>
      <style:paragraph-properties style:writing-mode="lr-tb"/>
      <style:text-properties fo:color="#dddddd" loext:opacity="100%" style:font-name="DejaVu Sans" fo:font-size="20pt" style:font-size-asian="20pt" style:font-size-complex="20pt"/>
    </style:style>
    <style:style style:name="P7" style:family="paragraph">
      <style:paragraph-properties fo:text-align="end"/>
    </style:style>
    <style:style style:name="P8" style:family="paragraph">
      <loext:graphic-properties draw:fill="none"/>
      <style:paragraph-properties fo:text-align="end" style:writing-mode="lr-tb"/>
      <style:text-properties fo:color="#dddddd" loext:opacity="100%" style:font-name="DejaVu Sans" fo:font-size="20pt" style:font-size-asian="20pt" style:font-size-complex="20pt"/>
    </style:style>
    <style:style style:name="P9" style:family="paragraph">
      <loext:graphic-properties draw:fill="none" draw:fill-color="#ffffff"/>
      <style:paragraph-properties style:writing-mode="lr-tb"/>
      <style:text-properties fo:color="#3465a4" loext:opacity="100%" fo:font-size="10pt" style:font-size-asian="10pt" style:font-size-complex="10pt"/>
    </style:style>
    <style:style style:name="P10" style:family="paragraph">
      <loext:graphic-properties draw:fill="none"/>
      <style:paragraph-properties style:writing-mode="lr-tb"/>
      <style:text-properties style:font-name="Liberation Mono1" fo:font-size="10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fo:color="#b2b2b2" loext:opacity="100%" fo:font-size="10pt" style:font-size-asian="10pt" style:font-size-complex="10pt"/>
    </style:style>
    <style:style style:name="P12" style:family="paragraph">
      <loext:graphic-properties draw:fill="none"/>
      <style:paragraph-properties style:writing-mode="lr-tb"/>
      <style:text-properties style:font-name="Liberation Mono1" fo:font-size="12pt" style:font-size-asian="12pt" style:font-size-complex="12pt"/>
    </style:style>
    <style:style style:name="P13" style:family="paragraph">
      <loext:graphic-properties draw:fill="none"/>
      <style:paragraph-properties style:writing-mode="lr-tb"/>
      <style:text-properties style:font-name="DejaVu Sans" fo:font-size="10pt" style:font-size-asian="10pt" style:font-size-complex="10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c5000b" loext:opacity="100%"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style:paragraph-properties fo:text-align="center" style:writing-mode="lr-tb"/>
      <style:text-properties fo:color="#b2b2b2" loext:opacity="100%" fo:font-size="7pt" style:font-size-asian="7pt" style:font-size-complex="7pt"/>
    </style:style>
    <style:style style:name="P18" style:family="paragraph">
      <loext:graphic-properties draw:fill="none"/>
      <style:paragraph-properties fo:text-align="center" style:writing-mode="lr-tb"/>
      <style:text-properties fo:color="#b2b2b2" loext:opacity="100%" fo:font-size="7pt" style:font-size-asian="7pt" style:font-size-complex="7pt"/>
    </style:style>
    <style:style style:name="P19" style:family="paragraph">
      <loext:graphic-properties draw:fill="none"/>
      <style:paragraph-properties style:writing-mode="lr-tb"/>
      <style:text-properties style:font-name="Liberation Mono1" fo:font-size="8.30000019073486pt" style:font-size-asian="8.30000019073486pt" style:font-size-complex="8.30000019073486pt"/>
    </style:style>
    <style:style style:name="T1" style:family="text">
      <style:text-properties fo:color="#8392a4" loext:opacity="100%" style:font-name="Liberation Mono1" fo:font-size="20pt" style:font-size-asian="20pt" style:font-size-complex="20pt"/>
    </style:style>
    <style:style style:name="T2" style:family="text">
      <style:text-properties style:font-name="Liberation Sans2" fo:font-size="10pt" style:font-size-asian="10pt" style:font-size-complex="10pt"/>
    </style:style>
    <style:style style:name="T3" style:family="text">
      <style:text-properties style:font-name="Liberation Mono1" fo:font-size="8pt" style:font-size-asian="8pt" style:font-size-complex="8pt"/>
    </style:style>
    <style:style style:name="T4" style:family="text">
      <style:text-properties style:font-name="Liberation Mono1" fo:font-size="8.30000019073486pt" style:font-size-asian="8.30000019073486pt" style:font-size-complex="8.30000019073486pt"/>
    </style:style>
    <style:style style:name="T5" style:family="text">
      <style:text-properties fo:color="#c59ea0" loext:opacity="100%" style:font-name="Liberation Mono1" fo:font-size="20pt" style:font-size-asian="20pt" style:font-size-complex="20pt"/>
    </style:style>
    <style:style style:name="T6" style:family="text">
      <style:text-properties fo:color="#dddddd" loext:opacity="100%" style:font-name="DejaVu Sans" fo:font-size="20pt" style:font-size-asian="20pt" style:font-size-complex="20pt"/>
    </style:style>
    <style:style style:name="T7" style:family="text">
      <style:text-properties fo:color="#3465a4" loext:opacity="100%" fo:font-size="10pt" style:font-size-asian="10pt" style:font-size-complex="10pt"/>
    </style:style>
    <style:style style:name="T8" style:family="text">
      <style:text-properties style:font-name="Liberation Mono1" fo:font-size="12pt" style:font-size-asian="12pt" style:font-size-complex="12pt"/>
    </style:style>
    <style:style style:name="T9" style:family="text">
      <style:text-properties fo:color="#b2b2b2" loext:opacity="100%" fo:font-size="10pt" style:font-size-asian="10pt" style:font-size-complex="10pt"/>
    </style:style>
    <style:style style:name="T10" style:family="text">
      <style:text-properties style:font-name="DejaVu Sans" fo:font-size="10pt" style:font-size-asian="10pt" style:font-size-complex="10pt"/>
    </style:style>
    <style:style style:name="T11" style:family="text">
      <style:text-properties fo:color="#c5000b" loext:opacity="100%" fo:font-size="10pt" style:font-size-asian="10pt" style:font-size-complex="10pt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DejaVu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8.30000019073486pt" fo:font-style="normal" fo:text-shadow="none" style:text-underline-style="none" fo:font-weight="normal" style:letter-kerning="true" style:font-name-asian="DejaVu Sans1" style:font-size-asian="8.30000019073486pt" style:font-style-asian="normal" style:font-weight-asian="normal" style:font-name-complex="DejaVu Sans1" style:font-size-complex="8.3000001907348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DejaVu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8392a4" loext:opacity="100%" style:font-name="Liberation Mono1" fo:font-size="10pt" style:font-size-asian="10pt" style:font-size-complex="10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DejaVu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iberation Mono1" fo:font-size="10pt" style:font-size-asian="10pt" style:font-size-complex="10pt"/>
    </style:style>
    <style:style style:name="T19" style:family="text">
      <style:text-properties fo:color="#c59ea0" loext:opacity="100%" style:font-name="Liberation Mono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9.935cm" svg:height="0.834cm" svg:x="7.186cm" svg:y="0.722cm">
          <draw:image xlink:href="Pictures/10000201000003060000004183472294A75245F1.png" xlink:type="simple" xlink:show="embed" xlink:actuate="onLoad" draw:mime-type="image/png">
            <text:p/>
          </draw:image>
        </draw:frame>
        <draw:frame draw:style-name="gr2" draw:text-style-name="P2" draw:layer="layout" svg:width="5cm" svg:height="1.094cm" draw:transform="rotate (1.5707963267949) translate (2.686cm 6.674cm)">
          <draw:text-box>
            <text:p><text:span text:style-name="T1">resolve()</text:span></text:p>
          </draw:text-box>
        </draw:frame>
        <draw:line draw:style-name="gr3" draw:text-style-name="P1" draw:layer="layout" svg:x1="12.08cm" svg:y1="1.634cm" svg:x2="12.08cm" svg:y2="5.142cm">
          <text:p/>
        </draw:line>
        <draw:custom-shape draw:style-name="gr4" draw:text-style-name="P1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1.938cm" svg:height="5.653cm" svg:x="14.646cm" svg:y="2.605cm">
          <text:p text:style-name="P3"><text:span text:style-name="T2">DID Document</text:span></text:p>
          <text:p text:style-name="P3"><text:span text:style-name="T3"/></text:p>
          <text:p text:style-name="P3"><text:span text:style-name="T4">{</text:span></text:p>
          <text:p text:style-name="P3"><text:span text:style-name="T4"><text:s text:c="2"/></text:span><text:span text:style-name="T4">"@context": "https://w3id.org/did/v1",</text:span></text:p>
          <text:p text:style-name="P3"><text:span text:style-name="T4"><text:s text:c="2"/></text:span><text:span text:style-name="T4">"id": "did:xyz:1234",</text:span></text:p>
          <text:p text:style-name="P3"><text:span text:style-name="T4"><text:s text:c="2"/></text:span><text:span text:style-name="T4">"publicKey": [{</text:span></text:p>
          <text:p text:style-name="P3"><text:span text:style-name="T4"><text:s text:c="4"/></text:span><text:span text:style-name="T4">"id": "did:xyz:1234#keys-1",</text:span></text:p>
          <text:p text:style-name="P3"><text:span text:style-name="T4"><text:s text:c="4"/></text:span><text:span text:style-name="T4">"type": "RsaVerificationKey2018",</text:span></text:p>
          <text:p text:style-name="P3"><text:span text:style-name="T4"><text:s text:c="4"/></text:span><text:span text:style-name="T4">"publicKeyPem": "-----BEGIN PUB...0101010..END PUB -----\r\n"</text:span></text:p>
          <text:p text:style-name="P3"><text:span text:style-name="T4"><text:s text:c="2"/></text:span><text:span text:style-name="T4">}],</text:span></text:p>
          <text:p text:style-name="P3"><text:span text:style-name="T4"><text:s text:c="2"/></text:span><text:span text:style-name="T4">"service": [{</text:span></text:p>
          <text:p text:style-name="P3"><text:span text:style-name="T4"><text:s text:c="4"/></text:span><text:span text:style-name="T4">"id": "did:xyz:1234#agent",</text:span></text:p>
          <text:p text:style-name="P3"><text:span text:style-name="T4"><text:s text:c="4"/></text:span><text:span text:style-name="T4">"type": "ExampleService",</text:span></text:p>
          <text:p text:style-name="P3"><text:span text:style-name="T4"><text:s text:c="4"/></text:span><text:span text:style-name="T4">"serviceEndpoint": "https://example.com/myagent"</text:span></text:p>
          <text:p text:style-name="P3"><text:span text:style-name="T4"><text:s text:c="2"/></text:span><text:span text:style-name="T4">}]</text:span></text:p>
          <text:p text:style-name="P3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496cm" svg:height="1.094cm" draw:transform="rotate (1.5707963267949) translate (1.192cm 8.398cm)">
          <draw:text-box>
            <text:p><text:span text:style-name="T5">dereference()</text:span></text:p>
          </draw:text-box>
        </draw:frame>
        <draw:frame draw:style-name="gr2" draw:text-style-name="P6" draw:layer="layout" svg:width="6.496cm" svg:height="1.094cm" svg:x="1.191cm" svg:y="13.703cm">
          <draw:text-box>
            <text:p><text:span text:style-name="T6">INPUT</text:span></text:p>
          </draw:text-box>
        </draw:frame>
        <draw:frame draw:style-name="gr2" draw:text-style-name="P8" draw:layer="layout" svg:width="6.496cm" svg:height="1.094cm" svg:x="20.229cm" svg:y="13.703cm">
          <draw:text-box>
            <text:p text:style-name="P7"><text:span text:style-name="T6">RESULT</text:span></text:p>
          </draw:text-box>
        </draw:frame>
        <draw:line draw:style-name="gr7" draw:text-style-name="P1" draw:layer="layout" svg:x1="14cm" svg:y1="9.906cm" svg:x2="14cm" svg:y2="15.078cm">
          <text:p/>
        </draw:line>
        <draw:custom-shape draw:style-name="gr8" draw:text-style-name="P1" draw:layer="layout" svg:width="0.394cm" svg:height="3.024cm" draw:transform="rotate (1.5707963267949) translate (1.65cm 12.1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2.61cm" svg:y="12.163cm">
          <draw:text-box>
            <text:p><text:span text:style-name="T7">DID</text:span></text:p>
          </draw:text-box>
        </draw:frame>
        <draw:custom-shape draw:style-name="gr8" draw:text-style-name="P1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6.572cm" svg:y="6.283cm">
          <draw:text-box>
            <text:p><text:span text:style-name="T7">DID</text:span></text:p>
          </draw:text-box>
        </draw:frame>
        <draw:line draw:style-name="gr10" draw:text-style-name="P1" draw:layer="layout" svg:x1="9.682cm" svg:y1="5.448cm" svg:x2="14.478cm" svg:y2="5.448cm">
          <text:p/>
        </draw:line>
        <draw:frame draw:style-name="gr11" draw:text-style-name="P10" draw:layer="layout" svg:width="12.96cm" svg:height="0.949cm" svg:x="14.386cm" svg:y="10.523cm">
          <draw:text-box>
            <text:p><text:span text:style-name="T8">https://example.com/myagent/profile?query#frag</text:span></text:p>
          </draw:text-box>
        </draw:frame>
        <draw:custom-shape draw:style-name="gr12" draw:text-style-name="P1" draw:layer="layout" svg:width="0.406cm" svg:height="11.608cm" draw:transform="rotate (1.5707963267949) translate (14.651cm 11.66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1" draw:layer="layout" svg:width="3.855cm" svg:height="0.962cm" svg:x="18.473cm" svg:y="11.65cm">
          <draw:text-box>
            <text:p><text:span text:style-name="T9">Service Endpoint URI</text:span></text:p>
          </draw:text-box>
        </draw:frame>
        <draw:line draw:style-name="gr3" draw:text-style-name="P1" draw:layer="layout" svg:x1="13.08cm" svg:y1="1.634cm" svg:x2="13.08cm" svg:y2="5.142cm">
          <text:p/>
        </draw:line>
        <draw:line draw:style-name="gr3" draw:text-style-name="P1" draw:layer="layout" svg:x1="11.08cm" svg:y1="1.634cm" svg:x2="11.08cm" svg:y2="5.142cm">
          <text:p/>
        </draw:line>
        <draw:frame draw:style-name="gr11" draw:text-style-name="P12" draw:layer="layout" svg:width="12.96cm" svg:height="0.949cm" svg:x="5.386cm" svg:y="5.142cm">
          <draw:text-box>
            <text:p><text:span text:style-name="T8">did:xyz:1234</text:span></text:p>
          </draw:text-box>
        </draw:frame>
        <draw:line draw:style-name="gr10" draw:text-style-name="P1" draw:layer="layout" svg:x1="13.462cm" svg:y1="10.828cm" svg:x2="14.453cm" svg:y2="10.828cm">
          <text:p/>
        </draw:line>
        <draw:frame draw:style-name="gr11" draw:text-style-name="P13" draw:layer="layout" svg:width="12.96cm" svg:height="0.949cm" svg:x="1.175cm" svg:y="0.786cm">
          <draw:text-box>
            <text:p><text:span text:style-name="T10">Decentralized Identifier Registry</text:span></text:p>
          </draw:text-box>
        </draw:frame>
        <draw:custom-shape draw:style-name="gr14" draw:text-style-name="P1" draw:layer="layout" svg:width="0.406cm" svg:height="11.304cm" draw:transform="rotate (1.5707963267949) translate (1.65cm 13.16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5" draw:layer="layout" svg:width="1.907cm" svg:height="0.962cm" svg:x="6.349cm" svg:y="13.188cm">
          <draw:text-box>
            <text:p text:style-name="P14"><text:span text:style-name="T11">DID URL</text:span></text:p>
          </draw:text-box>
        </draw:frame>
        <draw:frame draw:style-name="gr11" draw:text-style-name="P10" draw:layer="layout" svg:width="12.96cm" svg:height="1.207cm" svg:x="1.386cm" svg:y="10.525cm">
          <draw:text-box>
            <text:p><text:span text:style-name="T8">did:xyz:1234?service=agent&amp;relative-ref=</text:span><text:span text:style-name="T8"><text:line-break/></text:span><text:span text:style-name="T8"> <text:s text:c="21"/>%2Fprofile%3Fquery#frag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9.935cm" svg:height="0.834cm" svg:x="7.186cm" svg:y="0.722cm">
          <draw:image xlink:href="Pictures/10000201000003060000004183472294A75245F1.png" xlink:type="simple" xlink:show="embed" xlink:actuate="onLoad" draw:mime-type="image/png">
            <text:p/>
          </draw:image>
        </draw:frame>
        <draw:frame draw:style-name="gr2" draw:text-style-name="P2" draw:layer="layout" svg:width="5cm" svg:height="1.094cm" draw:transform="rotate (1.5707963267949) translate (2.686cm 6.674cm)">
          <draw:text-box>
            <text:p><text:span text:style-name="T1">resolve()</text:span></text:p>
          </draw:text-box>
        </draw:frame>
        <draw:line draw:style-name="gr3" draw:text-style-name="P1" draw:layer="layout" svg:x1="12.08cm" svg:y1="1.634cm" svg:x2="12.08cm" svg:y2="5.142cm">
          <text:p/>
        </draw:line>
        <draw:custom-shape draw:style-name="gr4" draw:text-style-name="P1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1.938cm" svg:height="5.653cm" svg:x="14.646cm" svg:y="2.605cm">
          <text:p text:style-name="P3"><text:span text:style-name="T2">DID Document</text:span></text:p>
          <text:p text:style-name="P3"><text:span text:style-name="T3"/></text:p>
          <text:p text:style-name="P3"><text:span text:style-name="T4">{</text:span></text:p>
          <text:p text:style-name="P3"><text:span text:style-name="T4"><text:s text:c="2"/></text:span><text:span text:style-name="T4">"@context": "https://w3id.org/did/v1",</text:span></text:p>
          <text:p text:style-name="P3"><text:span text:style-name="T4"><text:s text:c="2"/></text:span><text:span text:style-name="T4">"id": "did:xyz:1234",</text:span></text:p>
          <text:p text:style-name="P3"><text:span text:style-name="T4"><text:s text:c="2"/></text:span><text:span text:style-name="T4">"publicKey": [{</text:span></text:p>
          <text:p text:style-name="P3"><text:span text:style-name="T4"><text:s text:c="4"/></text:span><text:span text:style-name="T4">"id": "did:xyz:1234#keys-1",</text:span></text:p>
          <text:p text:style-name="P3"><text:span text:style-name="T4"><text:s text:c="4"/></text:span><text:span text:style-name="T4">"type": "RsaVerificationKey2018",</text:span></text:p>
          <text:p text:style-name="P3"><text:span text:style-name="T4"><text:s text:c="4"/></text:span><text:span text:style-name="T4">"publicKeyPem": "-----BEGIN PUB...0101010..END PUB -----\r\n"</text:span></text:p>
          <text:p text:style-name="P3"><text:span text:style-name="T4"><text:s text:c="2"/></text:span><text:span text:style-name="T4">}],</text:span></text:p>
          <text:p text:style-name="P3"><text:span text:style-name="T4"><text:s text:c="2"/></text:span><text:span text:style-name="T4">"service": [{</text:span></text:p>
          <text:p text:style-name="P3"><text:span text:style-name="T4"><text:s text:c="4"/></text:span><text:span text:style-name="T4">"id": "did:xyz:1234#agent",</text:span></text:p>
          <text:p text:style-name="P3"><text:span text:style-name="T4"><text:s text:c="4"/></text:span><text:span text:style-name="T4">"type": "ExampleService",</text:span></text:p>
          <text:p text:style-name="P3"><text:span text:style-name="T4"><text:s text:c="4"/></text:span><text:span text:style-name="T4">"serviceEndpoint": "https://example.com/myagent"</text:span></text:p>
          <text:p text:style-name="P3"><text:span text:style-name="T4"><text:s text:c="2"/></text:span><text:span text:style-name="T4">}]</text:span></text:p>
          <text:p text:style-name="P3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496cm" svg:height="1.094cm" draw:transform="rotate (1.5707963267949) translate (1.192cm 8.398cm)">
          <draw:text-box>
            <text:p><text:span text:style-name="T5">dereference()</text:span></text:p>
          </draw:text-box>
        </draw:frame>
        <draw:frame draw:style-name="gr2" draw:text-style-name="P6" draw:layer="layout" svg:width="6.496cm" svg:height="1.094cm" svg:x="1.191cm" svg:y="13.703cm">
          <draw:text-box>
            <text:p><text:span text:style-name="T6">INPUT</text:span></text:p>
          </draw:text-box>
        </draw:frame>
        <draw:frame draw:style-name="gr2" draw:text-style-name="P8" draw:layer="layout" svg:width="6.496cm" svg:height="1.094cm" svg:x="20.229cm" svg:y="13.703cm">
          <draw:text-box>
            <text:p text:style-name="P7"><text:span text:style-name="T6">RESULT</text:span></text:p>
          </draw:text-box>
        </draw:frame>
        <draw:line draw:style-name="gr7" draw:text-style-name="P1" draw:layer="layout" svg:x1="14cm" svg:y1="9.906cm" svg:x2="14cm" svg:y2="15.078cm">
          <text:p/>
        </draw:line>
        <draw:custom-shape draw:style-name="gr8" draw:text-style-name="P1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6.572cm" svg:y="6.283cm">
          <draw:text-box>
            <text:p><text:span text:style-name="T7">DID</text:span></text:p>
          </draw:text-box>
        </draw:frame>
        <draw:line draw:style-name="gr10" draw:text-style-name="P1" draw:layer="layout" svg:x1="9.682cm" svg:y1="5.448cm" svg:x2="14.478cm" svg:y2="5.448cm">
          <text:p/>
        </draw:line>
        <draw:frame draw:style-name="gr11" draw:text-style-name="P10" draw:layer="layout" svg:width="12.96cm" svg:height="0.949cm" svg:x="14.386cm" svg:y="10.523cm">
          <draw:text-box>
            <text:p><text:span text:style-name="T8">https://example.com/myagent/profile?query#frag</text:span></text:p>
          </draw:text-box>
        </draw:frame>
        <draw:custom-shape draw:style-name="gr12" draw:text-style-name="P1" draw:layer="layout" svg:width="0.406cm" svg:height="11.608cm" draw:transform="rotate (1.5707963267949) translate (14.651cm 11.66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1" draw:layer="layout" svg:width="3.855cm" svg:height="0.962cm" svg:x="18.473cm" svg:y="11.65cm">
          <draw:text-box>
            <text:p><text:span text:style-name="T9">Service Endpoint URI</text:span></text:p>
          </draw:text-box>
        </draw:frame>
        <draw:line draw:style-name="gr3" draw:text-style-name="P1" draw:layer="layout" svg:x1="13.08cm" svg:y1="1.634cm" svg:x2="13.08cm" svg:y2="5.142cm">
          <text:p/>
        </draw:line>
        <draw:line draw:style-name="gr3" draw:text-style-name="P1" draw:layer="layout" svg:x1="11.08cm" svg:y1="1.634cm" svg:x2="11.08cm" svg:y2="5.142cm">
          <text:p/>
        </draw:line>
        <draw:frame draw:style-name="gr11" draw:text-style-name="P12" draw:layer="layout" svg:width="12.96cm" svg:height="0.949cm" svg:x="5.386cm" svg:y="5.142cm">
          <draw:text-box>
            <text:p><text:span text:style-name="T8">did:xyz:1234</text:span></text:p>
          </draw:text-box>
        </draw:frame>
        <draw:line draw:style-name="gr10" draw:text-style-name="P1" draw:layer="layout" svg:x1="13.462cm" svg:y1="10.828cm" svg:x2="14.453cm" svg:y2="10.828cm">
          <text:p/>
        </draw:line>
        <draw:custom-shape draw:style-name="gr18" draw:text-style-name="P1" draw:layer="layout" svg:width="0.406cm" svg:height="3.404cm" draw:transform="rotate (1.5707963267949) translate (4.724cm 10.366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6.223cm" svg:y="9.298cm">
          <text:p text:style-name="P1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406cm" svg:height="0.406cm" svg:x="19.229cm" svg:y="5.817cm">
          <text:p text:style-name="P1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962cm" svg:y1="6.35cm" svg:x2="19.902cm" svg:y2="6.35cm">
          <text:p/>
        </draw:line>
        <draw:frame draw:style-name="gr11" draw:text-style-name="P13" draw:layer="layout" svg:width="12.96cm" svg:height="0.949cm" svg:x="1.175cm" svg:y="0.786cm">
          <draw:text-box>
            <text:p><text:span text:style-name="T10">Decentralized Identifier Registry</text:span></text:p>
          </draw:text-box>
        </draw:frame>
        <draw:custom-shape draw:style-name="gr8" draw:text-style-name="P1" draw:layer="layout" svg:width="0.394cm" svg:height="3.024cm" draw:transform="rotate (1.5707963267949) translate (1.65cm 12.16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2.61cm" svg:y="12.164cm">
          <draw:text-box>
            <text:p><text:span text:style-name="T7">DID</text:span></text:p>
          </draw:text-box>
        </draw:frame>
        <draw:custom-shape draw:style-name="gr14" draw:text-style-name="P1" draw:layer="layout" svg:width="0.406cm" svg:height="11.304cm" draw:transform="rotate (1.5707963267949) translate (1.65cm 13.16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5" draw:layer="layout" svg:width="1.907cm" svg:height="0.962cm" svg:x="6.349cm" svg:y="13.189cm">
          <draw:text-box>
            <text:p text:style-name="P14"><text:span text:style-name="T11">DID URL</text:span></text:p>
          </draw:text-box>
        </draw:frame>
        <draw:frame draw:style-name="gr11" draw:text-style-name="P10" draw:layer="layout" svg:width="12.96cm" svg:height="1.207cm" svg:x="1.386cm" svg:y="10.525cm">
          <draw:text-box>
            <text:p><text:span text:style-name="T8">did:xyz:1234?service=agent&amp;relative-ref=</text:span><text:span text:style-name="T8"><text:line-break/></text:span><text:span text:style-name="T8"> <text:s text:c="21"/>%2Fprofile%3Fquery#frag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9.935cm" svg:height="0.834cm" svg:x="7.186cm" svg:y="0.722cm">
          <draw:image xlink:href="Pictures/10000201000003060000004183472294A75245F1.png" xlink:type="simple" xlink:show="embed" xlink:actuate="onLoad" draw:mime-type="image/png">
            <text:p/>
          </draw:image>
        </draw:frame>
        <draw:frame draw:style-name="gr2" draw:text-style-name="P2" draw:layer="layout" svg:width="5cm" svg:height="1.094cm" draw:transform="rotate (1.5707963267949) translate (2.686cm 6.674cm)">
          <draw:text-box>
            <text:p><text:span text:style-name="T1">resolve()</text:span></text:p>
          </draw:text-box>
        </draw:frame>
        <draw:line draw:style-name="gr3" draw:text-style-name="P1" draw:layer="layout" svg:x1="12.08cm" svg:y1="1.634cm" svg:x2="12.08cm" svg:y2="5.142cm">
          <text:p/>
        </draw:line>
        <draw:custom-shape draw:style-name="gr4" draw:text-style-name="P1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11.938cm" svg:height="5.653cm" svg:x="14.646cm" svg:y="2.605cm">
          <text:p text:style-name="P3"><text:span text:style-name="T2">DID Document</text:span></text:p>
          <text:p text:style-name="P3"><text:span text:style-name="T3"/></text:p>
          <text:p text:style-name="P3"><text:span text:style-name="T4">{</text:span></text:p>
          <text:p text:style-name="P3"><text:span text:style-name="T4"><text:s text:c="2"/></text:span><text:span text:style-name="T4">"@context": "https://w3id.org/did/v1",</text:span></text:p>
          <text:p text:style-name="P3"><text:span text:style-name="T4"><text:s text:c="2"/></text:span><text:span text:style-name="T4">"id": "did:xyz:1234",</text:span></text:p>
          <text:p text:style-name="P3"><text:span text:style-name="T4"><text:s text:c="2"/></text:span><text:span text:style-name="T4">"publicKey": [{</text:span></text:p>
          <text:p text:style-name="P3"><text:span text:style-name="T4"><text:s text:c="4"/></text:span><text:span text:style-name="T4">"id": "did:xyz:1234#keys-1",</text:span></text:p>
          <text:p text:style-name="P3"><text:span text:style-name="T4"><text:s text:c="4"/></text:span><text:span text:style-name="T4">"type": "RsaVerificationKey2018",</text:span></text:p>
          <text:p text:style-name="P3"><text:span text:style-name="T4"><text:s text:c="4"/></text:span><text:span text:style-name="T4">"publicKeyPem": "-----BEGIN PUB...0101010..END PUB -----\r\n"</text:span></text:p>
          <text:p text:style-name="P3"><text:span text:style-name="T4"><text:s text:c="2"/></text:span><text:span text:style-name="T4">}],</text:span></text:p>
          <text:p text:style-name="P3"><text:span text:style-name="T4"><text:s text:c="2"/></text:span><text:span text:style-name="T4">"service": [{</text:span></text:p>
          <text:p text:style-name="P3"><text:span text:style-name="T4"><text:s text:c="4"/></text:span><text:span text:style-name="T4">"id": "did:xyz:1234#agent",</text:span></text:p>
          <text:p text:style-name="P3"><text:span text:style-name="T4"><text:s text:c="4"/></text:span><text:span text:style-name="T4">"type": "ExampleService",</text:span></text:p>
          <text:p text:style-name="P3"><text:span text:style-name="T4"><text:s text:c="4"/></text:span><text:span text:style-name="T4">"serviceEndpoint": "https://example.com/myagent"</text:span></text:p>
          <text:p text:style-name="P3"><text:span text:style-name="T4"><text:s text:c="2"/></text:span><text:span text:style-name="T4">}]</text:span></text:p>
          <text:p text:style-name="P3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496cm" svg:height="1.094cm" draw:transform="rotate (1.5707963267949) translate (1.192cm 8.398cm)">
          <draw:text-box>
            <text:p><text:span text:style-name="T5">dereference()</text:span></text:p>
          </draw:text-box>
        </draw:frame>
        <draw:frame draw:style-name="gr2" draw:text-style-name="P6" draw:layer="layout" svg:width="6.496cm" svg:height="1.094cm" svg:x="1.191cm" svg:y="13.703cm">
          <draw:text-box>
            <text:p><text:span text:style-name="T6">INPUT</text:span></text:p>
          </draw:text-box>
        </draw:frame>
        <draw:frame draw:style-name="gr2" draw:text-style-name="P8" draw:layer="layout" svg:width="6.496cm" svg:height="1.094cm" svg:x="20.229cm" svg:y="13.703cm">
          <draw:text-box>
            <text:p text:style-name="P7"><text:span text:style-name="T6">RESULT</text:span></text:p>
          </draw:text-box>
        </draw:frame>
        <draw:line draw:style-name="gr7" draw:text-style-name="P1" draw:layer="layout" svg:x1="14cm" svg:y1="9.906cm" svg:x2="14cm" svg:y2="15.078cm">
          <text:p/>
        </draw:line>
        <draw:custom-shape draw:style-name="gr8" draw:text-style-name="P1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6.572cm" svg:y="6.283cm">
          <draw:text-box>
            <text:p><text:span text:style-name="T7">DID</text:span></text:p>
          </draw:text-box>
        </draw:frame>
        <draw:line draw:style-name="gr10" draw:text-style-name="P1" draw:layer="layout" svg:x1="9.682cm" svg:y1="5.448cm" svg:x2="14.478cm" svg:y2="5.448cm">
          <text:p/>
        </draw:line>
        <draw:frame draw:style-name="gr11" draw:text-style-name="P10" draw:layer="layout" svg:width="12.96cm" svg:height="0.949cm" svg:x="14.386cm" svg:y="10.523cm">
          <draw:text-box>
            <text:p><text:span text:style-name="T8">https://example.com/myagent/profile?query#frag</text:span></text:p>
          </draw:text-box>
        </draw:frame>
        <draw:custom-shape draw:style-name="gr12" draw:text-style-name="P1" draw:layer="layout" svg:width="0.406cm" svg:height="11.608cm" draw:transform="rotate (1.5707963267949) translate (14.651cm 11.66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1" draw:layer="layout" svg:width="3.855cm" svg:height="0.962cm" svg:x="18.473cm" svg:y="11.65cm">
          <draw:text-box>
            <text:p><text:span text:style-name="T9">Service Endpoint URI</text:span></text:p>
          </draw:text-box>
        </draw:frame>
        <draw:line draw:style-name="gr3" draw:text-style-name="P1" draw:layer="layout" svg:x1="13.08cm" svg:y1="1.634cm" svg:x2="13.08cm" svg:y2="5.142cm">
          <text:p/>
        </draw:line>
        <draw:line draw:style-name="gr3" draw:text-style-name="P1" draw:layer="layout" svg:x1="11.08cm" svg:y1="1.634cm" svg:x2="11.08cm" svg:y2="5.142cm">
          <text:p/>
        </draw:line>
        <draw:frame draw:style-name="gr11" draw:text-style-name="P12" draw:layer="layout" svg:width="12.96cm" svg:height="0.949cm" svg:x="5.386cm" svg:y="5.142cm">
          <draw:text-box>
            <text:p><text:span text:style-name="T8">did:xyz:1234</text:span></text:p>
          </draw:text-box>
        </draw:frame>
        <draw:line draw:style-name="gr10" draw:text-style-name="P1" draw:layer="layout" svg:x1="13.462cm" svg:y1="10.828cm" svg:x2="14.453cm" svg:y2="10.828cm">
          <text:p/>
        </draw:line>
        <draw:custom-shape draw:style-name="gr22" draw:text-style-name="P1" draw:layer="layout" svg:width="0.406cm" svg:height="6.731cm" draw:transform="rotate (1.5707963267949) translate (14.651cm 10.362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0" draw:text-style-name="P1" draw:layer="layout" svg:x1="19.076cm" svg:y1="7.465cm" svg:x2="23.775cm" svg:y2="7.465cm">
          <text:p/>
        </draw:line>
        <draw:custom-shape draw:style-name="gr19" draw:text-style-name="P18" draw:layer="layout" svg:width="0.406cm" svg:height="0.406cm" svg:x="21.222cm" svg:y="7.598cm">
          <text:p text:style-name="P1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406cm" svg:height="0.406cm" svg:x="17.813cm" svg:y="9.298cm">
          <text:p text:style-name="P1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06cm" svg:height="3.404cm" draw:transform="rotate (1.5707963267949) translate (4.725cm 10.36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6.224cm" svg:y="9.299cm">
          <text:p text:style-name="P1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12.96cm" svg:height="0.949cm" svg:x="1.175cm" svg:y="0.786cm">
          <draw:text-box>
            <text:p><text:span text:style-name="T10">Decentralized Identifier Registry</text:span></text:p>
          </draw:text-box>
        </draw:frame>
        <draw:custom-shape draw:style-name="gr19" draw:text-style-name="P18" draw:layer="layout" svg:width="0.406cm" svg:height="0.406cm" svg:x="19.229cm" svg:y="5.818cm">
          <text:p text:style-name="P1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962cm" svg:y1="6.351cm" svg:x2="19.902cm" svg:y2="6.351cm">
          <text:p/>
        </draw:line>
        <draw:custom-shape draw:style-name="gr8" draw:text-style-name="P1" draw:layer="layout" svg:width="0.394cm" svg:height="3.024cm" draw:transform="rotate (1.5707963267949) translate (1.65cm 12.16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2.61cm" svg:y="12.164cm">
          <draw:text-box>
            <text:p><text:span text:style-name="T7">DID</text:span></text:p>
          </draw:text-box>
        </draw:frame>
        <draw:custom-shape draw:style-name="gr14" draw:text-style-name="P1" draw:layer="layout" svg:width="0.406cm" svg:height="11.304cm" draw:transform="rotate (1.5707963267949) translate (1.65cm 13.16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5" draw:layer="layout" svg:width="1.907cm" svg:height="0.962cm" svg:x="6.349cm" svg:y="13.189cm">
          <draw:text-box>
            <text:p text:style-name="P14"><text:span text:style-name="T11">DID URL</text:span></text:p>
          </draw:text-box>
        </draw:frame>
        <draw:frame draw:style-name="gr11" draw:text-style-name="P10" draw:layer="layout" svg:width="12.96cm" svg:height="1.207cm" svg:x="1.386cm" svg:y="10.525cm">
          <draw:text-box>
            <text:p><text:span text:style-name="T8">did:xyz:1234?service=agent&amp;relative-ref=</text:span><text:span text:style-name="T8"><text:line-break/></text:span><text:span text:style-name="T8"> <text:s text:c="21"/>%2Fprofile%3Fquery#frag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9.935cm" svg:height="0.834cm" svg:x="7.186cm" svg:y="0.722cm">
          <draw:image xlink:href="Pictures/10000201000003060000004183472294A75245F1.png" xlink:type="simple" xlink:show="embed" xlink:actuate="onLoad" draw:mime-type="image/png">
            <text:p/>
          </draw:image>
        </draw:frame>
        <draw:frame draw:style-name="gr2" draw:text-style-name="P2" draw:layer="layout" svg:width="5cm" svg:height="1.094cm" draw:transform="rotate (1.5707963267949) translate (2.686cm 6.674cm)">
          <draw:text-box>
            <text:p><text:span text:style-name="T1">resolve()</text:span></text:p>
          </draw:text-box>
        </draw:frame>
        <draw:line draw:style-name="gr3" draw:text-style-name="P1" draw:layer="layout" svg:x1="12.08cm" svg:y1="1.634cm" svg:x2="12.08cm" svg:y2="5.142cm">
          <text:p/>
        </draw:line>
        <draw:custom-shape draw:style-name="gr4" draw:text-style-name="P1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1.938cm" svg:height="5.653cm" svg:x="14.646cm" svg:y="2.605cm">
          <text:p text:style-name="P3"><text:span text:style-name="T2">DID Document</text:span></text:p>
          <text:p text:style-name="P3"><text:span text:style-name="T3"/></text:p>
          <text:p text:style-name="P3"><text:span text:style-name="T4">{</text:span></text:p>
          <text:p text:style-name="P3"><text:span text:style-name="T4"><text:s text:c="2"/></text:span><text:span text:style-name="T4">"@context": "https://w3id.org/did/v1",</text:span></text:p>
          <text:p text:style-name="P3"><text:span text:style-name="T4"><text:s text:c="2"/></text:span><text:span text:style-name="T4">"id": "did:xyz:1234",</text:span></text:p>
          <text:p text:style-name="P3"><text:span text:style-name="T4"><text:s text:c="2"/></text:span><text:span text:style-name="T4">"publicKey": [{</text:span></text:p>
          <text:p text:style-name="P3"><text:span text:style-name="T4"><text:s text:c="4"/></text:span><text:span text:style-name="T4">"id": "did:xyz:1234#keys-1",</text:span></text:p>
          <text:p text:style-name="P3"><text:span text:style-name="T4"><text:s text:c="4"/></text:span><text:span text:style-name="T4">"type": "RsaVerificationKey2018",</text:span></text:p>
          <text:p text:style-name="P3"><text:span text:style-name="T4"><text:s text:c="4"/></text:span><text:span text:style-name="T4">"publicKeyPem": "-----BEGIN PUB...0101010..END PUB -----\r\n"</text:span></text:p>
          <text:p text:style-name="P3"><text:span text:style-name="T4"><text:s text:c="2"/></text:span><text:span text:style-name="T4">}],</text:span></text:p>
          <text:p text:style-name="P3"><text:span text:style-name="T4"><text:s text:c="2"/></text:span><text:span text:style-name="T4">"service": [{</text:span></text:p>
          <text:p text:style-name="P3"><text:span text:style-name="T4"><text:s text:c="4"/></text:span><text:span text:style-name="T4">"id": "did:xyz:1234#agent",</text:span></text:p>
          <text:p text:style-name="P3"><text:span text:style-name="T4"><text:s text:c="4"/></text:span><text:span text:style-name="T4">"type": "ExampleService",</text:span></text:p>
          <text:p text:style-name="P3"><text:span text:style-name="T4"><text:s text:c="4"/></text:span><text:span text:style-name="T4">"serviceEndpoint": "https://example.com/myagent"</text:span></text:p>
          <text:p text:style-name="P3"><text:span text:style-name="T4"><text:s text:c="2"/></text:span><text:span text:style-name="T4">}]</text:span></text:p>
          <text:p text:style-name="P3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496cm" svg:height="1.094cm" draw:transform="rotate (1.5707963267949) translate (1.192cm 8.398cm)">
          <draw:text-box>
            <text:p><text:span text:style-name="T5">derefer</text:span><text:span text:style-name="T5">ence()</text:span></text:p>
          </draw:text-box>
        </draw:frame>
        <draw:frame draw:style-name="gr2" draw:text-style-name="P8" draw:layer="layout" svg:width="6.496cm" svg:height="1.094cm" svg:x="20.229cm" svg:y="13.703cm">
          <draw:text-box>
            <text:p text:style-name="P7"><text:span text:style-name="T6">RESULT</text:span></text:p>
          </draw:text-box>
        </draw:frame>
        <draw:line draw:style-name="gr7" draw:text-style-name="P1" draw:layer="layout" svg:x1="14cm" svg:y1="9.906cm" svg:x2="14cm" svg:y2="15.078cm">
          <text:p/>
        </draw:line>
        <draw:custom-shape draw:style-name="gr8" draw:text-style-name="P1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6.572cm" svg:y="6.283cm">
          <draw:text-box>
            <text:p><text:span text:style-name="T7">DID</text:span></text:p>
          </draw:text-box>
        </draw:frame>
        <draw:line draw:style-name="gr10" draw:text-style-name="P1" draw:layer="layout" svg:x1="9.682cm" svg:y1="5.448cm" svg:x2="14.478cm" svg:y2="5.448cm">
          <text:p/>
        </draw:line>
        <draw:frame draw:style-name="gr11" draw:text-style-name="P10" draw:layer="layout" svg:width="12.96cm" svg:height="0.949cm" svg:x="14.386cm" svg:y="10.523cm">
          <draw:text-box>
            <text:p><text:span text:style-name="T8">https://example.com/</text:span><text:span text:style-name="T8">myagent/profile?</text:span><text:span text:style-name="T8">query#frag</text:span></text:p>
          </draw:text-box>
        </draw:frame>
        <draw:custom-shape draw:style-name="gr12" draw:text-style-name="P1" draw:layer="layout" svg:width="0.406cm" svg:height="11.608cm" draw:transform="rotate (1.5707963267949) translate (14.651cm 11.66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1" draw:layer="layout" svg:width="3.855cm" svg:height="0.962cm" svg:x="18.473cm" svg:y="11.65cm">
          <draw:text-box>
            <text:p><text:span text:style-name="T9">Service Endpoint URI</text:span></text:p>
          </draw:text-box>
        </draw:frame>
        <draw:line draw:style-name="gr3" draw:text-style-name="P1" draw:layer="layout" svg:x1="13.08cm" svg:y1="1.634cm" svg:x2="13.08cm" svg:y2="5.142cm">
          <text:p/>
        </draw:line>
        <draw:line draw:style-name="gr3" draw:text-style-name="P1" draw:layer="layout" svg:x1="11.08cm" svg:y1="1.634cm" svg:x2="11.08cm" svg:y2="5.142cm">
          <text:p/>
        </draw:line>
        <draw:frame draw:style-name="gr11" draw:text-style-name="P12" draw:layer="layout" svg:width="12.96cm" svg:height="0.949cm" svg:x="5.386cm" svg:y="5.142cm">
          <draw:text-box>
            <text:p><text:span text:style-name="T8">d</text:span><text:span text:style-name="T8">i</text:span><text:span text:style-name="T8">d</text:span><text:span text:style-name="T8">:</text:span><text:span text:style-name="T8">x</text:span><text:span text:style-name="T8">y</text:span><text:span text:style-name="T8">z</text:span><text:span text:style-name="T8">:</text:span><text:span text:style-name="T8">1</text:span><text:span text:style-name="T8">2</text:span><text:span text:style-name="T8">3</text:span><text:span text:style-name="T8">4</text:span></text:p>
          </draw:text-box>
        </draw:frame>
        <draw:line draw:style-name="gr10" draw:text-style-name="P1" draw:layer="layout" svg:x1="13.462cm" svg:y1="10.828cm" svg:x2="14.453cm" svg:y2="10.828cm">
          <text:p/>
        </draw:line>
        <draw:custom-shape draw:style-name="gr22" draw:text-style-name="P1" draw:layer="layout" svg:width="0.406cm" svg:height="6.731cm" draw:transform="rotate (1.5707963267949) translate (14.651cm 10.362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1" draw:layer="layout" svg:width="0.406cm" svg:height="4.699cm" draw:transform="rotate (1.5707963267949) translate (21.533cm 10.368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5" draw:text-style-name="P1" draw:layer="layout" svg:width="0.406cm" svg:height="4.703cm" draw:transform="rotate (1.5707963267949) translate (8.251cm 10.363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0" draw:text-style-name="P1" draw:layer="layout" svg:x1="19.076cm" svg:y1="7.465cm" svg:x2="23.775cm" svg:y2="7.465cm">
          <text:p/>
        </draw:line>
        <draw:custom-shape draw:style-name="gr19" draw:text-style-name="P18" draw:layer="layout" svg:width="0.406cm" svg:height="0.406cm" svg:x="10.399cm" svg:y="9.298cm">
          <text:p text:style-name="P17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406cm" svg:height="0.406cm" svg:x="21.222cm" svg:y="7.598cm">
          <text:p text:style-name="P1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406cm" svg:height="0.406cm" svg:x="23.679cm" svg:y="9.298cm">
          <text:p text:style-name="P17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406cm" svg:height="0.406cm" svg:x="17.813cm" svg:y="9.298cm">
          <text:p text:style-name="P1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06cm" svg:height="3.404cm" draw:transform="rotate (1.5707963267949) translate (4.725cm 10.36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6.224cm" svg:y="9.299cm">
          <text:p text:style-name="P1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12.96cm" svg:height="0.949cm" svg:x="1.175cm" svg:y="0.786cm">
          <draw:text-box>
            <text:p><text:span text:style-name="T10">Decentralized Identifier Registry</text:span></text:p>
          </draw:text-box>
        </draw:frame>
        <draw:custom-shape draw:style-name="gr19" draw:text-style-name="P18" draw:layer="layout" svg:width="0.406cm" svg:height="0.406cm" svg:x="19.229cm" svg:y="5.818cm">
          <text:p text:style-name="P1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962cm" svg:y1="6.351cm" svg:x2="19.902cm" svg:y2="6.351cm">
          <text:p/>
        </draw:line>
        <draw:frame draw:style-name="gr11" draw:text-style-name="P10" draw:layer="layout" svg:width="12.96cm" svg:height="1.207cm" svg:x="1.386cm" svg:y="10.524cm">
          <draw:text-box>
            <text:p><text:span text:style-name="T8">did:xyz:1234?service=agent&amp;relative-ref=</text:span><text:span text:style-name="T8"><text:line-break/></text:span><text:span text:style-name="T8"> <text:s text:c="21"/>%2Fprofile%3Fquery#frag</text:span></text:p>
          </draw:text-box>
        </draw:frame>
        <draw:custom-shape draw:style-name="gr8" draw:text-style-name="P1" draw:layer="layout" svg:width="0.394cm" svg:height="3.024cm" draw:transform="rotate (1.5707963267949) translate (1.65cm 12.16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2.61cm" svg:y="12.164cm">
          <draw:text-box>
            <text:p><text:span text:style-name="T7">DID</text:span></text:p>
          </draw:text-box>
        </draw:frame>
        <draw:custom-shape draw:style-name="gr14" draw:text-style-name="P1" draw:layer="layout" svg:width="0.406cm" svg:height="11.304cm" draw:transform="rotate (1.5707963267949) translate (1.65cm 13.16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5" draw:layer="layout" svg:width="1.907cm" svg:height="0.962cm" svg:x="6.349cm" svg:y="13.189cm">
          <draw:text-box>
            <text:p text:style-name="P14"><text:span text:style-name="T11">DID URL</text:span></text:p>
          </draw:text-box>
        </draw:frame>
        <draw:frame draw:style-name="gr2" draw:text-style-name="P6" draw:layer="layout" svg:width="6.496cm" svg:height="1.094cm" svg:x="1.191cm" svg:y="13.703cm">
          <draw:text-box>
            <text:p><text:span text:style-name="T6">INPUT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9.935cm" svg:height="0.834cm" svg:x="7.186cm" svg:y="0.722cm">
          <draw:image xlink:href="Pictures/10000201000003060000004183472294A75245F1.png" xlink:type="simple" xlink:show="embed" xlink:actuate="onLoad" draw:mime-type="image/png">
            <text:p/>
          </draw:image>
        </draw:frame>
        <draw:frame draw:style-name="gr11" draw:text-style-name="P10" draw:layer="layout" svg:width="12.96cm" svg:height="0.949cm" svg:x="1.386cm" svg:y="10.521cm">
          <draw:text-box>
            <text:p><text:span text:style-name="T8">did:xyz:1234</text:span></text:p>
          </draw:text-box>
        </draw:frame>
        <draw:custom-shape draw:style-name="gr4" draw:text-style-name="P1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394cm" svg:height="3.024cm" draw:transform="rotate (1.5707963267949) translate (1.65cm 11.66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2.61cm" svg:y="11.662cm">
          <draw:text-box>
            <text:p><text:span text:style-name="T7">DID</text:span></text:p>
          </draw:text-box>
        </draw:frame>
        <draw:custom-shape draw:style-name="gr26" draw:text-style-name="P1" draw:layer="layout" svg:width="0.406cm" svg:height="3.023cm" draw:transform="rotate (1.5707963267949) translate (1.65cm 12.67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5" draw:layer="layout" svg:width="1.907cm" svg:height="0.962cm" svg:x="2.208cm" svg:y="12.7cm">
          <draw:text-box>
            <text:p text:style-name="P14"><text:span text:style-name="T11">DID URL</text:span></text:p>
          </draw:text-box>
        </draw:frame>
        <draw:custom-shape draw:style-name="gr27" draw:text-style-name="P4" draw:layer="layout" svg:width="11.938cm" svg:height="5.653cm" svg:x="14.646cm" svg:y="2.605cm">
          <text:p text:style-name="P3"><text:span text:style-name="T2">DID Document</text:span></text:p>
          <text:p text:style-name="P3"><text:span text:style-name="T3"/></text:p>
          <text:p text:style-name="P3"><text:span text:style-name="T4">{</text:span></text:p>
          <text:p text:style-name="P3"><text:span text:style-name="T4"><text:s text:c="2"/></text:span><text:span text:style-name="T4">"@context": "https://w3id.org/did/v1",</text:span></text:p>
          <text:p text:style-name="P3"><text:span text:style-name="T4"><text:s text:c="2"/></text:span><text:span text:style-name="T4">"id": "did:xyz:1234",</text:span></text:p>
          <text:p text:style-name="P3"><text:span text:style-name="T4"><text:s text:c="2"/></text:span><text:span text:style-name="T4">"publicKey": [{</text:span></text:p>
          <text:p text:style-name="P3"><text:span text:style-name="T4"><text:s text:c="4"/></text:span><text:span text:style-name="T4">"id": "did:xyz:1234#keys-1",</text:span></text:p>
          <text:p text:style-name="P3"><text:span text:style-name="T4"><text:s text:c="4"/></text:span><text:span text:style-name="T4">"type": "RsaVerificationKey2018",</text:span></text:p>
          <text:p text:style-name="P3"><text:span text:style-name="T4"><text:s text:c="4"/></text:span><text:span text:style-name="T4">"publicKeyPem": "-----BEGIN PUB...0101010..END PUB -----\r\n"</text:span></text:p>
          <text:p text:style-name="P3"><text:span text:style-name="T4"><text:s text:c="2"/></text:span><text:span text:style-name="T4">}],</text:span></text:p>
          <text:p text:style-name="P3"><text:span text:style-name="T4"><text:s text:c="2"/></text:span><text:span text:style-name="T4">"service": [{</text:span></text:p>
          <text:p text:style-name="P3"><text:span text:style-name="T4"><text:s text:c="4"/></text:span><text:span text:style-name="T4">"id": "did:xyz:1234#agent",</text:span></text:p>
          <text:p text:style-name="P3"><text:span text:style-name="T4"><text:s text:c="4"/></text:span><text:span text:style-name="T4">"type": "ExampleService",</text:span></text:p>
          <text:p text:style-name="P3"><text:span text:style-name="T4"><text:s text:c="4"/></text:span><text:span text:style-name="T4">"serviceEndpoint": "https://example.com/myagent"</text:span></text:p>
          <text:p text:style-name="P3"><text:span text:style-name="T4"><text:s text:c="2"/></text:span><text:span text:style-name="T4">}]</text:span></text:p>
          <text:p text:style-name="P3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394cm" svg:height="3.024cm" draw:transform="rotate (1.5707963267949) translate (5.612cm 6.28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6.572cm" svg:y="6.282cm">
          <draw:text-box>
            <text:p><text:span text:style-name="T7">DID</text:span></text:p>
          </draw:text-box>
        </draw:frame>
        <draw:line draw:style-name="gr10" draw:text-style-name="P1" draw:layer="layout" svg:x1="9.682cm" svg:y1="5.447cm" svg:x2="14.478cm" svg:y2="5.447cm">
          <text:p/>
        </draw:line>
        <draw:custom-shape draw:style-name="gr6" draw:text-style-name="P1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3.985cm" svg:y1="9.906cm" svg:x2="14.015cm" svg:y2="15.078cm">
          <text:p/>
        </draw:line>
        <draw:custom-shape draw:style-name="gr28" draw:text-style-name="P4" draw:layer="layout" svg:width="11.938cm" svg:height="5.653cm" svg:x="14.646cm" svg:y="9.048cm">
          <text:p text:style-name="P3"><text:span text:style-name="T2">DID Document</text:span></text:p>
          <text:p text:style-name="P3"><text:span text:style-name="T3"/></text:p>
          <text:p text:style-name="P3"><text:span text:style-name="T4">{</text:span></text:p>
          <text:p text:style-name="P3"><text:span text:style-name="T4"><text:s text:c="2"/></text:span><text:span text:style-name="T4">"@context": "https://w3id.org/did/v1",</text:span></text:p>
          <text:p text:style-name="P3"><text:span text:style-name="T4"><text:s text:c="2"/></text:span><text:span text:style-name="T4">"id": "did:xyz:1234",</text:span></text:p>
          <text:p text:style-name="P3"><text:span text:style-name="T4"><text:s text:c="2"/></text:span><text:span text:style-name="T4">"publicKey": [{</text:span></text:p>
          <text:p text:style-name="P3"><text:span text:style-name="T4"><text:s text:c="4"/></text:span><text:span text:style-name="T4">"id": "did:xyz:1234#keys-1",</text:span></text:p>
          <text:p text:style-name="P3"><text:span text:style-name="T4"><text:s text:c="4"/></text:span><text:span text:style-name="T4">"type": "RsaVerificationKey2018",</text:span></text:p>
          <text:p text:style-name="P3"><text:span text:style-name="T4"><text:s text:c="4"/></text:span><text:span text:style-name="T4">"publicKeyPem": "-----BEGIN PUB...0101010..END PUB -----\r\n"</text:span></text:p>
          <text:p text:style-name="P3"><text:span text:style-name="T4"><text:s text:c="2"/></text:span><text:span text:style-name="T4">}],</text:span></text:p>
          <text:p text:style-name="P3"><text:span text:style-name="T4"><text:s text:c="2"/></text:span><text:span text:style-name="T4">"service": [{</text:span></text:p>
          <text:p text:style-name="P3"><text:span text:style-name="T4"><text:s text:c="4"/></text:span><text:span text:style-name="T4">"id": "did:xyz:1234#agent",</text:span></text:p>
          <text:p text:style-name="P3"><text:span text:style-name="T4"><text:s text:c="4"/></text:span><text:span text:style-name="T4">"type": "ExampleService",</text:span></text:p>
          <text:p text:style-name="P3"><text:span text:style-name="T4"><text:s text:c="4"/></text:span><text:span text:style-name="T4">"serviceEndpoint": "https://example.com/myagent"</text:span></text:p>
          <text:p text:style-name="P3"><text:span text:style-name="T4"><text:s text:c="2"/></text:span><text:span text:style-name="T4">}]</text:span></text:p>
          <text:p text:style-name="P3"><text:span text:style-name="T4">}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5.08cm" svg:y1="10.828cm" svg:x2="14.465cm" svg:y2="10.828cm">
          <text:p/>
        </draw:line>
        <draw:line draw:style-name="gr3" draw:text-style-name="P1" draw:layer="layout" svg:x1="12.08cm" svg:y1="1.634cm" svg:x2="12.08cm" svg:y2="5.142cm">
          <text:p/>
        </draw:line>
        <draw:line draw:style-name="gr3" draw:text-style-name="P1" draw:layer="layout" svg:x1="13.08cm" svg:y1="1.634cm" svg:x2="13.08cm" svg:y2="5.142cm">
          <text:p/>
        </draw:line>
        <draw:line draw:style-name="gr3" draw:text-style-name="P1" draw:layer="layout" svg:x1="11.08cm" svg:y1="1.634cm" svg:x2="11.08cm" svg:y2="5.142cm">
          <text:p/>
        </draw:line>
        <draw:frame draw:style-name="gr2" draw:text-style-name="P2" draw:layer="layout" svg:width="5cm" svg:height="1.094cm" draw:transform="rotate (1.5707963267949) translate (2.686cm 6.674cm)">
          <draw:text-box>
            <text:p><text:span text:style-name="T1">resolve()</text:span></text:p>
          </draw:text-box>
        </draw:frame>
        <draw:frame draw:style-name="gr2" draw:text-style-name="P5" draw:layer="layout" svg:width="6.496cm" svg:height="1.094cm" draw:transform="rotate (1.5707963267949) translate (1.192cm 8.398cm)">
          <draw:text-box>
            <text:p><text:span text:style-name="T5">dereference()</text:span></text:p>
          </draw:text-box>
        </draw:frame>
        <draw:frame draw:style-name="gr11" draw:text-style-name="P12" draw:layer="layout" svg:width="12.96cm" svg:height="0.949cm" svg:x="5.386cm" svg:y="5.142cm">
          <draw:text-box>
            <text:p><text:span text:style-name="T8">did:xyz:1234</text:span></text:p>
          </draw:text-box>
        </draw:frame>
        <draw:frame draw:style-name="gr2" draw:text-style-name="P6" draw:layer="layout" svg:width="6.496cm" svg:height="1.094cm" svg:x="1.191cm" svg:y="13.703cm">
          <draw:text-box>
            <text:p><text:span text:style-name="T6">INPUT</text:span></text:p>
          </draw:text-box>
        </draw:frame>
        <draw:frame draw:style-name="gr2" draw:text-style-name="P8" draw:layer="layout" svg:width="6.496cm" svg:height="1.094cm" svg:x="20.229cm" svg:y="13.703cm">
          <draw:text-box>
            <text:p text:style-name="P7"><text:span text:style-name="T6">RESULT</text:span></text:p>
          </draw:text-box>
        </draw:frame>
        <draw:frame draw:style-name="gr11" draw:text-style-name="P13" draw:layer="layout" svg:width="12.96cm" svg:height="0.949cm" svg:x="1.175cm" svg:y="0.786cm">
          <draw:text-box>
            <text:p><text:span text:style-name="T10">Decentralized Identifier Registry</text:span></text:p>
          </draw:text-box>
        </draw:frame>
        <draw:line draw:style-name="gr10" draw:text-style-name="P1" draw:layer="layout" svg:x1="20.615cm" svg:y1="7.874cm" svg:x2="20.615cm" svg:y2="8.828cm">
          <text:p/>
        </draw:line>
        <presentation:notes draw:style-name="dp2">
          <draw:page-thumbnail draw:style-name="gr16" draw:layer="layout" svg:width="18.624cm" svg:height="10.476cm" svg:x="1.482cm" svg:y="2.123cm" draw:page-number="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9.935cm" svg:height="0.834cm" svg:x="7.186cm" svg:y="0.722cm">
          <draw:image xlink:href="Pictures/10000201000003060000004183472294A75245F1.png" xlink:type="simple" xlink:show="embed" xlink:actuate="onLoad" draw:mime-type="image/png">
            <text:p/>
          </draw:image>
        </draw:frame>
        <draw:frame draw:style-name="gr2" draw:text-style-name="P2" draw:layer="layout" svg:width="5cm" svg:height="1.094cm" draw:transform="rotate (1.5707963267949) translate (2.686cm 6.674cm)">
          <draw:text-box>
            <text:p><text:span text:style-name="T1">resolve()</text:span></text:p>
          </draw:text-box>
        </draw:frame>
        <draw:line draw:style-name="gr3" draw:text-style-name="P1" draw:layer="layout" svg:x1="12.08cm" svg:y1="1.634cm" svg:x2="12.08cm" svg:y2="5.142cm">
          <text:p/>
        </draw:line>
        <draw:custom-shape draw:style-name="gr4" draw:text-style-name="P1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11.938cm" svg:height="5.653cm" svg:x="14.646cm" svg:y="2.605cm">
          <text:p text:style-name="P3"><text:span text:style-name="T2">DID Document</text:span></text:p>
          <text:p text:style-name="P3"><text:span text:style-name="T3"/></text:p>
          <text:p text:style-name="P3"><text:span text:style-name="T4">{</text:span></text:p>
          <text:p text:style-name="P3"><text:span text:style-name="T4"><text:s text:c="2"/></text:span><text:span text:style-name="T4">"@context": "https://w3id.org/did/v1",</text:span></text:p>
          <text:p text:style-name="P3"><text:span text:style-name="T4"><text:s text:c="2"/></text:span><text:span text:style-name="T4">"id": "did:xyz:1234",</text:span></text:p>
          <text:p text:style-name="P3"><text:span text:style-name="T4"><text:s text:c="2"/></text:span><text:span text:style-name="T4">"publicKey": [{</text:span></text:p>
          <text:p text:style-name="P3"><text:span text:style-name="T4"><text:s text:c="4"/></text:span><text:span text:style-name="T4">"id": "did:xyz:1234#keys-1",</text:span></text:p>
          <text:p text:style-name="P3"><text:span text:style-name="T4"><text:s text:c="4"/></text:span><text:span text:style-name="T4">"type": "RsaVerificationKey2018",</text:span></text:p>
          <text:p text:style-name="P3"><text:span text:style-name="T4"><text:s text:c="4"/></text:span><text:span text:style-name="T4">"publicKeyPem": "-----BEGIN PUB...0101010..END PUB -----\r\n"</text:span></text:p>
          <text:p text:style-name="P3"><text:span text:style-name="T4"><text:s text:c="2"/></text:span><text:span text:style-name="T4">}],</text:span></text:p>
          <text:p text:style-name="P3"><text:span text:style-name="T4"><text:s text:c="2"/></text:span><text:span text:style-name="T4">"service": [{</text:span></text:p>
          <text:p text:style-name="P3"><text:span text:style-name="T4"><text:s text:c="4"/></text:span><text:span text:style-name="T4">"id": "did:xyz:1234#agent",</text:span></text:p>
          <text:p text:style-name="P3"><text:span text:style-name="T4"><text:s text:c="4"/></text:span><text:span text:style-name="T4">"type": "ExampleService",</text:span></text:p>
          <text:p text:style-name="P3"><text:span text:style-name="T4"><text:s text:c="4"/></text:span><text:span text:style-name="T4">"serviceEndpoint": "https://example.com/myagent"</text:span></text:p>
          <text:p text:style-name="P3"><text:span text:style-name="T4"><text:s text:c="2"/></text:span><text:span text:style-name="T4">}]</text:span></text:p>
          <text:p text:style-name="P3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496cm" svg:height="1.094cm" draw:transform="rotate (1.5707963267949) translate (1.192cm 8.398cm)">
          <draw:text-box>
            <text:p><text:span text:style-name="T5">dereference()</text:span></text:p>
          </draw:text-box>
        </draw:frame>
        <draw:frame draw:style-name="gr2" draw:text-style-name="P6" draw:layer="layout" svg:width="6.496cm" svg:height="1.094cm" svg:x="1.191cm" svg:y="13.703cm">
          <draw:text-box>
            <text:p><text:span text:style-name="T6">INPUT</text:span></text:p>
          </draw:text-box>
        </draw:frame>
        <draw:frame draw:style-name="gr2" draw:text-style-name="P8" draw:layer="layout" svg:width="6.496cm" svg:height="1.094cm" svg:x="20.229cm" svg:y="13.703cm">
          <draw:text-box>
            <text:p text:style-name="P7"><text:span text:style-name="T6">RESULT</text:span></text:p>
          </draw:text-box>
        </draw:frame>
        <draw:line draw:style-name="gr7" draw:text-style-name="P1" draw:layer="layout" svg:x1="14cm" svg:y1="9.906cm" svg:x2="14cm" svg:y2="15.078cm">
          <text:p/>
        </draw:line>
        <draw:frame draw:style-name="gr11" draw:text-style-name="P10" draw:layer="layout" svg:width="12.96cm" svg:height="0.949cm" svg:x="1.386cm" svg:y="10.523cm">
          <draw:text-box>
            <text:p><text:span text:style-name="T8">did:xyz:1234#agent</text:span></text:p>
          </draw:text-box>
        </draw:frame>
        <draw:custom-shape draw:style-name="gr8" draw:text-style-name="P1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2.61cm" svg:y="11.663cm">
          <draw:text-box>
            <text:p><text:span text:style-name="T7">DID</text:span></text:p>
          </draw:text-box>
        </draw:frame>
        <draw:custom-shape draw:style-name="gr30" draw:text-style-name="P1" draw:layer="layout" svg:width="0.406cm" svg:height="4.446cm" draw:transform="rotate (1.5707963267949) translate (1.65cm 12.67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5" draw:layer="layout" svg:width="1.907cm" svg:height="0.962cm" svg:x="2.92cm" svg:y="12.701cm">
          <draw:text-box>
            <text:p text:style-name="P14"><text:span text:style-name="T11">DID URL</text:span></text:p>
          </draw:text-box>
        </draw:frame>
        <draw:custom-shape draw:style-name="gr8" draw:text-style-name="P1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6.572cm" svg:y="6.283cm">
          <draw:text-box>
            <text:p><text:span text:style-name="T7">DID</text:span></text:p>
          </draw:text-box>
        </draw:frame>
        <draw:line draw:style-name="gr10" draw:text-style-name="P1" draw:layer="layout" svg:x1="9.682cm" svg:y1="5.448cm" svg:x2="14.478cm" svg:y2="5.448cm">
          <text:p/>
        </draw:line>
        <draw:line draw:style-name="gr3" draw:text-style-name="P1" draw:layer="layout" svg:x1="13.08cm" svg:y1="1.634cm" svg:x2="13.08cm" svg:y2="5.142cm">
          <text:p/>
        </draw:line>
        <draw:line draw:style-name="gr3" draw:text-style-name="P1" draw:layer="layout" svg:x1="11.08cm" svg:y1="1.634cm" svg:x2="11.08cm" svg:y2="5.142cm">
          <text:p/>
        </draw:line>
        <draw:frame draw:style-name="gr11" draw:text-style-name="P12" draw:layer="layout" svg:width="12.96cm" svg:height="0.949cm" svg:x="5.386cm" svg:y="5.142cm">
          <draw:text-box>
            <text:p><text:span text:style-name="T8">did:xyz:1234</text:span></text:p>
          </draw:text-box>
        </draw:frame>
        <draw:line draw:style-name="gr10" draw:text-style-name="P1" draw:layer="layout" svg:x1="13.462cm" svg:y1="10.828cm" svg:x2="14.453cm" svg:y2="10.828cm">
          <text:p/>
        </draw:line>
        <draw:custom-shape draw:style-name="gr31" draw:text-style-name="P4" draw:layer="layout" svg:width="11.938cm" svg:height="5.653cm" svg:x="14.646cm" svg:y="9.048cm">
          <text:p text:style-name="P3"><text:span text:style-name="T13">#agent</text:span></text:p>
          <text:p text:style-name="P3"><text:span text:style-name="T3"/></text:p>
          <text:p text:style-name="P3"><text:span text:style-name="T4">{</text:span></text:p>
          <text:p text:style-name="P3"><text:span text:style-name="T4"><text:s text:c="4"/></text:span><text:span text:style-name="T4">"id": "did:xyz:1234#agent",</text:span></text:p>
          <text:p text:style-name="P3"><text:span text:style-name="T4"><text:s text:c="4"/></text:span><text:span text:style-name="T4">"type": "ExampleService",</text:span></text:p>
          <text:p text:style-name="P3"><text:span text:style-name="T4"><text:s text:c="4"/></text:span><text:span text:style-name="T4">"serviceEndpoint": "https://example.com/myagent"</text:span></text:p>
          <text:p text:style-name="P3"><text:span text:style-name="T4">}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12.96cm" svg:height="0.949cm" svg:x="1.175cm" svg:y="0.786cm">
          <draw:text-box>
            <text:p><text:span text:style-name="T10">Decentralized Identifier Registry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9.935cm" svg:height="0.834cm" svg:x="7.186cm" svg:y="0.722cm">
          <draw:image xlink:href="Pictures/10000201000003060000004183472294A75245F1.png" xlink:type="simple" xlink:show="embed" xlink:actuate="onLoad" draw:mime-type="image/png">
            <text:p/>
          </draw:image>
        </draw:frame>
        <draw:frame draw:style-name="gr2" draw:text-style-name="P2" draw:layer="layout" svg:width="5cm" svg:height="1.094cm" draw:transform="rotate (1.5707963267949) translate (2.686cm 6.674cm)">
          <draw:text-box>
            <text:p><text:span text:style-name="T1">resolve()</text:span></text:p>
          </draw:text-box>
        </draw:frame>
        <draw:line draw:style-name="gr3" draw:text-style-name="P1" draw:layer="layout" svg:x1="12.08cm" svg:y1="1.634cm" svg:x2="12.08cm" svg:y2="5.142cm">
          <text:p/>
        </draw:line>
        <draw:custom-shape draw:style-name="gr4" draw:text-style-name="P1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1.938cm" svg:height="5.653cm" svg:x="14.646cm" svg:y="2.605cm">
          <text:p text:style-name="P3"><text:span text:style-name="T2">DID Document</text:span></text:p>
          <text:p text:style-name="P3"><text:span text:style-name="T3"/></text:p>
          <text:p text:style-name="P3"><text:span text:style-name="T4">{</text:span></text:p>
          <text:p text:style-name="P3"><text:span text:style-name="T4"><text:s text:c="2"/></text:span><text:span text:style-name="T4">"@context": "https://w3id.org/did/v1",</text:span></text:p>
          <text:p text:style-name="P3"><text:span text:style-name="T4"><text:s text:c="2"/></text:span><text:span text:style-name="T4">"id": "did:xyz:1234",</text:span></text:p>
          <text:p text:style-name="P3"><text:span text:style-name="T4"><text:s text:c="2"/></text:span><text:span text:style-name="T4">"publicKey": [{</text:span></text:p>
          <text:p text:style-name="P3"><text:span text:style-name="T4"><text:s text:c="4"/></text:span><text:span text:style-name="T4">"id": "did:xyz:1234#keys-1",</text:span></text:p>
          <text:p text:style-name="P3"><text:span text:style-name="T4"><text:s text:c="4"/></text:span><text:span text:style-name="T4">"type": "RsaVerificationKey2018",</text:span></text:p>
          <text:p text:style-name="P3"><text:span text:style-name="T4"><text:s text:c="4"/></text:span><text:span text:style-name="T4">"publicKeyPem": "-----BEGIN PUB...0101010..END PUB -----\r\n"</text:span></text:p>
          <text:p text:style-name="P3"><text:span text:style-name="T4"><text:s text:c="2"/></text:span><text:span text:style-name="T4">}],</text:span></text:p>
          <text:p text:style-name="P3"><text:span text:style-name="T4"><text:s text:c="2"/></text:span><text:span text:style-name="T4">"service": [{</text:span></text:p>
          <text:p text:style-name="P3"><text:span text:style-name="T4"><text:s text:c="4"/></text:span><text:span text:style-name="T4">"id": "did:xyz:1234#agent",</text:span></text:p>
          <text:p text:style-name="P3"><text:span text:style-name="T4"><text:s text:c="4"/></text:span><text:span text:style-name="T4">"type": "ExampleService",</text:span></text:p>
          <text:p text:style-name="P3"><text:span text:style-name="T4"><text:s text:c="4"/></text:span><text:span text:style-name="T4">"serviceEndpoint": "https://example.com/myagent"</text:span></text:p>
          <text:p text:style-name="P3"><text:span text:style-name="T4"><text:s text:c="2"/></text:span><text:span text:style-name="T4">}]</text:span></text:p>
          <text:p text:style-name="P3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496cm" svg:height="1.094cm" draw:transform="rotate (1.5707963267949) translate (1.192cm 8.398cm)">
          <draw:text-box>
            <text:p><text:span text:style-name="T5">dereference()</text:span></text:p>
          </draw:text-box>
        </draw:frame>
        <draw:frame draw:style-name="gr2" draw:text-style-name="P6" draw:layer="layout" svg:width="6.496cm" svg:height="1.094cm" svg:x="1.191cm" svg:y="13.703cm">
          <draw:text-box>
            <text:p><text:span text:style-name="T6">INPUT</text:span></text:p>
          </draw:text-box>
        </draw:frame>
        <draw:frame draw:style-name="gr2" draw:text-style-name="P8" draw:layer="layout" svg:width="6.496cm" svg:height="1.094cm" svg:x="20.229cm" svg:y="13.703cm">
          <draw:text-box>
            <text:p text:style-name="P7"><text:span text:style-name="T6">RESULT</text:span></text:p>
          </draw:text-box>
        </draw:frame>
        <draw:line draw:style-name="gr7" draw:text-style-name="P1" draw:layer="layout" svg:x1="14cm" svg:y1="9.906cm" svg:x2="14cm" svg:y2="15.078cm">
          <text:p/>
        </draw:line>
        <draw:frame draw:style-name="gr11" draw:text-style-name="P10" draw:layer="layout" svg:width="12.96cm" svg:height="0.949cm" svg:x="1.386cm" svg:y="10.523cm">
          <draw:text-box>
            <text:p><text:span text:style-name="T8">did:xyz:1234#agent</text:span></text:p>
          </draw:text-box>
        </draw:frame>
        <draw:custom-shape draw:style-name="gr8" draw:text-style-name="P1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2.61cm" svg:y="11.663cm">
          <draw:text-box>
            <text:p><text:span text:style-name="T7">DID</text:span></text:p>
          </draw:text-box>
        </draw:frame>
        <draw:custom-shape draw:style-name="gr8" draw:text-style-name="P1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6.572cm" svg:y="6.283cm">
          <draw:text-box>
            <text:p><text:span text:style-name="T7">DID</text:span></text:p>
          </draw:text-box>
        </draw:frame>
        <draw:line draw:style-name="gr10" draw:text-style-name="P1" draw:layer="layout" svg:x1="9.682cm" svg:y1="5.448cm" svg:x2="14.478cm" svg:y2="5.448cm">
          <text:p/>
        </draw:line>
        <draw:line draw:style-name="gr3" draw:text-style-name="P1" draw:layer="layout" svg:x1="13.08cm" svg:y1="1.634cm" svg:x2="13.08cm" svg:y2="5.142cm">
          <text:p/>
        </draw:line>
        <draw:line draw:style-name="gr3" draw:text-style-name="P1" draw:layer="layout" svg:x1="11.08cm" svg:y1="1.634cm" svg:x2="11.08cm" svg:y2="5.142cm">
          <text:p/>
        </draw:line>
        <draw:frame draw:style-name="gr11" draw:text-style-name="P12" draw:layer="layout" svg:width="12.96cm" svg:height="0.949cm" svg:x="5.386cm" svg:y="5.142cm">
          <draw:text-box>
            <text:p><text:span text:style-name="T8">did:xyz:1234</text:span></text:p>
          </draw:text-box>
        </draw:frame>
        <draw:line draw:style-name="gr10" draw:text-style-name="P1" draw:layer="layout" svg:x1="13.462cm" svg:y1="10.828cm" svg:x2="14.453cm" svg:y2="10.828cm">
          <text:p/>
        </draw:line>
        <draw:custom-shape draw:style-name="gr33" draw:text-style-name="P1" draw:layer="layout" svg:width="0.406cm" svg:height="1.371cm" draw:transform="rotate (1.5707963267949) translate (4.725cm 10.36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5.207cm" svg:y="9.299cm">
          <text:p text:style-name="P1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" draw:layer="layout" svg:width="11.938cm" svg:height="5.653cm" svg:x="14.646cm" svg:y="9.048cm">
          <text:p text:style-name="P3"><text:span text:style-name="T13">#agent</text:span></text:p>
          <text:p text:style-name="P3"><text:span text:style-name="T3"/></text:p>
          <text:p text:style-name="P3"><text:span text:style-name="T4">{</text:span></text:p>
          <text:p text:style-name="P3"><text:span text:style-name="T4"><text:s text:c="4"/></text:span><text:span text:style-name="T4">"id": "did:xyz:1234#agent",</text:span></text:p>
          <text:p text:style-name="P3"><text:span text:style-name="T4"><text:s text:c="4"/></text:span><text:span text:style-name="T4">"type": "ExampleService",</text:span></text:p>
          <text:p text:style-name="P3"><text:span text:style-name="T4"><text:s text:c="4"/></text:span><text:span text:style-name="T4">"serviceEndpoint": "https://example.com/myagent"</text:span></text:p>
          <text:p text:style-name="P3"><text:span text:style-name="T4">}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0.406cm" svg:height="0.406cm" svg:x="19.215cm" svg:y="9.575cm">
          <text:p text:style-name="P1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923cm" svg:y1="10.109cm" svg:x2="19.914cm" svg:y2="10.109cm">
          <text:p/>
        </draw:line>
        <draw:frame draw:style-name="gr11" draw:text-style-name="P13" draw:layer="layout" svg:width="12.96cm" svg:height="0.949cm" svg:x="1.175cm" svg:y="0.786cm">
          <draw:text-box>
            <text:p><text:span text:style-name="T10">Decentralized Identifier Registry</text:span></text:p>
          </draw:text-box>
        </draw:frame>
        <draw:custom-shape draw:style-name="gr19" draw:text-style-name="P18" draw:layer="layout" svg:width="0.406cm" svg:height="0.406cm" svg:x="19.216cm" svg:y="5.775cm">
          <text:p text:style-name="P1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924cm" svg:y1="6.309cm" svg:x2="19.915cm" svg:y2="6.309cm">
          <text:p/>
        </draw:line>
        <draw:custom-shape draw:style-name="gr30" draw:text-style-name="P1" draw:layer="layout" svg:width="0.406cm" svg:height="4.446cm" draw:transform="rotate (1.5707963267949) translate (1.651cm 12.66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5" draw:layer="layout" svg:width="1.907cm" svg:height="0.962cm" svg:x="2.921cm" svg:y="12.688cm">
          <draw:text-box>
            <text:p text:style-name="P14"><text:span text:style-name="T11">DID URL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9.935cm" svg:height="0.834cm" svg:x="7.186cm" svg:y="0.722cm">
          <draw:image xlink:href="Pictures/10000201000003060000004183472294A75245F1.png" xlink:type="simple" xlink:show="embed" xlink:actuate="onLoad" draw:mime-type="image/png">
            <text:p/>
          </draw:image>
        </draw:frame>
        <draw:frame draw:style-name="gr2" draw:text-style-name="P2" draw:layer="layout" svg:width="5cm" svg:height="1.094cm" draw:transform="rotate (1.5707963267949) translate (2.686cm 6.674cm)">
          <draw:text-box>
            <text:p><text:span text:style-name="T1">resolve()</text:span></text:p>
          </draw:text-box>
        </draw:frame>
        <draw:line draw:style-name="gr3" draw:text-style-name="P1" draw:layer="layout" svg:x1="12.08cm" svg:y1="1.634cm" svg:x2="12.08cm" svg:y2="5.142cm">
          <text:p/>
        </draw:line>
        <draw:custom-shape draw:style-name="gr4" draw:text-style-name="P1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11.938cm" svg:height="5.653cm" svg:x="14.646cm" svg:y="2.605cm">
          <text:p text:style-name="P3"><text:span text:style-name="T2">DID Document</text:span></text:p>
          <text:p text:style-name="P3"><text:span text:style-name="T3"/></text:p>
          <text:p text:style-name="P3"><text:span text:style-name="T4">{</text:span></text:p>
          <text:p text:style-name="P3"><text:span text:style-name="T4"><text:s text:c="2"/></text:span><text:span text:style-name="T4">"@context": "https://w3id.org/did/v1",</text:span></text:p>
          <text:p text:style-name="P3"><text:span text:style-name="T4"><text:s text:c="2"/></text:span><text:span text:style-name="T4">"id": "did:xyz:1234",</text:span></text:p>
          <text:p text:style-name="P3"><text:span text:style-name="T4"><text:s text:c="2"/></text:span><text:span text:style-name="T4">"publicKey": [{</text:span></text:p>
          <text:p text:style-name="P3"><text:span text:style-name="T4"><text:s text:c="4"/></text:span><text:span text:style-name="T4">"id": "did:xyz:1234#keys-1",</text:span></text:p>
          <text:p text:style-name="P3"><text:span text:style-name="T4"><text:s text:c="4"/></text:span><text:span text:style-name="T4">"type": "RsaVerificationKey2018",</text:span></text:p>
          <text:p text:style-name="P3"><text:span text:style-name="T4"><text:s text:c="4"/></text:span><text:span text:style-name="T4">"publicKeyPem": "-----BEGIN PUB...0101010..END PUB -----\r\n"</text:span></text:p>
          <text:p text:style-name="P3"><text:span text:style-name="T4"><text:s text:c="2"/></text:span><text:span text:style-name="T4">}],</text:span></text:p>
          <text:p text:style-name="P3"><text:span text:style-name="T4"><text:s text:c="2"/></text:span><text:span text:style-name="T4">"service": [{</text:span></text:p>
          <text:p text:style-name="P3"><text:span text:style-name="T4"><text:s text:c="4"/></text:span><text:span text:style-name="T4">"id": "did:xyz:1234#agent",</text:span></text:p>
          <text:p text:style-name="P3"><text:span text:style-name="T4"><text:s text:c="4"/></text:span><text:span text:style-name="T4">"type": "ExampleService",</text:span></text:p>
          <text:p text:style-name="P3"><text:span text:style-name="T4"><text:s text:c="4"/></text:span><text:span text:style-name="T4">"serviceEndpoint": "https://example.com/myagent"</text:span></text:p>
          <text:p text:style-name="P3"><text:span text:style-name="T4"><text:s text:c="2"/></text:span><text:span text:style-name="T4">}]</text:span></text:p>
          <text:p text:style-name="P3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496cm" svg:height="1.094cm" draw:transform="rotate (1.5707963267949) translate (1.192cm 8.398cm)">
          <draw:text-box>
            <text:p><text:span text:style-name="T5">dereference()</text:span></text:p>
          </draw:text-box>
        </draw:frame>
        <draw:frame draw:style-name="gr2" draw:text-style-name="P6" draw:layer="layout" svg:width="6.496cm" svg:height="1.094cm" svg:x="1.191cm" svg:y="13.703cm">
          <draw:text-box>
            <text:p><text:span text:style-name="T6">INPUT</text:span></text:p>
          </draw:text-box>
        </draw:frame>
        <draw:frame draw:style-name="gr2" draw:text-style-name="P8" draw:layer="layout" svg:width="6.496cm" svg:height="1.094cm" svg:x="20.229cm" svg:y="13.703cm">
          <draw:text-box>
            <text:p text:style-name="P7"><text:span text:style-name="T6">RESULT</text:span></text:p>
          </draw:text-box>
        </draw:frame>
        <draw:line draw:style-name="gr7" draw:text-style-name="P1" draw:layer="layout" svg:x1="14cm" svg:y1="9.906cm" svg:x2="14cm" svg:y2="15.078cm">
          <text:p/>
        </draw:line>
        <draw:frame draw:style-name="gr11" draw:text-style-name="P10" draw:layer="layout" svg:width="12.96cm" svg:height="0.949cm" svg:x="1.386cm" svg:y="10.523cm">
          <draw:text-box>
            <text:p><text:span text:style-name="T8">did:xyz:1234#keys-1</text:span></text:p>
          </draw:text-box>
        </draw:frame>
        <draw:custom-shape draw:style-name="gr8" draw:text-style-name="P1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2.61cm" svg:y="11.663cm">
          <draw:text-box>
            <text:p><text:span text:style-name="T7">DID</text:span></text:p>
          </draw:text-box>
        </draw:frame>
        <draw:custom-shape draw:style-name="gr36" draw:text-style-name="P1" draw:layer="layout" svg:width="0.406cm" svg:height="4.851cm" draw:transform="rotate (1.5707963267949) translate (1.65cm 12.67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5" draw:layer="layout" svg:width="1.907cm" svg:height="0.962cm" svg:x="3.122cm" svg:y="12.701cm">
          <draw:text-box>
            <text:p text:style-name="P14"><text:span text:style-name="T11">DID URL</text:span></text:p>
          </draw:text-box>
        </draw:frame>
        <draw:custom-shape draw:style-name="gr8" draw:text-style-name="P1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6.572cm" svg:y="6.283cm">
          <draw:text-box>
            <text:p><text:span text:style-name="T7">DID</text:span></text:p>
          </draw:text-box>
        </draw:frame>
        <draw:line draw:style-name="gr10" draw:text-style-name="P1" draw:layer="layout" svg:x1="9.682cm" svg:y1="5.448cm" svg:x2="14.478cm" svg:y2="5.448cm">
          <text:p/>
        </draw:line>
        <draw:line draw:style-name="gr3" draw:text-style-name="P1" draw:layer="layout" svg:x1="13.08cm" svg:y1="1.634cm" svg:x2="13.08cm" svg:y2="5.142cm">
          <text:p/>
        </draw:line>
        <draw:line draw:style-name="gr3" draw:text-style-name="P1" draw:layer="layout" svg:x1="11.08cm" svg:y1="1.634cm" svg:x2="11.08cm" svg:y2="5.142cm">
          <text:p/>
        </draw:line>
        <draw:frame draw:style-name="gr11" draw:text-style-name="P12" draw:layer="layout" svg:width="12.96cm" svg:height="0.949cm" svg:x="5.386cm" svg:y="5.142cm">
          <draw:text-box>
            <text:p><text:span text:style-name="T8">did:xyz:1234</text:span></text:p>
          </draw:text-box>
        </draw:frame>
        <draw:line draw:style-name="gr10" draw:text-style-name="P1" draw:layer="layout" svg:x1="13.462cm" svg:y1="10.828cm" svg:x2="14.453cm" svg:y2="10.828cm">
          <text:p/>
        </draw:line>
        <draw:custom-shape draw:style-name="gr37" draw:text-style-name="P4" draw:layer="layout" svg:width="11.938cm" svg:height="5.653cm" svg:x="14.646cm" svg:y="9.048cm">
          <text:p text:style-name="P3"><text:span text:style-name="T13">#keys-1</text:span></text:p>
          <text:p text:style-name="P3"><text:span text:style-name="T3"/></text:p>
          <text:p text:style-name="P3"><text:span text:style-name="T4">{</text:span></text:p>
          <text:p text:style-name="P3"><text:span text:style-name="T4"><text:s text:c="4"/></text:span><text:span text:style-name="T4">"id": "did:xyz:1234#keys-1",</text:span></text:p>
          <text:p text:style-name="P3"><text:span text:style-name="T4"><text:s text:c="4"/></text:span><text:span text:style-name="T4">"type": "RsaVerificationKey2018",</text:span></text:p>
          <text:p text:style-name="P3"><text:span text:style-name="T14"><text:s text:c="4"/></text:span><text:span text:style-name="T14">"publicKeyPem": "</text:span><text:span text:style-name="T4">-----BEGIN PUB...0101010..END PUB -----\r\n"</text:span></text:p>
          <text:p text:style-name="P3"><text:span text:style-name="T4">}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12.96cm" svg:height="0.949cm" svg:x="1.175cm" svg:y="0.786cm">
          <draw:text-box>
            <text:p><text:span text:style-name="T10">Decentralized Identifier Registry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9.935cm" svg:height="0.834cm" svg:x="7.186cm" svg:y="0.722cm">
          <draw:image xlink:href="Pictures/10000201000003060000004183472294A75245F1.png" xlink:type="simple" xlink:show="embed" xlink:actuate="onLoad" draw:mime-type="image/png">
            <text:p/>
          </draw:image>
        </draw:frame>
        <draw:frame draw:style-name="gr2" draw:text-style-name="P2" draw:layer="layout" svg:width="5cm" svg:height="1.094cm" draw:transform="rotate (1.5707963267949) translate (2.686cm 6.674cm)">
          <draw:text-box>
            <text:p><text:span text:style-name="T1">resolve()</text:span></text:p>
          </draw:text-box>
        </draw:frame>
        <draw:line draw:style-name="gr3" draw:text-style-name="P1" draw:layer="layout" svg:x1="12.08cm" svg:y1="1.634cm" svg:x2="12.08cm" svg:y2="5.142cm">
          <text:p/>
        </draw:line>
        <draw:custom-shape draw:style-name="gr4" draw:text-style-name="P1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1.938cm" svg:height="5.653cm" svg:x="14.646cm" svg:y="2.605cm">
          <text:p text:style-name="P3"><text:span text:style-name="T2">DID Document</text:span></text:p>
          <text:p text:style-name="P3"><text:span text:style-name="T3"/></text:p>
          <text:p text:style-name="P3"><text:span text:style-name="T4">{</text:span></text:p>
          <text:p text:style-name="P3"><text:span text:style-name="T4"><text:s text:c="2"/></text:span><text:span text:style-name="T4">"@context": "https://w3id.org/did/v1",</text:span></text:p>
          <text:p text:style-name="P3"><text:span text:style-name="T4"><text:s text:c="2"/></text:span><text:span text:style-name="T4">"id": "did:xyz:1234",</text:span></text:p>
          <text:p text:style-name="P3"><text:span text:style-name="T4"><text:s text:c="2"/></text:span><text:span text:style-name="T4">"publicKey": [{</text:span></text:p>
          <text:p text:style-name="P3"><text:span text:style-name="T4"><text:s text:c="4"/></text:span><text:span text:style-name="T4">"id": "did:xyz:1234#keys-1",</text:span></text:p>
          <text:p text:style-name="P3"><text:span text:style-name="T4"><text:s text:c="4"/></text:span><text:span text:style-name="T4">"type": "RsaVerificationKey2018",</text:span></text:p>
          <text:p text:style-name="P3"><text:span text:style-name="T4"><text:s text:c="4"/></text:span><text:span text:style-name="T4">"publicKeyPem": "-----BEGIN PUB...0101010..END PUB -----\r\n"</text:span></text:p>
          <text:p text:style-name="P3"><text:span text:style-name="T4"><text:s text:c="2"/></text:span><text:span text:style-name="T4">}],</text:span></text:p>
          <text:p text:style-name="P3"><text:span text:style-name="T4"><text:s text:c="2"/></text:span><text:span text:style-name="T4">"service": [{</text:span></text:p>
          <text:p text:style-name="P3"><text:span text:style-name="T4"><text:s text:c="4"/></text:span><text:span text:style-name="T4">"id": "did:xyz:1234#agent",</text:span></text:p>
          <text:p text:style-name="P3"><text:span text:style-name="T4"><text:s text:c="4"/></text:span><text:span text:style-name="T4">"type": "ExampleService",</text:span></text:p>
          <text:p text:style-name="P3"><text:span text:style-name="T4"><text:s text:c="4"/></text:span><text:span text:style-name="T4">"serviceEndpoint": "https://example.com/myagent"</text:span></text:p>
          <text:p text:style-name="P3"><text:span text:style-name="T4"><text:s text:c="2"/></text:span><text:span text:style-name="T4">}]</text:span></text:p>
          <text:p text:style-name="P3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496cm" svg:height="1.094cm" draw:transform="rotate (1.5707963267949) translate (1.192cm 8.398cm)">
          <draw:text-box>
            <text:p><text:span text:style-name="T5">dereference()</text:span></text:p>
          </draw:text-box>
        </draw:frame>
        <draw:frame draw:style-name="gr2" draw:text-style-name="P6" draw:layer="layout" svg:width="6.496cm" svg:height="1.094cm" svg:x="1.191cm" svg:y="13.703cm">
          <draw:text-box>
            <text:p><text:span text:style-name="T6">INPUT</text:span></text:p>
          </draw:text-box>
        </draw:frame>
        <draw:frame draw:style-name="gr2" draw:text-style-name="P8" draw:layer="layout" svg:width="6.496cm" svg:height="1.094cm" svg:x="20.229cm" svg:y="13.703cm">
          <draw:text-box>
            <text:p text:style-name="P7"><text:span text:style-name="T6">RESULT</text:span></text:p>
          </draw:text-box>
        </draw:frame>
        <draw:line draw:style-name="gr7" draw:text-style-name="P1" draw:layer="layout" svg:x1="14cm" svg:y1="9.906cm" svg:x2="14cm" svg:y2="15.078cm">
          <text:p/>
        </draw:line>
        <draw:frame draw:style-name="gr11" draw:text-style-name="P10" draw:layer="layout" svg:width="12.96cm" svg:height="0.949cm" svg:x="1.386cm" svg:y="10.523cm">
          <draw:text-box>
            <text:p><text:span text:style-name="T8">did:xyz:1234#keys-1</text:span></text:p>
          </draw:text-box>
        </draw:frame>
        <draw:custom-shape draw:style-name="gr8" draw:text-style-name="P1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2.61cm" svg:y="11.663cm">
          <draw:text-box>
            <text:p><text:span text:style-name="T7">DID</text:span></text:p>
          </draw:text-box>
        </draw:frame>
        <draw:custom-shape draw:style-name="gr36" draw:text-style-name="P1" draw:layer="layout" svg:width="0.406cm" svg:height="4.851cm" draw:transform="rotate (1.5707963267949) translate (1.65cm 12.67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5" draw:layer="layout" svg:width="1.907cm" svg:height="0.962cm" svg:x="3.122cm" svg:y="12.701cm">
          <draw:text-box>
            <text:p text:style-name="P14"><text:span text:style-name="T11">DID URL</text:span></text:p>
          </draw:text-box>
        </draw:frame>
        <draw:custom-shape draw:style-name="gr8" draw:text-style-name="P1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6.572cm" svg:y="6.283cm">
          <draw:text-box>
            <text:p><text:span text:style-name="T7">DID</text:span></text:p>
          </draw:text-box>
        </draw:frame>
        <draw:line draw:style-name="gr10" draw:text-style-name="P1" draw:layer="layout" svg:x1="9.682cm" svg:y1="5.448cm" svg:x2="14.478cm" svg:y2="5.448cm">
          <text:p/>
        </draw:line>
        <draw:line draw:style-name="gr3" draw:text-style-name="P1" draw:layer="layout" svg:x1="13.08cm" svg:y1="1.634cm" svg:x2="13.08cm" svg:y2="5.142cm">
          <text:p/>
        </draw:line>
        <draw:line draw:style-name="gr3" draw:text-style-name="P1" draw:layer="layout" svg:x1="11.08cm" svg:y1="1.634cm" svg:x2="11.08cm" svg:y2="5.142cm">
          <text:p/>
        </draw:line>
        <draw:frame draw:style-name="gr11" draw:text-style-name="P12" draw:layer="layout" svg:width="12.96cm" svg:height="0.949cm" svg:x="5.386cm" svg:y="5.142cm">
          <draw:text-box>
            <text:p><text:span text:style-name="T8">did:xyz:1234</text:span></text:p>
          </draw:text-box>
        </draw:frame>
        <draw:line draw:style-name="gr10" draw:text-style-name="P1" draw:layer="layout" svg:x1="13.462cm" svg:y1="10.828cm" svg:x2="14.453cm" svg:y2="10.828cm">
          <text:p/>
        </draw:line>
        <draw:custom-shape draw:style-name="gr19" draw:text-style-name="P18" draw:layer="layout" svg:width="0.406cm" svg:height="0.406cm" svg:x="19.311cm" svg:y="4.117cm">
          <text:p text:style-name="P1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923cm" svg:y1="4.648cm" svg:x2="20.066cm" svg:y2="4.648cm">
          <text:p/>
        </draw:line>
        <draw:custom-shape draw:style-name="gr39" draw:text-style-name="P1" draw:layer="layout" svg:width="0.406cm" svg:height="1.625cm" draw:transform="rotate (1.5707963267949) translate (4.725cm 10.36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5.334cm" svg:y="9.299cm">
          <text:p text:style-name="P1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11.938cm" svg:height="5.653cm" svg:x="14.646cm" svg:y="9.048cm">
          <text:p text:style-name="P3"><text:span text:style-name="T13">#keys-1</text:span></text:p>
          <text:p text:style-name="P3"><text:span text:style-name="T3"/></text:p>
          <text:p text:style-name="P3"><text:span text:style-name="T4">{</text:span></text:p>
          <text:p text:style-name="P3"><text:span text:style-name="T4"><text:s text:c="4"/></text:span><text:span text:style-name="T4">"id": "did:xyz:1234#keys-1",</text:span></text:p>
          <text:p text:style-name="P3"><text:span text:style-name="T4"><text:s text:c="4"/></text:span><text:span text:style-name="T4">"type": "RsaVerificationKey2018",</text:span></text:p>
          <text:p text:style-name="P3"><text:span text:style-name="T14"><text:s text:c="4"/></text:span><text:span text:style-name="T14">"publicKeyPem": "</text:span><text:span text:style-name="T4">-----BEGIN PUB...0101010..END PUB -----\r\n"</text:span></text:p>
          <text:p text:style-name="P3"><text:span text:style-name="T4">}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0.406cm" svg:height="0.406cm" svg:x="19.311cm" svg:y="9.575cm">
          <text:p text:style-name="P1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923cm" svg:y1="10.109cm" svg:x2="20.066cm" svg:y2="10.109cm">
          <text:p/>
        </draw:line>
        <draw:frame draw:style-name="gr11" draw:text-style-name="P13" draw:layer="layout" svg:width="12.96cm" svg:height="0.949cm" svg:x="1.175cm" svg:y="0.786cm">
          <draw:text-box>
            <text:p><text:span text:style-name="T10">Decentralized Identifier Registry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9.935cm" svg:height="0.834cm" svg:x="7.186cm" svg:y="0.722cm">
          <draw:image xlink:href="Pictures/10000201000003060000004183472294A75245F1.png" xlink:type="simple" xlink:show="embed" xlink:actuate="onLoad" draw:mime-type="image/png">
            <text:p/>
          </draw:image>
        </draw:frame>
        <draw:frame draw:style-name="gr11" draw:text-style-name="P13" draw:layer="layout" svg:width="12.96cm" svg:height="0.949cm" svg:x="1.175cm" svg:y="0.785cm">
          <draw:text-box>
            <text:p><text:span text:style-name="T10">Decentralized Identifier Registry</text:span></text:p>
          </draw:text-box>
        </draw:frame>
        <draw:frame draw:style-name="gr2" draw:text-style-name="P2" draw:layer="layout" svg:width="5cm" svg:height="1.094cm" draw:transform="rotate (1.5707963267949) translate (2.686cm 6.674cm)">
          <draw:text-box>
            <text:p><text:span text:style-name="T1">resolve()</text:span></text:p>
          </draw:text-box>
        </draw:frame>
        <draw:line draw:style-name="gr3" draw:text-style-name="P1" draw:layer="layout" svg:x1="12.08cm" svg:y1="1.634cm" svg:x2="12.08cm" svg:y2="5.142cm">
          <text:p/>
        </draw:line>
        <draw:custom-shape draw:style-name="gr4" draw:text-style-name="P1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11.938cm" svg:height="5.653cm" svg:x="14.646cm" svg:y="2.605cm">
          <text:p text:style-name="P3"><text:span text:style-name="T2">DID Document (version at timestamp 1554389617)</text:span></text:p>
          <text:p text:style-name="P3"><text:span text:style-name="T3"/></text:p>
          <text:p text:style-name="P3"><text:span text:style-name="T4">{</text:span></text:p>
          <text:p text:style-name="P3"><text:span text:style-name="T4"><text:s text:c="2"/></text:span><text:span text:style-name="T4">"@context": "https://w3id.org/did/v1",</text:span></text:p>
          <text:p text:style-name="P3"><text:span text:style-name="T4"><text:s text:c="2"/></text:span><text:span text:style-name="T4">"id": "did:xyz:1234",</text:span></text:p>
          <text:p text:style-name="P3"><text:span text:style-name="T4"><text:s text:c="2"/></text:span><text:span text:style-name="T4">"publicKey": [{</text:span></text:p>
          <text:p text:style-name="P3"><text:span text:style-name="T4"><text:s text:c="4"/></text:span><text:span text:style-name="T4">"id": "did:xyz:1234#keys-1",</text:span></text:p>
          <text:p text:style-name="P3"><text:span text:style-name="T4"><text:s text:c="4"/></text:span><text:span text:style-name="T4">"type": "RsaVerificationKey2018",</text:span></text:p>
          <text:p text:style-name="P3"><text:span text:style-name="T4"><text:s text:c="4"/></text:span><text:span text:style-name="T4">"publicKeyPem": "-----BEGIN PUB...1101101..END PUB -----\r\n"</text:span></text:p>
          <text:p text:style-name="P3"><text:span text:style-name="T4"><text:s text:c="2"/></text:span><text:span text:style-name="T4">}],</text:span></text:p>
          <text:p text:style-name="P3"><text:span text:style-name="T4"><text:s text:c="2"/></text:span><text:span text:style-name="T4">"service": [{</text:span></text:p>
          <text:p text:style-name="P3"><text:span text:style-name="T4"><text:s text:c="4"/></text:span><text:span text:style-name="T4">"id": "did:xyz:1234#agent",</text:span></text:p>
          <text:p text:style-name="P3"><text:span text:style-name="T4"><text:s text:c="4"/></text:span><text:span text:style-name="T4">"type": "ExampleService",</text:span></text:p>
          <text:p text:style-name="P3"><text:span text:style-name="T4"><text:s text:c="4"/></text:span><text:span text:style-name="T4">"serviceEndpoint": "https://example.com/oldagent"</text:span></text:p>
          <text:p text:style-name="P3"><text:span text:style-name="T4"><text:s text:c="2"/></text:span><text:span text:style-name="T4">}]</text:span></text:p>
          <text:p text:style-name="P3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496cm" svg:height="1.094cm" draw:transform="rotate (1.5707963267949) translate (1.192cm 8.398cm)">
          <draw:text-box>
            <text:p><text:span text:style-name="T5">dereference()</text:span></text:p>
          </draw:text-box>
        </draw:frame>
        <draw:frame draw:style-name="gr2" draw:text-style-name="P6" draw:layer="layout" svg:width="6.496cm" svg:height="1.094cm" svg:x="1.191cm" svg:y="13.703cm">
          <draw:text-box>
            <text:p><text:span text:style-name="T6">INPUT</text:span></text:p>
          </draw:text-box>
        </draw:frame>
        <draw:frame draw:style-name="gr2" draw:text-style-name="P8" draw:layer="layout" svg:width="6.496cm" svg:height="1.094cm" svg:x="20.229cm" svg:y="13.703cm">
          <draw:text-box>
            <text:p text:style-name="P7"><text:span text:style-name="T6">RESULT</text:span></text:p>
          </draw:text-box>
        </draw:frame>
        <draw:line draw:style-name="gr7" draw:text-style-name="P1" draw:layer="layout" svg:x1="14cm" svg:y1="9.906cm" svg:x2="14cm" svg:y2="15.078cm">
          <text:p/>
        </draw:line>
        <draw:frame draw:style-name="gr11" draw:text-style-name="P10" draw:layer="layout" svg:width="12.96cm" svg:height="0.949cm" svg:x="1.386cm" svg:y="10.523cm">
          <draw:text-box>
            <text:p><text:span text:style-name="T8">did:xyz:1234;version-time=1554389617#keys-1</text:span></text:p>
          </draw:text-box>
        </draw:frame>
        <draw:custom-shape draw:style-name="gr8" draw:text-style-name="P1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2.61cm" svg:y="11.663cm">
          <draw:text-box>
            <text:p><text:span text:style-name="T7">DID</text:span></text:p>
          </draw:text-box>
        </draw:frame>
        <draw:custom-shape draw:style-name="gr42" draw:text-style-name="P1" draw:layer="layout" svg:width="0.406cm" svg:height="10.947cm" draw:transform="rotate (1.5707963267949) translate (1.65cm 12.67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5" draw:layer="layout" svg:width="1.907cm" svg:height="0.962cm" svg:x="6.17cm" svg:y="12.701cm">
          <draw:text-box>
            <text:p text:style-name="P14"><text:span text:style-name="T11">DID URL</text:span></text:p>
          </draw:text-box>
        </draw:frame>
        <draw:custom-shape draw:style-name="gr8" draw:text-style-name="P1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6.572cm" svg:y="6.283cm">
          <draw:text-box>
            <text:p><text:span text:style-name="T7">DID</text:span></text:p>
          </draw:text-box>
        </draw:frame>
        <draw:line draw:style-name="gr10" draw:text-style-name="P1" draw:layer="layout" svg:x1="9.682cm" svg:y1="5.448cm" svg:x2="14.478cm" svg:y2="5.448cm">
          <text:p/>
        </draw:line>
        <draw:line draw:style-name="gr3" draw:text-style-name="P1" draw:layer="layout" svg:x1="13.08cm" svg:y1="1.634cm" svg:x2="13.08cm" svg:y2="5.142cm">
          <text:p/>
        </draw:line>
        <draw:line draw:style-name="gr3" draw:text-style-name="P1" draw:layer="layout" svg:x1="11.08cm" svg:y1="1.634cm" svg:x2="11.08cm" svg:y2="5.142cm">
          <text:p/>
        </draw:line>
        <draw:frame draw:style-name="gr11" draw:text-style-name="P12" draw:layer="layout" svg:width="12.96cm" svg:height="0.949cm" svg:x="5.386cm" svg:y="5.142cm">
          <draw:text-box>
            <text:p><text:span text:style-name="T8">did:xyz:1234</text:span></text:p>
          </draw:text-box>
        </draw:frame>
        <draw:line draw:style-name="gr10" draw:text-style-name="P1" draw:layer="layout" svg:x1="13.462cm" svg:y1="10.828cm" svg:x2="14.453cm" svg:y2="10.828cm">
          <text:p/>
        </draw:line>
        <draw:custom-shape draw:style-name="gr43" draw:text-style-name="P4" draw:layer="layout" svg:width="11.938cm" svg:height="5.653cm" svg:x="14.646cm" svg:y="9.048cm">
          <text:p text:style-name="P3"><text:span text:style-name="T15">publicKey</text:span><text:span text:style-name="T2"> (version at timestamp 1554389617)</text:span></text:p>
          <text:p text:style-name="P3"><text:span text:style-name="T3"/></text:p>
          <text:p text:style-name="P3"><text:span text:style-name="T4">{</text:span></text:p>
          <text:p text:style-name="P3"><text:span text:style-name="T4"><text:s text:c="4"/></text:span><text:span text:style-name="T4">"id": "did:xyz:1234#keys-1",</text:span></text:p>
          <text:p text:style-name="P3"><text:span text:style-name="T4"><text:s text:c="4"/></text:span><text:span text:style-name="T4">"type": "RsaVerificationKey2018",</text:span></text:p>
          <text:p text:style-name="P3"><text:span text:style-name="T14"><text:s text:c="4"/></text:span><text:span text:style-name="T14">"publicKeyPem": "</text:span><text:span text:style-name="T4">-----BEGIN PUB...1101101..END PUB -----\r\n"</text:span></text:p>
          <text:p text:style-name="P3"><text:span text:style-name="T4">}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12.96cm" svg:height="0.949cm" svg:x="3.686cm" svg:y="3.014cm">
          <draw:text-box>
            <text:p><text:span text:style-name="T4">version-time=1554389617</text:span></text:p>
          </draw:text-box>
        </draw:frame>
        <draw:frame draw:style-name="gr11" draw:text-style-name="P13" draw:layer="layout" svg:width="12.96cm" svg:height="0.949cm" svg:x="3.675cm" svg:y="2.486cm">
          <draw:text-box>
            <text:p><text:span text:style-name="T16">resolve()</text:span><text:span text:style-name="T10"> options: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1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9.935cm" svg:height="0.834cm" svg:x="7.186cm" svg:y="0.722cm">
          <draw:image xlink:href="Pictures/10000201000003060000004183472294A75245F1.png" xlink:type="simple" xlink:show="embed" xlink:actuate="onLoad" draw:mime-type="image/png">
            <text:p/>
          </draw:image>
        </draw:frame>
        <draw:frame draw:style-name="gr11" draw:text-style-name="P13" draw:layer="layout" svg:width="12.96cm" svg:height="0.949cm" svg:x="1.175cm" svg:y="0.785cm">
          <draw:text-box>
            <text:p><text:span text:style-name="T10">Decentralized Identifier Registry</text:span></text:p>
          </draw:text-box>
        </draw:frame>
        <draw:frame draw:style-name="gr2" draw:text-style-name="P2" draw:layer="layout" svg:width="5cm" svg:height="1.094cm" draw:transform="rotate (1.5707963267949) translate (2.686cm 6.674cm)">
          <draw:text-box>
            <text:p><text:span text:style-name="T1">resolve()</text:span></text:p>
          </draw:text-box>
        </draw:frame>
        <draw:line draw:style-name="gr3" draw:text-style-name="P1" draw:layer="layout" svg:x1="12.08cm" svg:y1="1.634cm" svg:x2="12.08cm" svg:y2="5.142cm">
          <text:p/>
        </draw:line>
        <draw:custom-shape draw:style-name="gr4" draw:text-style-name="P1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11.938cm" svg:height="5.653cm" svg:x="14.646cm" svg:y="2.605cm">
          <text:p text:style-name="P3"><text:span text:style-name="T2">DID Document (version at timestamp 1554389617)</text:span></text:p>
          <text:p text:style-name="P3"><text:span text:style-name="T3"/></text:p>
          <text:p text:style-name="P3"><text:span text:style-name="T4">{</text:span></text:p>
          <text:p text:style-name="P3"><text:span text:style-name="T4"><text:s text:c="2"/></text:span><text:span text:style-name="T4">"@context": "https://w3id.org/did/v1",</text:span></text:p>
          <text:p text:style-name="P3"><text:span text:style-name="T4"><text:s text:c="2"/></text:span><text:span text:style-name="T4">"id": "did:xyz:1234",</text:span></text:p>
          <text:p text:style-name="P3"><text:span text:style-name="T4"><text:s text:c="2"/></text:span><text:span text:style-name="T4">"publicKey": [{</text:span></text:p>
          <text:p text:style-name="P3"><text:span text:style-name="T4"><text:s text:c="4"/></text:span><text:span text:style-name="T4">"id": "did:xyz:1234#keys-1",</text:span></text:p>
          <text:p text:style-name="P3"><text:span text:style-name="T4"><text:s text:c="4"/></text:span><text:span text:style-name="T4">"type": "RsaVerificationKey2018",</text:span></text:p>
          <text:p text:style-name="P3"><text:span text:style-name="T4"><text:s text:c="4"/></text:span><text:span text:style-name="T4">"publicKeyPem": "-----BEGIN PUB...1101101..END PUB -----\r\n"</text:span></text:p>
          <text:p text:style-name="P3"><text:span text:style-name="T4"><text:s text:c="2"/></text:span><text:span text:style-name="T4">}],</text:span></text:p>
          <text:p text:style-name="P3"><text:span text:style-name="T4"><text:s text:c="2"/></text:span><text:span text:style-name="T4">"service": [{</text:span></text:p>
          <text:p text:style-name="P3"><text:span text:style-name="T4"><text:s text:c="4"/></text:span><text:span text:style-name="T4">"id": "did:xyz:1234#agent",</text:span></text:p>
          <text:p text:style-name="P3"><text:span text:style-name="T4"><text:s text:c="4"/></text:span><text:span text:style-name="T4">"type": "ExampleService",</text:span></text:p>
          <text:p text:style-name="P3"><text:span text:style-name="T4"><text:s text:c="4"/></text:span><text:span text:style-name="T4">"serviceEndpoint": "https://example.com/oldagent"</text:span></text:p>
          <text:p text:style-name="P3"><text:span text:style-name="T4"><text:s text:c="2"/></text:span><text:span text:style-name="T4">}]</text:span></text:p>
          <text:p text:style-name="P3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496cm" svg:height="1.094cm" draw:transform="rotate (1.5707963267949) translate (1.192cm 8.398cm)">
          <draw:text-box>
            <text:p><text:span text:style-name="T5">dereference()</text:span></text:p>
          </draw:text-box>
        </draw:frame>
        <draw:frame draw:style-name="gr2" draw:text-style-name="P6" draw:layer="layout" svg:width="6.496cm" svg:height="1.094cm" svg:x="1.191cm" svg:y="13.703cm">
          <draw:text-box>
            <text:p><text:span text:style-name="T6">INPUT</text:span></text:p>
          </draw:text-box>
        </draw:frame>
        <draw:frame draw:style-name="gr2" draw:text-style-name="P8" draw:layer="layout" svg:width="6.496cm" svg:height="1.094cm" svg:x="20.229cm" svg:y="13.703cm">
          <draw:text-box>
            <text:p text:style-name="P7"><text:span text:style-name="T6">RESULT</text:span></text:p>
          </draw:text-box>
        </draw:frame>
        <draw:line draw:style-name="gr7" draw:text-style-name="P1" draw:layer="layout" svg:x1="14cm" svg:y1="9.906cm" svg:x2="14cm" svg:y2="15.078cm">
          <text:p/>
        </draw:line>
        <draw:frame draw:style-name="gr11" draw:text-style-name="P10" draw:layer="layout" svg:width="12.96cm" svg:height="0.949cm" svg:x="1.386cm" svg:y="10.523cm">
          <draw:text-box>
            <text:p><text:span text:style-name="T8">did:xyz:1234;version-time=1554389617#keys-1</text:span></text:p>
          </draw:text-box>
        </draw:frame>
        <draw:custom-shape draw:style-name="gr8" draw:text-style-name="P1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2.61cm" svg:y="11.663cm">
          <draw:text-box>
            <text:p><text:span text:style-name="T7">DID</text:span></text:p>
          </draw:text-box>
        </draw:frame>
        <draw:custom-shape draw:style-name="gr8" draw:text-style-name="P1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6.572cm" svg:y="6.283cm">
          <draw:text-box>
            <text:p><text:span text:style-name="T7">DID</text:span></text:p>
          </draw:text-box>
        </draw:frame>
        <draw:line draw:style-name="gr10" draw:text-style-name="P1" draw:layer="layout" svg:x1="9.682cm" svg:y1="5.448cm" svg:x2="14.478cm" svg:y2="5.448cm">
          <text:p/>
        </draw:line>
        <draw:line draw:style-name="gr3" draw:text-style-name="P1" draw:layer="layout" svg:x1="13.08cm" svg:y1="1.634cm" svg:x2="13.08cm" svg:y2="5.142cm">
          <text:p/>
        </draw:line>
        <draw:line draw:style-name="gr3" draw:text-style-name="P1" draw:layer="layout" svg:x1="11.08cm" svg:y1="1.634cm" svg:x2="11.08cm" svg:y2="5.142cm">
          <text:p/>
        </draw:line>
        <draw:frame draw:style-name="gr11" draw:text-style-name="P12" draw:layer="layout" svg:width="12.96cm" svg:height="0.949cm" svg:x="5.386cm" svg:y="5.142cm">
          <draw:text-box>
            <text:p><text:span text:style-name="T8">did:xyz:1234</text:span></text:p>
          </draw:text-box>
        </draw:frame>
        <draw:line draw:style-name="gr10" draw:text-style-name="P1" draw:layer="layout" svg:x1="13.462cm" svg:y1="10.828cm" svg:x2="14.453cm" svg:y2="10.828cm">
          <text:p/>
        </draw:line>
        <draw:custom-shape draw:style-name="gr45" draw:text-style-name="P4" draw:layer="layout" svg:width="11.938cm" svg:height="5.653cm" svg:x="14.646cm" svg:y="9.048cm">
          <text:p text:style-name="P3"><text:span text:style-name="T15">publicKey</text:span><text:span text:style-name="T2"> (version at timestamp 1554389617)</text:span></text:p>
          <text:p text:style-name="P3"><text:span text:style-name="T3"/></text:p>
          <text:p text:style-name="P3"><text:span text:style-name="T4">{</text:span></text:p>
          <text:p text:style-name="P3"><text:span text:style-name="T4"><text:s text:c="4"/></text:span><text:span text:style-name="T4">"id": "did:xyz:1234#keys-1",</text:span></text:p>
          <text:p text:style-name="P3"><text:span text:style-name="T4"><text:s text:c="4"/></text:span><text:span text:style-name="T4">"type": "RsaVerificationKey2018",</text:span></text:p>
          <text:p text:style-name="P3"><text:span text:style-name="T14"><text:s text:c="4"/></text:span><text:span text:style-name="T14">"publicKeyPem": "</text:span><text:span text:style-name="T4">-----BEGIN PUB...1101101..END PUB -----\r\n"</text:span></text:p>
          <text:p text:style-name="P3"><text:span text:style-name="T4">}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12.96cm" svg:height="0.949cm" svg:x="3.686cm" svg:y="3.014cm">
          <draw:text-box>
            <text:p><text:span text:style-name="T4">version-time=1554389617</text:span></text:p>
          </draw:text-box>
        </draw:frame>
        <draw:custom-shape draw:style-name="gr46" draw:text-style-name="P1" draw:layer="layout" svg:width="0.406cm" svg:height="5.994cm" draw:transform="rotate (1.5707963267949) translate (4.725cm 10.368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7.519cm" svg:y="9.3cm">
          <text:p text:style-name="P1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12.96cm" svg:height="0.949cm" svg:x="3.675cm" svg:y="2.486cm">
          <draw:text-box>
            <text:p><text:span text:style-name="T16">resolve()</text:span><text:span text:style-name="T10"> options:</text:span></text:p>
          </draw:text-box>
        </draw:frame>
        <draw:line draw:style-name="gr20" draw:text-style-name="P1" draw:layer="layout" svg:x1="3.962cm" svg:y1="3.548cm" svg:x2="7.912cm" svg:y2="3.548cm">
          <text:p/>
        </draw:line>
        <draw:custom-shape draw:style-name="gr19" draw:text-style-name="P18" draw:layer="layout" svg:width="0.406cm" svg:height="0.406cm" svg:x="5.734cm" svg:y="3.7cm">
          <text:p text:style-name="P1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406cm" svg:height="10.947cm" draw:transform="rotate (1.5707963267949) translate (1.65cm 12.66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5" draw:layer="layout" svg:width="1.907cm" svg:height="0.962cm" svg:x="6.17cm" svg:y="12.688cm">
          <draw:text-box>
            <text:p text:style-name="P14"><text:span text:style-name="T11">DID URL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1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9.935cm" svg:height="0.834cm" svg:x="7.186cm" svg:y="0.722cm">
          <draw:image xlink:href="Pictures/10000201000003060000004183472294A75245F1.png" xlink:type="simple" xlink:show="embed" xlink:actuate="onLoad" draw:mime-type="image/png">
            <text:p/>
          </draw:image>
        </draw:frame>
        <draw:frame draw:style-name="gr11" draw:text-style-name="P13" draw:layer="layout" svg:width="12.96cm" svg:height="0.949cm" svg:x="1.175cm" svg:y="0.785cm">
          <draw:text-box>
            <text:p><text:span text:style-name="T10">Decentralized Identifier Registry</text:span></text:p>
          </draw:text-box>
        </draw:frame>
        <draw:frame draw:style-name="gr2" draw:text-style-name="P2" draw:layer="layout" svg:width="5cm" svg:height="1.094cm" draw:transform="rotate (1.5707963267949) translate (2.686cm 6.674cm)">
          <draw:text-box>
            <text:p><text:span text:style-name="T1">resolve()</text:span></text:p>
          </draw:text-box>
        </draw:frame>
        <draw:line draw:style-name="gr3" draw:text-style-name="P1" draw:layer="layout" svg:x1="12.08cm" svg:y1="1.634cm" svg:x2="12.08cm" svg:y2="5.142cm">
          <text:p/>
        </draw:line>
        <draw:custom-shape draw:style-name="gr4" draw:text-style-name="P1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11.938cm" svg:height="5.653cm" svg:x="14.646cm" svg:y="2.605cm">
          <text:p text:style-name="P3"><text:span text:style-name="T2">DID Document (version at timestamp 1554389617)</text:span></text:p>
          <text:p text:style-name="P3"><text:span text:style-name="T3"/></text:p>
          <text:p text:style-name="P3"><text:span text:style-name="T4">{</text:span></text:p>
          <text:p text:style-name="P3"><text:span text:style-name="T4"><text:s text:c="2"/></text:span><text:span text:style-name="T4">"@context": "https://w3id.org/did/v1",</text:span></text:p>
          <text:p text:style-name="P3"><text:span text:style-name="T4"><text:s text:c="2"/></text:span><text:span text:style-name="T4">"id": "did:xyz:1234",</text:span></text:p>
          <text:p text:style-name="P3"><text:span text:style-name="T4"><text:s text:c="2"/></text:span><text:span text:style-name="T4">"publicKey": [{</text:span></text:p>
          <text:p text:style-name="P3"><text:span text:style-name="T4"><text:s text:c="4"/></text:span><text:span text:style-name="T4">"id": "did:xyz:1234#keys-1",</text:span></text:p>
          <text:p text:style-name="P3"><text:span text:style-name="T4"><text:s text:c="4"/></text:span><text:span text:style-name="T4">"type": "RsaVerificationKey2018",</text:span></text:p>
          <text:p text:style-name="P3"><text:span text:style-name="T4"><text:s text:c="4"/></text:span><text:span text:style-name="T4">"publicKeyPem": "-----BEGIN PUB...1101101..END PUB -----\r\n"</text:span></text:p>
          <text:p text:style-name="P3"><text:span text:style-name="T4"><text:s text:c="2"/></text:span><text:span text:style-name="T4">}],</text:span></text:p>
          <text:p text:style-name="P3"><text:span text:style-name="T4"><text:s text:c="2"/></text:span><text:span text:style-name="T4">"service": [{</text:span></text:p>
          <text:p text:style-name="P3"><text:span text:style-name="T4"><text:s text:c="4"/></text:span><text:span text:style-name="T4">"id": "did:xyz:1234#agent",</text:span></text:p>
          <text:p text:style-name="P3"><text:span text:style-name="T4"><text:s text:c="4"/></text:span><text:span text:style-name="T4">"type": "ExampleService",</text:span></text:p>
          <text:p text:style-name="P3"><text:span text:style-name="T4"><text:s text:c="4"/></text:span><text:span text:style-name="T4">"serviceEndpoint": "https://example.com/oldagent"</text:span></text:p>
          <text:p text:style-name="P3"><text:span text:style-name="T4"><text:s text:c="2"/></text:span><text:span text:style-name="T4">}]</text:span></text:p>
          <text:p text:style-name="P3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496cm" svg:height="1.094cm" draw:transform="rotate (1.5707963267949) translate (1.192cm 8.398cm)">
          <draw:text-box>
            <text:p><text:span text:style-name="T5">dereference()</text:span></text:p>
          </draw:text-box>
        </draw:frame>
        <draw:frame draw:style-name="gr2" draw:text-style-name="P6" draw:layer="layout" svg:width="6.496cm" svg:height="1.094cm" svg:x="1.191cm" svg:y="13.703cm">
          <draw:text-box>
            <text:p><text:span text:style-name="T6">INPUT</text:span></text:p>
          </draw:text-box>
        </draw:frame>
        <draw:frame draw:style-name="gr2" draw:text-style-name="P8" draw:layer="layout" svg:width="6.496cm" svg:height="1.094cm" svg:x="20.229cm" svg:y="13.703cm">
          <draw:text-box>
            <text:p text:style-name="P7"><text:span text:style-name="T6">RESULT</text:span></text:p>
          </draw:text-box>
        </draw:frame>
        <draw:line draw:style-name="gr7" draw:text-style-name="P1" draw:layer="layout" svg:x1="14cm" svg:y1="9.906cm" svg:x2="14cm" svg:y2="15.078cm">
          <text:p/>
        </draw:line>
        <draw:frame draw:style-name="gr11" draw:text-style-name="P10" draw:layer="layout" svg:width="12.96cm" svg:height="0.949cm" svg:x="1.386cm" svg:y="10.523cm">
          <draw:text-box>
            <text:p><text:span text:style-name="T8">did:xyz:1234;version-time=1554389617#keys-1</text:span></text:p>
          </draw:text-box>
        </draw:frame>
        <draw:custom-shape draw:style-name="gr8" draw:text-style-name="P1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2.61cm" svg:y="11.663cm">
          <draw:text-box>
            <text:p><text:span text:style-name="T7">DID</text:span></text:p>
          </draw:text-box>
        </draw:frame>
        <draw:custom-shape draw:style-name="gr8" draw:text-style-name="P1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6.572cm" svg:y="6.283cm">
          <draw:text-box>
            <text:p><text:span text:style-name="T7">DID</text:span></text:p>
          </draw:text-box>
        </draw:frame>
        <draw:line draw:style-name="gr10" draw:text-style-name="P1" draw:layer="layout" svg:x1="9.682cm" svg:y1="5.448cm" svg:x2="14.478cm" svg:y2="5.448cm">
          <text:p/>
        </draw:line>
        <draw:line draw:style-name="gr3" draw:text-style-name="P1" draw:layer="layout" svg:x1="13.08cm" svg:y1="1.634cm" svg:x2="13.08cm" svg:y2="5.142cm">
          <text:p/>
        </draw:line>
        <draw:line draw:style-name="gr3" draw:text-style-name="P1" draw:layer="layout" svg:x1="11.08cm" svg:y1="1.634cm" svg:x2="11.08cm" svg:y2="5.142cm">
          <text:p/>
        </draw:line>
        <draw:frame draw:style-name="gr11" draw:text-style-name="P12" draw:layer="layout" svg:width="12.96cm" svg:height="0.949cm" svg:x="5.386cm" svg:y="5.142cm">
          <draw:text-box>
            <text:p><text:span text:style-name="T8">did:xyz:1234</text:span></text:p>
          </draw:text-box>
        </draw:frame>
        <draw:line draw:style-name="gr10" draw:text-style-name="P1" draw:layer="layout" svg:x1="13.462cm" svg:y1="10.828cm" svg:x2="14.453cm" svg:y2="10.828cm">
          <text:p/>
        </draw:line>
        <draw:custom-shape draw:style-name="gr19" draw:text-style-name="P18" draw:layer="layout" svg:width="0.406cm" svg:height="0.406cm" svg:x="19.311cm" svg:y="4.117cm">
          <text:p text:style-name="P1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923cm" svg:y1="4.648cm" svg:x2="20.066cm" svg:y2="4.648cm">
          <text:p/>
        </draw:line>
        <draw:custom-shape draw:style-name="gr39" draw:text-style-name="P1" draw:layer="layout" svg:width="0.406cm" svg:height="1.625cm" draw:transform="rotate (1.5707963267949) translate (10.849cm 10.36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11.458cm" svg:y="9.299cm">
          <text:p text:style-name="P1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" draw:layer="layout" svg:width="11.938cm" svg:height="5.653cm" svg:x="14.646cm" svg:y="9.048cm">
          <text:p text:style-name="P3"><text:span text:style-name="T15">publicKey</text:span><text:span text:style-name="T2"> (version at timestamp 1554389617)</text:span></text:p>
          <text:p text:style-name="P3"><text:span text:style-name="T3"/></text:p>
          <text:p text:style-name="P3"><text:span text:style-name="T4">{</text:span></text:p>
          <text:p text:style-name="P3"><text:span text:style-name="T4"><text:s text:c="4"/></text:span><text:span text:style-name="T4">"id": "did:xyz:1234#keys-1",</text:span></text:p>
          <text:p text:style-name="P3"><text:span text:style-name="T4"><text:s text:c="4"/></text:span><text:span text:style-name="T4">"type": "RsaVerificationKey2018",</text:span></text:p>
          <text:p text:style-name="P3"><text:span text:style-name="T14"><text:s text:c="4"/></text:span><text:span text:style-name="T14">"publicKeyPem": "</text:span><text:span text:style-name="T4">-----BEGIN PUB...1101101..END PUB -----\r\n"</text:span></text:p>
          <text:p text:style-name="P3"><text:span text:style-name="T4">}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0.406cm" svg:height="0.406cm" svg:x="19.311cm" svg:y="9.575cm">
          <text:p text:style-name="P1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923cm" svg:y1="10.109cm" svg:x2="20.066cm" svg:y2="10.109cm">
          <text:p/>
        </draw:line>
        <draw:frame draw:style-name="gr11" draw:text-style-name="P19" draw:layer="layout" svg:width="12.96cm" svg:height="0.949cm" svg:x="3.686cm" svg:y="3.014cm">
          <draw:text-box>
            <text:p><text:span text:style-name="T4">version-time=1554389617</text:span></text:p>
          </draw:text-box>
        </draw:frame>
        <draw:custom-shape draw:style-name="gr46" draw:text-style-name="P1" draw:layer="layout" svg:width="0.406cm" svg:height="5.994cm" draw:transform="rotate (1.5707963267949) translate (4.725cm 10.368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7.519cm" svg:y="9.3cm">
          <text:p text:style-name="P1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12.96cm" svg:height="0.949cm" svg:x="3.675cm" svg:y="2.486cm">
          <draw:text-box>
            <text:p><text:span text:style-name="T16">resolve()</text:span><text:span text:style-name="T10"> options:</text:span></text:p>
          </draw:text-box>
        </draw:frame>
        <draw:line draw:style-name="gr20" draw:text-style-name="P1" draw:layer="layout" svg:x1="3.962cm" svg:y1="3.548cm" svg:x2="7.912cm" svg:y2="3.548cm">
          <text:p/>
        </draw:line>
        <draw:custom-shape draw:style-name="gr19" draw:text-style-name="P18" draw:layer="layout" svg:width="0.406cm" svg:height="0.406cm" svg:x="5.734cm" svg:y="3.7cm">
          <text:p text:style-name="P1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406cm" svg:height="10.947cm" draw:transform="rotate (1.5707963267949) translate (1.65cm 12.66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5" draw:layer="layout" svg:width="1.907cm" svg:height="0.962cm" svg:x="6.17cm" svg:y="12.688cm">
          <draw:text-box>
            <text:p text:style-name="P14"><text:span text:style-name="T11">DID URL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1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9.935cm" svg:height="0.834cm" svg:x="7.186cm" svg:y="0.722cm">
          <draw:image xlink:href="Pictures/10000201000003060000004183472294A75245F1.png" xlink:type="simple" xlink:show="embed" xlink:actuate="onLoad" draw:mime-type="image/png">
            <text:p/>
          </draw:image>
        </draw:frame>
        <draw:frame draw:style-name="gr11" draw:text-style-name="P13" draw:layer="layout" svg:width="12.96cm" svg:height="0.949cm" svg:x="1.175cm" svg:y="0.785cm">
          <draw:text-box>
            <text:p><text:span text:style-name="T10">Decentralized Identifier Registry</text:span></text:p>
          </draw:text-box>
        </draw:frame>
        <draw:frame draw:style-name="gr2" draw:text-style-name="P2" draw:layer="layout" svg:width="5cm" svg:height="1.094cm" draw:transform="rotate (1.5707963267949) translate (2.686cm 6.674cm)">
          <draw:text-box>
            <text:p><text:span text:style-name="T1">resolve()</text:span></text:p>
          </draw:text-box>
        </draw:frame>
        <draw:line draw:style-name="gr3" draw:text-style-name="P1" draw:layer="layout" svg:x1="12.08cm" svg:y1="1.634cm" svg:x2="12.08cm" svg:y2="5.142cm">
          <text:p/>
        </draw:line>
        <draw:custom-shape draw:style-name="gr4" draw:text-style-name="P1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11.938cm" svg:height="5.653cm" svg:x="14.646cm" svg:y="2.605cm">
          <text:p text:style-name="P3"><text:span text:style-name="T2">DID Document (version at timestamp 1554389617)</text:span></text:p>
          <text:p text:style-name="P3"><text:span text:style-name="T3"/></text:p>
          <text:p text:style-name="P3"><text:span text:style-name="T4">{</text:span></text:p>
          <text:p text:style-name="P3"><text:span text:style-name="T4"><text:s text:c="2"/></text:span><text:span text:style-name="T4">"@context": "https://w3id.org/did/v1",</text:span></text:p>
          <text:p text:style-name="P3"><text:span text:style-name="T4"><text:s text:c="2"/></text:span><text:span text:style-name="T4">"id": "did:xyz:1234",</text:span></text:p>
          <text:p text:style-name="P3"><text:span text:style-name="T4"><text:s text:c="2"/></text:span><text:span text:style-name="T4">"publicKey": [{</text:span></text:p>
          <text:p text:style-name="P3"><text:span text:style-name="T4"><text:s text:c="4"/></text:span><text:span text:style-name="T4">"id": "did:xyz:1234#keys-1",</text:span></text:p>
          <text:p text:style-name="P3"><text:span text:style-name="T4"><text:s text:c="4"/></text:span><text:span text:style-name="T4">"type": "RsaVerificationKey2018",</text:span></text:p>
          <text:p text:style-name="P3"><text:span text:style-name="T4"><text:s text:c="4"/></text:span><text:span text:style-name="T4">"publicKeyPem": "-----BEGIN PUB...1101101..END PUB -----\r\n"</text:span></text:p>
          <text:p text:style-name="P3"><text:span text:style-name="T4"><text:s text:c="2"/></text:span><text:span text:style-name="T4">}],</text:span></text:p>
          <text:p text:style-name="P3"><text:span text:style-name="T4"><text:s text:c="2"/></text:span><text:span text:style-name="T4">"service": [{</text:span></text:p>
          <text:p text:style-name="P3"><text:span text:style-name="T4"><text:s text:c="4"/></text:span><text:span text:style-name="T4">"id": "did:xyz:1234#agent",</text:span></text:p>
          <text:p text:style-name="P3"><text:span text:style-name="T4"><text:s text:c="4"/></text:span><text:span text:style-name="T4">"type": "ExampleService",</text:span></text:p>
          <text:p text:style-name="P3"><text:span text:style-name="T4"><text:s text:c="4"/></text:span><text:span text:style-name="T4">"serviceEndpoint": "https://example.com/oldagent"</text:span></text:p>
          <text:p text:style-name="P3"><text:span text:style-name="T4"><text:s text:c="2"/></text:span><text:span text:style-name="T4">}]</text:span></text:p>
          <text:p text:style-name="P3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496cm" svg:height="1.094cm" draw:transform="rotate (1.5707963267949) translate (1.192cm 8.398cm)">
          <draw:text-box>
            <text:p><text:span text:style-name="T5">dereference()</text:span></text:p>
          </draw:text-box>
        </draw:frame>
        <draw:frame draw:style-name="gr2" draw:text-style-name="P6" draw:layer="layout" svg:width="6.496cm" svg:height="1.094cm" svg:x="1.191cm" svg:y="13.703cm">
          <draw:text-box>
            <text:p><text:span text:style-name="T6">INPUT</text:span></text:p>
          </draw:text-box>
        </draw:frame>
        <draw:frame draw:style-name="gr2" draw:text-style-name="P8" draw:layer="layout" svg:width="6.496cm" svg:height="1.094cm" svg:x="20.229cm" svg:y="13.703cm">
          <draw:text-box>
            <text:p text:style-name="P7"><text:span text:style-name="T6">RESULT</text:span></text:p>
          </draw:text-box>
        </draw:frame>
        <draw:line draw:style-name="gr7" draw:text-style-name="P1" draw:layer="layout" svg:x1="14cm" svg:y1="11.684cm" svg:x2="14cm" svg:y2="15.078cm">
          <text:p/>
        </draw:line>
        <draw:frame draw:style-name="gr50" draw:text-style-name="P10" draw:layer="layout" svg:width="18.68cm" svg:height="1.207cm" svg:x="1.386cm" svg:y="10.523cm">
          <draw:text-box>
            <text:p><text:span text:style-name="T17">did:xyz:1234;version-time=1554389617</text:span><text:span text:style-name="T8">;service=agent/profile?query#frag</text:span></text:p>
          </draw:text-box>
        </draw:frame>
        <draw:custom-shape draw:style-name="gr8" draw:text-style-name="P1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2.61cm" svg:y="11.663cm">
          <draw:text-box>
            <text:p><text:span text:style-name="T7">DID</text:span></text:p>
          </draw:text-box>
        </draw:frame>
        <draw:custom-shape draw:style-name="gr8" draw:text-style-name="P1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6.572cm" svg:y="6.283cm">
          <draw:text-box>
            <text:p><text:span text:style-name="T7">DID</text:span></text:p>
          </draw:text-box>
        </draw:frame>
        <draw:line draw:style-name="gr10" draw:text-style-name="P1" draw:layer="layout" svg:x1="9.682cm" svg:y1="5.448cm" svg:x2="14.478cm" svg:y2="5.448cm">
          <text:p/>
        </draw:line>
        <draw:line draw:style-name="gr3" draw:text-style-name="P1" draw:layer="layout" svg:x1="13.08cm" svg:y1="1.634cm" svg:x2="13.08cm" svg:y2="5.142cm">
          <text:p/>
        </draw:line>
        <draw:line draw:style-name="gr3" draw:text-style-name="P1" draw:layer="layout" svg:x1="11.08cm" svg:y1="1.634cm" svg:x2="11.08cm" svg:y2="5.142cm">
          <text:p/>
        </draw:line>
        <draw:frame draw:style-name="gr11" draw:text-style-name="P12" draw:layer="layout" svg:width="12.96cm" svg:height="0.949cm" svg:x="5.386cm" svg:y="5.142cm">
          <draw:text-box>
            <text:p><text:span text:style-name="T8">did:xyz:1234</text:span></text:p>
          </draw:text-box>
        </draw:frame>
        <draw:line draw:style-name="gr10" draw:text-style-name="P1" draw:layer="layout" svg:x1="19.462cm" svg:y1="10.828cm" svg:x2="20.453cm" svg:y2="10.828cm">
          <text:p/>
        </draw:line>
        <draw:frame draw:style-name="gr11" draw:text-style-name="P19" draw:layer="layout" svg:width="12.96cm" svg:height="0.949cm" svg:x="3.686cm" svg:y="3.014cm">
          <draw:text-box>
            <text:p><text:span text:style-name="T4">version-time=1554389617</text:span></text:p>
          </draw:text-box>
        </draw:frame>
        <draw:frame draw:style-name="gr11" draw:text-style-name="P13" draw:layer="layout" svg:width="12.96cm" svg:height="0.949cm" svg:x="3.675cm" svg:y="2.486cm">
          <draw:text-box>
            <text:p><text:span text:style-name="T16">resolve()</text:span><text:span text:style-name="T10"> options:</text:span></text:p>
          </draw:text-box>
        </draw:frame>
        <draw:frame draw:style-name="gr11" draw:text-style-name="P10" draw:layer="layout" svg:width="12.96cm" svg:height="0.949cm" svg:x="14.386cm" svg:y="12.71cm">
          <draw:text-box>
            <text:p><text:span text:style-name="T8">https://example.com/oldagent/profile?query#frag</text:span></text:p>
          </draw:text-box>
        </draw:frame>
        <draw:custom-shape draw:style-name="gr51" draw:text-style-name="P1" draw:layer="layout" svg:width="0.406cm" svg:height="11.862cm" draw:transform="rotate (1.5707963267949) translate (14.651cm 13.84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1" draw:layer="layout" svg:width="3.855cm" svg:height="0.962cm" svg:x="18.939cm" svg:y="13.837cm">
          <draw:text-box>
            <text:p><text:span text:style-name="T9">Service Endpoint URI</text:span></text:p>
          </draw:text-box>
        </draw:frame>
        <draw:custom-shape draw:style-name="gr52" draw:text-style-name="P1" draw:layer="layout" svg:width="0.406cm" svg:height="11.812cm" draw:transform="rotate (1.5707963267949) translate (1.65cm 12.66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5" draw:layer="layout" svg:width="1.907cm" svg:height="0.962cm" svg:x="6.603cm" svg:y="12.688cm">
          <draw:text-box>
            <text:p text:style-name="P14"><text:span text:style-name="T11">DID URL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1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9.935cm" svg:height="0.834cm" svg:x="7.186cm" svg:y="0.722cm">
          <draw:image xlink:href="Pictures/10000201000003060000004183472294A75245F1.png" xlink:type="simple" xlink:show="embed" xlink:actuate="onLoad" draw:mime-type="image/png">
            <text:p/>
          </draw:image>
        </draw:frame>
        <draw:frame draw:style-name="gr11" draw:text-style-name="P13" draw:layer="layout" svg:width="12.96cm" svg:height="0.949cm" svg:x="1.175cm" svg:y="0.785cm">
          <draw:text-box>
            <text:p><text:span text:style-name="T10">Decentralized Identifier Registry</text:span></text:p>
          </draw:text-box>
        </draw:frame>
        <draw:frame draw:style-name="gr2" draw:text-style-name="P2" draw:layer="layout" svg:width="5cm" svg:height="1.094cm" draw:transform="rotate (1.5707963267949) translate (2.686cm 6.674cm)">
          <draw:text-box>
            <text:p><text:span text:style-name="T1">resolve()</text:span></text:p>
          </draw:text-box>
        </draw:frame>
        <draw:line draw:style-name="gr3" draw:text-style-name="P1" draw:layer="layout" svg:x1="12.08cm" svg:y1="1.634cm" svg:x2="12.08cm" svg:y2="5.142cm">
          <text:p/>
        </draw:line>
        <draw:custom-shape draw:style-name="gr4" draw:text-style-name="P1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11.938cm" svg:height="5.653cm" svg:x="14.646cm" svg:y="2.605cm">
          <text:p text:style-name="P3"><text:span text:style-name="T2">DID Document (version at timestamp 1554389617)</text:span></text:p>
          <text:p text:style-name="P3"><text:span text:style-name="T3"/></text:p>
          <text:p text:style-name="P3"><text:span text:style-name="T4">{</text:span></text:p>
          <text:p text:style-name="P3"><text:span text:style-name="T4"><text:s text:c="2"/></text:span><text:span text:style-name="T4">"@context": "https://w3id.org/did/v1",</text:span></text:p>
          <text:p text:style-name="P3"><text:span text:style-name="T4"><text:s text:c="2"/></text:span><text:span text:style-name="T4">"id": "did:xyz:1234",</text:span></text:p>
          <text:p text:style-name="P3"><text:span text:style-name="T4"><text:s text:c="2"/></text:span><text:span text:style-name="T4">"publicKey": [{</text:span></text:p>
          <text:p text:style-name="P3"><text:span text:style-name="T4"><text:s text:c="4"/></text:span><text:span text:style-name="T4">"id": "did:xyz:1234#keys-1",</text:span></text:p>
          <text:p text:style-name="P3"><text:span text:style-name="T4"><text:s text:c="4"/></text:span><text:span text:style-name="T4">"type": "RsaVerificationKey2018",</text:span></text:p>
          <text:p text:style-name="P3"><text:span text:style-name="T4"><text:s text:c="4"/></text:span><text:span text:style-name="T4">"publicKeyPem": "-----BEGIN PUB...1101101..END PUB -----\r\n"</text:span></text:p>
          <text:p text:style-name="P3"><text:span text:style-name="T4"><text:s text:c="2"/></text:span><text:span text:style-name="T4">}],</text:span></text:p>
          <text:p text:style-name="P3"><text:span text:style-name="T4"><text:s text:c="2"/></text:span><text:span text:style-name="T4">"service": [{</text:span></text:p>
          <text:p text:style-name="P3"><text:span text:style-name="T4"><text:s text:c="4"/></text:span><text:span text:style-name="T4">"id": "did:xyz:1234#agent",</text:span></text:p>
          <text:p text:style-name="P3"><text:span text:style-name="T4"><text:s text:c="4"/></text:span><text:span text:style-name="T4">"type": "ExampleService",</text:span></text:p>
          <text:p text:style-name="P3"><text:span text:style-name="T4"><text:s text:c="4"/></text:span><text:span text:style-name="T4">"serviceEndpoint": "https://example.com/oldagent"</text:span></text:p>
          <text:p text:style-name="P3"><text:span text:style-name="T4"><text:s text:c="2"/></text:span><text:span text:style-name="T4">}]</text:span></text:p>
          <text:p text:style-name="P3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496cm" svg:height="1.094cm" draw:transform="rotate (1.5707963267949) translate (1.192cm 8.398cm)">
          <draw:text-box>
            <text:p><text:span text:style-name="T5">dereference()</text:span></text:p>
          </draw:text-box>
        </draw:frame>
        <draw:frame draw:style-name="gr2" draw:text-style-name="P6" draw:layer="layout" svg:width="6.496cm" svg:height="1.094cm" svg:x="1.191cm" svg:y="13.703cm">
          <draw:text-box>
            <text:p><text:span text:style-name="T6">INPUT</text:span></text:p>
          </draw:text-box>
        </draw:frame>
        <draw:frame draw:style-name="gr2" draw:text-style-name="P8" draw:layer="layout" svg:width="6.496cm" svg:height="1.094cm" svg:x="20.229cm" svg:y="13.703cm">
          <draw:text-box>
            <text:p text:style-name="P7"><text:span text:style-name="T6">RESULT</text:span></text:p>
          </draw:text-box>
        </draw:frame>
        <draw:line draw:style-name="gr7" draw:text-style-name="P1" draw:layer="layout" svg:x1="14cm" svg:y1="11.684cm" svg:x2="14cm" svg:y2="15.078cm">
          <text:p/>
        </draw:line>
        <draw:frame draw:style-name="gr50" draw:text-style-name="P10" draw:layer="layout" svg:width="18.68cm" svg:height="1.207cm" svg:x="1.386cm" svg:y="10.523cm">
          <draw:text-box>
            <text:p><text:span text:style-name="T17">did:xyz:1234;version-time=1554389617</text:span><text:span text:style-name="T8">;service=agent/profile?query#frag</text:span></text:p>
          </draw:text-box>
        </draw:frame>
        <draw:custom-shape draw:style-name="gr8" draw:text-style-name="P1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2.61cm" svg:y="11.663cm">
          <draw:text-box>
            <text:p><text:span text:style-name="T7">DID</text:span></text:p>
          </draw:text-box>
        </draw:frame>
        <draw:custom-shape draw:style-name="gr8" draw:text-style-name="P1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6.572cm" svg:y="6.283cm">
          <draw:text-box>
            <text:p><text:span text:style-name="T7">DID</text:span></text:p>
          </draw:text-box>
        </draw:frame>
        <draw:line draw:style-name="gr10" draw:text-style-name="P1" draw:layer="layout" svg:x1="9.682cm" svg:y1="5.448cm" svg:x2="14.478cm" svg:y2="5.448cm">
          <text:p/>
        </draw:line>
        <draw:line draw:style-name="gr3" draw:text-style-name="P1" draw:layer="layout" svg:x1="13.08cm" svg:y1="1.634cm" svg:x2="13.08cm" svg:y2="5.142cm">
          <text:p/>
        </draw:line>
        <draw:line draw:style-name="gr3" draw:text-style-name="P1" draw:layer="layout" svg:x1="11.08cm" svg:y1="1.634cm" svg:x2="11.08cm" svg:y2="5.142cm">
          <text:p/>
        </draw:line>
        <draw:frame draw:style-name="gr11" draw:text-style-name="P12" draw:layer="layout" svg:width="12.96cm" svg:height="0.949cm" svg:x="5.386cm" svg:y="5.142cm">
          <draw:text-box>
            <text:p><text:span text:style-name="T8">did:xyz:1234</text:span></text:p>
          </draw:text-box>
        </draw:frame>
        <draw:line draw:style-name="gr10" draw:text-style-name="P1" draw:layer="layout" svg:x1="19.462cm" svg:y1="10.828cm" svg:x2="20.453cm" svg:y2="10.828cm">
          <text:p/>
        </draw:line>
        <draw:frame draw:style-name="gr11" draw:text-style-name="P19" draw:layer="layout" svg:width="12.96cm" svg:height="0.949cm" svg:x="3.686cm" svg:y="3.014cm">
          <draw:text-box>
            <text:p><text:span text:style-name="T4">version-time=1554389617</text:span></text:p>
          </draw:text-box>
        </draw:frame>
        <draw:custom-shape draw:style-name="gr46" draw:text-style-name="P1" draw:layer="layout" svg:width="0.406cm" svg:height="5.994cm" draw:transform="rotate (1.5707963267949) translate (4.725cm 10.368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7.519cm" svg:y="9.3cm">
          <text:p text:style-name="P1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12.96cm" svg:height="0.949cm" svg:x="3.675cm" svg:y="2.486cm">
          <draw:text-box>
            <text:p><text:span text:style-name="T16">resolve()</text:span><text:span text:style-name="T10"> options:</text:span></text:p>
          </draw:text-box>
        </draw:frame>
        <draw:line draw:style-name="gr20" draw:text-style-name="P1" draw:layer="layout" svg:x1="3.962cm" svg:y1="3.548cm" svg:x2="7.912cm" svg:y2="3.548cm">
          <text:p/>
        </draw:line>
        <draw:custom-shape draw:style-name="gr19" draw:text-style-name="P18" draw:layer="layout" svg:width="0.406cm" svg:height="0.406cm" svg:x="5.734cm" svg:y="3.7cm">
          <text:p text:style-name="P1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12.96cm" svg:height="0.949cm" svg:x="14.386cm" svg:y="12.711cm">
          <draw:text-box>
            <text:p><text:span text:style-name="T8">https://example.com/oldagent/profile?query#frag</text:span></text:p>
          </draw:text-box>
        </draw:frame>
        <draw:custom-shape draw:style-name="gr51" draw:text-style-name="P1" draw:layer="layout" svg:width="0.406cm" svg:height="11.862cm" draw:transform="rotate (1.5707963267949) translate (14.651cm 13.8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1" draw:layer="layout" svg:width="3.855cm" svg:height="0.962cm" svg:x="18.939cm" svg:y="13.838cm">
          <draw:text-box>
            <text:p><text:span text:style-name="T9">Service Endpoint URI</text:span></text:p>
          </draw:text-box>
        </draw:frame>
        <draw:custom-shape draw:style-name="gr52" draw:text-style-name="P1" draw:layer="layout" svg:width="0.406cm" svg:height="11.812cm" draw:transform="rotate (1.5707963267949) translate (1.651cm 12.64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5" draw:layer="layout" svg:width="1.907cm" svg:height="0.962cm" svg:x="6.604cm" svg:y="12.675cm">
          <draw:text-box>
            <text:p text:style-name="P14"><text:span text:style-name="T11">DID URL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1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9.935cm" svg:height="0.834cm" svg:x="7.186cm" svg:y="0.722cm">
          <draw:image xlink:href="Pictures/10000201000003060000004183472294A75245F1.png" xlink:type="simple" xlink:show="embed" xlink:actuate="onLoad" draw:mime-type="image/png">
            <text:p/>
          </draw:image>
        </draw:frame>
        <draw:frame draw:style-name="gr11" draw:text-style-name="P13" draw:layer="layout" svg:width="12.96cm" svg:height="0.949cm" svg:x="1.175cm" svg:y="0.785cm">
          <draw:text-box>
            <text:p><text:span text:style-name="T10">Decentralized Identifier Registry</text:span></text:p>
          </draw:text-box>
        </draw:frame>
        <draw:frame draw:style-name="gr2" draw:text-style-name="P2" draw:layer="layout" svg:width="5cm" svg:height="1.094cm" draw:transform="rotate (1.5707963267949) translate (2.686cm 6.674cm)">
          <draw:text-box>
            <text:p><text:span text:style-name="T1">resolve()</text:span></text:p>
          </draw:text-box>
        </draw:frame>
        <draw:line draw:style-name="gr3" draw:text-style-name="P1" draw:layer="layout" svg:x1="12.08cm" svg:y1="1.634cm" svg:x2="12.08cm" svg:y2="5.142cm">
          <text:p/>
        </draw:line>
        <draw:custom-shape draw:style-name="gr4" draw:text-style-name="P1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11.938cm" svg:height="5.653cm" svg:x="14.646cm" svg:y="2.605cm">
          <text:p text:style-name="P3"><text:span text:style-name="T2">DID Document (version at timestamp 1554389617)</text:span></text:p>
          <text:p text:style-name="P3"><text:span text:style-name="T3"/></text:p>
          <text:p text:style-name="P3"><text:span text:style-name="T4">{</text:span></text:p>
          <text:p text:style-name="P3"><text:span text:style-name="T4"><text:s text:c="2"/></text:span><text:span text:style-name="T4">"@context": "https://w3id.org/did/v1",</text:span></text:p>
          <text:p text:style-name="P3"><text:span text:style-name="T4"><text:s text:c="2"/></text:span><text:span text:style-name="T4">"id": "did:xyz:1234",</text:span></text:p>
          <text:p text:style-name="P3"><text:span text:style-name="T4"><text:s text:c="2"/></text:span><text:span text:style-name="T4">"publicKey": [{</text:span></text:p>
          <text:p text:style-name="P3"><text:span text:style-name="T4"><text:s text:c="4"/></text:span><text:span text:style-name="T4">"id": "did:xyz:1234#keys-1",</text:span></text:p>
          <text:p text:style-name="P3"><text:span text:style-name="T4"><text:s text:c="4"/></text:span><text:span text:style-name="T4">"type": "RsaVerificationKey2018",</text:span></text:p>
          <text:p text:style-name="P3"><text:span text:style-name="T4"><text:s text:c="4"/></text:span><text:span text:style-name="T4">"publicKeyPem": "-----BEGIN PUB...1101101..END PUB -----\r\n"</text:span></text:p>
          <text:p text:style-name="P3"><text:span text:style-name="T4"><text:s text:c="2"/></text:span><text:span text:style-name="T4">}],</text:span></text:p>
          <text:p text:style-name="P3"><text:span text:style-name="T4"><text:s text:c="2"/></text:span><text:span text:style-name="T4">"service": [{</text:span></text:p>
          <text:p text:style-name="P3"><text:span text:style-name="T4"><text:s text:c="4"/></text:span><text:span text:style-name="T4">"id": "did:xyz:1234#agent",</text:span></text:p>
          <text:p text:style-name="P3"><text:span text:style-name="T4"><text:s text:c="4"/></text:span><text:span text:style-name="T4">"type": "ExampleService",</text:span></text:p>
          <text:p text:style-name="P3"><text:span text:style-name="T4"><text:s text:c="4"/></text:span><text:span text:style-name="T4">"serviceEndpoint": "https://example.com/oldagent"</text:span></text:p>
          <text:p text:style-name="P3"><text:span text:style-name="T4"><text:s text:c="2"/></text:span><text:span text:style-name="T4">}]</text:span></text:p>
          <text:p text:style-name="P3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496cm" svg:height="1.094cm" draw:transform="rotate (1.5707963267949) translate (1.192cm 8.398cm)">
          <draw:text-box>
            <text:p><text:span text:style-name="T5">dereference()</text:span></text:p>
          </draw:text-box>
        </draw:frame>
        <draw:frame draw:style-name="gr2" draw:text-style-name="P6" draw:layer="layout" svg:width="6.496cm" svg:height="1.094cm" svg:x="1.191cm" svg:y="13.703cm">
          <draw:text-box>
            <text:p><text:span text:style-name="T6">INPUT</text:span></text:p>
          </draw:text-box>
        </draw:frame>
        <draw:frame draw:style-name="gr2" draw:text-style-name="P8" draw:layer="layout" svg:width="6.496cm" svg:height="1.094cm" svg:x="20.229cm" svg:y="13.703cm">
          <draw:text-box>
            <text:p text:style-name="P7"><text:span text:style-name="T6">RESULT</text:span></text:p>
          </draw:text-box>
        </draw:frame>
        <draw:line draw:style-name="gr7" draw:text-style-name="P1" draw:layer="layout" svg:x1="14cm" svg:y1="11.684cm" svg:x2="14cm" svg:y2="15.078cm">
          <text:p/>
        </draw:line>
        <draw:frame draw:style-name="gr50" draw:text-style-name="P10" draw:layer="layout" svg:width="18.68cm" svg:height="1.207cm" svg:x="1.386cm" svg:y="10.523cm">
          <draw:text-box>
            <text:p><text:span text:style-name="T17">did:xyz:1234;version-time=1554389617</text:span><text:span text:style-name="T8">;service=agent/profile?query#frag</text:span></text:p>
          </draw:text-box>
        </draw:frame>
        <draw:custom-shape draw:style-name="gr8" draw:text-style-name="P1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2.61cm" svg:y="11.663cm">
          <draw:text-box>
            <text:p><text:span text:style-name="T7">DID</text:span></text:p>
          </draw:text-box>
        </draw:frame>
        <draw:custom-shape draw:style-name="gr8" draw:text-style-name="P1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6.572cm" svg:y="6.283cm">
          <draw:text-box>
            <text:p><text:span text:style-name="T7">DID</text:span></text:p>
          </draw:text-box>
        </draw:frame>
        <draw:line draw:style-name="gr10" draw:text-style-name="P1" draw:layer="layout" svg:x1="9.682cm" svg:y1="5.448cm" svg:x2="14.478cm" svg:y2="5.448cm">
          <text:p/>
        </draw:line>
        <draw:line draw:style-name="gr3" draw:text-style-name="P1" draw:layer="layout" svg:x1="13.08cm" svg:y1="1.634cm" svg:x2="13.08cm" svg:y2="5.142cm">
          <text:p/>
        </draw:line>
        <draw:line draw:style-name="gr3" draw:text-style-name="P1" draw:layer="layout" svg:x1="11.08cm" svg:y1="1.634cm" svg:x2="11.08cm" svg:y2="5.142cm">
          <text:p/>
        </draw:line>
        <draw:frame draw:style-name="gr11" draw:text-style-name="P12" draw:layer="layout" svg:width="12.96cm" svg:height="0.949cm" svg:x="5.386cm" svg:y="5.142cm">
          <draw:text-box>
            <text:p><text:span text:style-name="T8">did:xyz:1234</text:span></text:p>
          </draw:text-box>
        </draw:frame>
        <draw:line draw:style-name="gr10" draw:text-style-name="P1" draw:layer="layout" svg:x1="19.462cm" svg:y1="10.828cm" svg:x2="20.453cm" svg:y2="10.828cm">
          <text:p/>
        </draw:line>
        <draw:custom-shape draw:style-name="gr55" draw:text-style-name="P1" draw:layer="layout" svg:width="0.406cm" svg:height="3.375cm" draw:transform="rotate (1.5707963267949) translate (10.849cm 10.36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12.333cm" svg:y="9.299cm">
          <text:p text:style-name="P1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9" draw:layer="layout" svg:width="12.96cm" svg:height="0.949cm" svg:x="3.686cm" svg:y="3.014cm">
          <draw:text-box>
            <text:p><text:span text:style-name="T4">version-time=1554389617</text:span></text:p>
          </draw:text-box>
        </draw:frame>
        <draw:custom-shape draw:style-name="gr46" draw:text-style-name="P1" draw:layer="layout" svg:width="0.406cm" svg:height="5.994cm" draw:transform="rotate (1.5707963267949) translate (4.725cm 10.368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7.519cm" svg:y="9.3cm">
          <text:p text:style-name="P1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12.96cm" svg:height="0.949cm" svg:x="3.675cm" svg:y="2.486cm">
          <draw:text-box>
            <text:p><text:span text:style-name="T16">resolve()</text:span><text:span text:style-name="T10"> options:</text:span></text:p>
          </draw:text-box>
        </draw:frame>
        <draw:custom-shape draw:style-name="gr19" draw:text-style-name="P18" draw:layer="layout" svg:width="0.406cm" svg:height="0.406cm" svg:x="19.229cm" svg:y="5.818cm">
          <text:p text:style-name="P1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962cm" svg:y1="6.351cm" svg:x2="19.902cm" svg:y2="6.351cm">
          <text:p/>
        </draw:line>
        <draw:line draw:style-name="gr20" draw:text-style-name="P1" draw:layer="layout" svg:x1="3.962cm" svg:y1="3.548cm" svg:x2="7.912cm" svg:y2="3.548cm">
          <text:p/>
        </draw:line>
        <draw:custom-shape draw:style-name="gr19" draw:text-style-name="P18" draw:layer="layout" svg:width="0.406cm" svg:height="0.406cm" svg:x="5.734cm" svg:y="3.7cm">
          <text:p text:style-name="P1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12.96cm" svg:height="0.949cm" svg:x="14.386cm" svg:y="12.711cm">
          <draw:text-box>
            <text:p><text:span text:style-name="T8">https://example.com/oldagent/profile?query#frag</text:span></text:p>
          </draw:text-box>
        </draw:frame>
        <draw:custom-shape draw:style-name="gr51" draw:text-style-name="P1" draw:layer="layout" svg:width="0.406cm" svg:height="11.862cm" draw:transform="rotate (1.5707963267949) translate (14.651cm 13.8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1" draw:layer="layout" svg:width="3.855cm" svg:height="0.962cm" svg:x="18.939cm" svg:y="13.838cm">
          <draw:text-box>
            <text:p><text:span text:style-name="T9">Service Endpoint URI</text:span></text:p>
          </draw:text-box>
        </draw:frame>
        <draw:custom-shape draw:style-name="gr52" draw:text-style-name="P1" draw:layer="layout" svg:width="0.406cm" svg:height="11.812cm" draw:transform="rotate (1.5707963267949) translate (1.651cm 12.64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5" draw:layer="layout" svg:width="1.907cm" svg:height="0.962cm" svg:x="6.604cm" svg:y="12.675cm">
          <draw:text-box>
            <text:p text:style-name="P14"><text:span text:style-name="T11">DID URL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1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9.935cm" svg:height="0.834cm" svg:x="7.186cm" svg:y="0.722cm">
          <draw:image xlink:href="Pictures/10000201000003060000004183472294A75245F1.png" xlink:type="simple" xlink:show="embed" xlink:actuate="onLoad" draw:mime-type="image/png">
            <text:p/>
          </draw:image>
        </draw:frame>
        <draw:frame draw:style-name="gr11" draw:text-style-name="P13" draw:layer="layout" svg:width="12.96cm" svg:height="0.949cm" svg:x="1.175cm" svg:y="0.785cm">
          <draw:text-box>
            <text:p><text:span text:style-name="T10">Decentralized Identifier Registry</text:span></text:p>
          </draw:text-box>
        </draw:frame>
        <draw:frame draw:style-name="gr2" draw:text-style-name="P2" draw:layer="layout" svg:width="5cm" svg:height="1.094cm" draw:transform="rotate (1.5707963267949) translate (2.686cm 6.674cm)">
          <draw:text-box>
            <text:p><text:span text:style-name="T1">resolve()</text:span></text:p>
          </draw:text-box>
        </draw:frame>
        <draw:line draw:style-name="gr3" draw:text-style-name="P1" draw:layer="layout" svg:x1="12.08cm" svg:y1="1.634cm" svg:x2="12.08cm" svg:y2="5.142cm">
          <text:p/>
        </draw:line>
        <draw:custom-shape draw:style-name="gr4" draw:text-style-name="P1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11.938cm" svg:height="5.653cm" svg:x="14.646cm" svg:y="2.605cm">
          <text:p text:style-name="P3"><text:span text:style-name="T2">DID Document (version at timestamp 1554389617)</text:span></text:p>
          <text:p text:style-name="P3"><text:span text:style-name="T3"/></text:p>
          <text:p text:style-name="P3"><text:span text:style-name="T4">{</text:span></text:p>
          <text:p text:style-name="P3"><text:span text:style-name="T4"><text:s text:c="2"/></text:span><text:span text:style-name="T4">"@context": "https://w3id.org/did/v1",</text:span></text:p>
          <text:p text:style-name="P3"><text:span text:style-name="T4"><text:s text:c="2"/></text:span><text:span text:style-name="T4">"id": "did:xyz:1234",</text:span></text:p>
          <text:p text:style-name="P3"><text:span text:style-name="T4"><text:s text:c="2"/></text:span><text:span text:style-name="T4">"publicKey": [{</text:span></text:p>
          <text:p text:style-name="P3"><text:span text:style-name="T4"><text:s text:c="4"/></text:span><text:span text:style-name="T4">"id": "did:xyz:1234#keys-1",</text:span></text:p>
          <text:p text:style-name="P3"><text:span text:style-name="T4"><text:s text:c="4"/></text:span><text:span text:style-name="T4">"type": "RsaVerificationKey2018",</text:span></text:p>
          <text:p text:style-name="P3"><text:span text:style-name="T4"><text:s text:c="4"/></text:span><text:span text:style-name="T4">"publicKeyPem": "-----BEGIN PUB...1101101..END PUB -----\r\n"</text:span></text:p>
          <text:p text:style-name="P3"><text:span text:style-name="T4"><text:s text:c="2"/></text:span><text:span text:style-name="T4">}],</text:span></text:p>
          <text:p text:style-name="P3"><text:span text:style-name="T4"><text:s text:c="2"/></text:span><text:span text:style-name="T4">"service": [{</text:span></text:p>
          <text:p text:style-name="P3"><text:span text:style-name="T4"><text:s text:c="4"/></text:span><text:span text:style-name="T4">"id": "did:xyz:1234#agent",</text:span></text:p>
          <text:p text:style-name="P3"><text:span text:style-name="T4"><text:s text:c="4"/></text:span><text:span text:style-name="T4">"type": "ExampleService",</text:span></text:p>
          <text:p text:style-name="P3"><text:span text:style-name="T4"><text:s text:c="4"/></text:span><text:span text:style-name="T4">"serviceEndpoint": "https://example.com/oldagent"</text:span></text:p>
          <text:p text:style-name="P3"><text:span text:style-name="T4"><text:s text:c="2"/></text:span><text:span text:style-name="T4">}]</text:span></text:p>
          <text:p text:style-name="P3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496cm" svg:height="1.094cm" draw:transform="rotate (1.5707963267949) translate (1.192cm 8.398cm)">
          <draw:text-box>
            <text:p><text:span text:style-name="T5">dereference()</text:span></text:p>
          </draw:text-box>
        </draw:frame>
        <draw:frame draw:style-name="gr2" draw:text-style-name="P6" draw:layer="layout" svg:width="6.496cm" svg:height="1.094cm" svg:x="1.191cm" svg:y="13.703cm">
          <draw:text-box>
            <text:p><text:span text:style-name="T6">INPUT</text:span></text:p>
          </draw:text-box>
        </draw:frame>
        <draw:frame draw:style-name="gr2" draw:text-style-name="P8" draw:layer="layout" svg:width="6.496cm" svg:height="1.094cm" svg:x="20.229cm" svg:y="13.703cm">
          <draw:text-box>
            <text:p text:style-name="P7"><text:span text:style-name="T6">RESULT</text:span></text:p>
          </draw:text-box>
        </draw:frame>
        <draw:line draw:style-name="gr7" draw:text-style-name="P1" draw:layer="layout" svg:x1="14cm" svg:y1="11.684cm" svg:x2="14cm" svg:y2="15.078cm">
          <text:p/>
        </draw:line>
        <draw:frame draw:style-name="gr50" draw:text-style-name="P10" draw:layer="layout" svg:width="18.68cm" svg:height="1.207cm" svg:x="1.386cm" svg:y="10.523cm">
          <draw:text-box>
            <text:p><text:span text:style-name="T17">did:xyz:1234;version-time=1554389617</text:span><text:span text:style-name="T8">;service=agent/profile?query#frag</text:span></text:p>
          </draw:text-box>
        </draw:frame>
        <draw:custom-shape draw:style-name="gr8" draw:text-style-name="P1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2.61cm" svg:y="11.663cm">
          <draw:text-box>
            <text:p><text:span text:style-name="T7">DID</text:span></text:p>
          </draw:text-box>
        </draw:frame>
        <draw:custom-shape draw:style-name="gr8" draw:text-style-name="P1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6.572cm" svg:y="6.283cm">
          <draw:text-box>
            <text:p><text:span text:style-name="T7">DID</text:span></text:p>
          </draw:text-box>
        </draw:frame>
        <draw:line draw:style-name="gr10" draw:text-style-name="P1" draw:layer="layout" svg:x1="9.682cm" svg:y1="5.448cm" svg:x2="14.478cm" svg:y2="5.448cm">
          <text:p/>
        </draw:line>
        <draw:line draw:style-name="gr3" draw:text-style-name="P1" draw:layer="layout" svg:x1="13.08cm" svg:y1="1.634cm" svg:x2="13.08cm" svg:y2="5.142cm">
          <text:p/>
        </draw:line>
        <draw:line draw:style-name="gr3" draw:text-style-name="P1" draw:layer="layout" svg:x1="11.08cm" svg:y1="1.634cm" svg:x2="11.08cm" svg:y2="5.142cm">
          <text:p/>
        </draw:line>
        <draw:frame draw:style-name="gr11" draw:text-style-name="P12" draw:layer="layout" svg:width="12.96cm" svg:height="0.949cm" svg:x="5.386cm" svg:y="5.142cm">
          <draw:text-box>
            <text:p><text:span text:style-name="T8">did:xyz:1234</text:span></text:p>
          </draw:text-box>
        </draw:frame>
        <draw:line draw:style-name="gr10" draw:text-style-name="P1" draw:layer="layout" svg:x1="19.462cm" svg:y1="10.828cm" svg:x2="20.453cm" svg:y2="10.828cm">
          <text:p/>
        </draw:line>
        <draw:custom-shape draw:style-name="gr55" draw:text-style-name="P1" draw:layer="layout" svg:width="0.406cm" svg:height="3.375cm" draw:transform="rotate (1.5707963267949) translate (10.849cm 10.36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12.333cm" svg:y="9.299cm">
          <text:p text:style-name="P1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9" draw:layer="layout" svg:width="12.96cm" svg:height="0.949cm" svg:x="3.686cm" svg:y="3.014cm">
          <draw:text-box>
            <text:p><text:span text:style-name="T4">version-time=1554389617</text:span></text:p>
          </draw:text-box>
        </draw:frame>
        <draw:custom-shape draw:style-name="gr46" draw:text-style-name="P1" draw:layer="layout" svg:width="0.406cm" svg:height="5.994cm" draw:transform="rotate (1.5707963267949) translate (4.725cm 10.368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7.519cm" svg:y="9.3cm">
          <text:p text:style-name="P1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12.96cm" svg:height="0.949cm" svg:x="3.675cm" svg:y="2.486cm">
          <draw:text-box>
            <text:p><text:span text:style-name="T16">resolve()</text:span><text:span text:style-name="T10"> options:</text:span></text:p>
          </draw:text-box>
        </draw:frame>
        <draw:custom-shape draw:style-name="gr57" draw:text-style-name="P1" draw:layer="layout" svg:width="0.406cm" svg:height="7.087cm" draw:transform="rotate (1.5707963267949) translate (14.651cm 12.549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17.991cm" svg:y="11.485cm">
          <text:p text:style-name="P17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406cm" svg:height="0.406cm" svg:x="19.229cm" svg:y="5.818cm">
          <text:p text:style-name="P1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962cm" svg:y1="6.351cm" svg:x2="19.902cm" svg:y2="6.351cm">
          <text:p/>
        </draw:line>
        <draw:line draw:style-name="gr20" draw:text-style-name="P1" draw:layer="layout" svg:x1="19.077cm" svg:y1="7.466cm" svg:x2="24.13cm" svg:y2="7.466cm">
          <text:p/>
        </draw:line>
        <draw:custom-shape draw:style-name="gr19" draw:text-style-name="P18" draw:layer="layout" svg:width="0.406cm" svg:height="0.406cm" svg:x="21.4cm" svg:y="7.599cm">
          <text:p text:style-name="P17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3.962cm" svg:y1="3.548cm" svg:x2="7.912cm" svg:y2="3.548cm">
          <text:p/>
        </draw:line>
        <draw:custom-shape draw:style-name="gr19" draw:text-style-name="P18" draw:layer="layout" svg:width="0.406cm" svg:height="0.406cm" svg:x="5.734cm" svg:y="3.7cm">
          <text:p text:style-name="P1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12.96cm" svg:height="0.949cm" svg:x="14.386cm" svg:y="12.711cm">
          <draw:text-box>
            <text:p><text:span text:style-name="T8">https://example.com/oldagent/profile?query#frag</text:span></text:p>
          </draw:text-box>
        </draw:frame>
        <draw:custom-shape draw:style-name="gr51" draw:text-style-name="P1" draw:layer="layout" svg:width="0.406cm" svg:height="11.862cm" draw:transform="rotate (1.5707963267949) translate (14.651cm 13.8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1" draw:layer="layout" svg:width="3.855cm" svg:height="0.962cm" svg:x="18.939cm" svg:y="13.838cm">
          <draw:text-box>
            <text:p><text:span text:style-name="T9">Service Endpoint URI</text:span></text:p>
          </draw:text-box>
        </draw:frame>
        <draw:custom-shape draw:style-name="gr52" draw:text-style-name="P1" draw:layer="layout" svg:width="0.406cm" svg:height="11.812cm" draw:transform="rotate (1.5707963267949) translate (1.651cm 12.64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5" draw:layer="layout" svg:width="1.907cm" svg:height="0.962cm" svg:x="6.604cm" svg:y="12.675cm">
          <draw:text-box>
            <text:p text:style-name="P14"><text:span text:style-name="T11">DID URL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1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9.935cm" svg:height="0.834cm" svg:x="7.186cm" svg:y="0.722cm">
          <draw:image xlink:href="Pictures/10000201000003060000004183472294A75245F1.png" xlink:type="simple" xlink:show="embed" xlink:actuate="onLoad" draw:mime-type="image/png">
            <text:p/>
          </draw:image>
        </draw:frame>
        <draw:frame draw:style-name="gr11" draw:text-style-name="P13" draw:layer="layout" svg:width="12.96cm" svg:height="0.949cm" svg:x="1.175cm" svg:y="0.785cm">
          <draw:text-box>
            <text:p><text:span text:style-name="T10">Decentralized Identifier Registry</text:span></text:p>
          </draw:text-box>
        </draw:frame>
        <draw:frame draw:style-name="gr2" draw:text-style-name="P2" draw:layer="layout" svg:width="5cm" svg:height="1.094cm" draw:transform="rotate (1.5707963267949) translate (2.686cm 6.674cm)">
          <draw:text-box>
            <text:p><text:span text:style-name="T1">resolve()</text:span></text:p>
          </draw:text-box>
        </draw:frame>
        <draw:line draw:style-name="gr3" draw:text-style-name="P1" draw:layer="layout" svg:x1="12.08cm" svg:y1="1.634cm" svg:x2="12.08cm" svg:y2="5.142cm">
          <text:p/>
        </draw:line>
        <draw:custom-shape draw:style-name="gr4" draw:text-style-name="P1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11.938cm" svg:height="5.653cm" svg:x="14.646cm" svg:y="2.605cm">
          <text:p text:style-name="P3"><text:span text:style-name="T2">DID Document (version at timestamp 1554389617)</text:span></text:p>
          <text:p text:style-name="P3"><text:span text:style-name="T3"/></text:p>
          <text:p text:style-name="P3"><text:span text:style-name="T4">{</text:span></text:p>
          <text:p text:style-name="P3"><text:span text:style-name="T4"><text:s text:c="2"/></text:span><text:span text:style-name="T4">"@context": "https://w3id.org/did/v1",</text:span></text:p>
          <text:p text:style-name="P3"><text:span text:style-name="T4"><text:s text:c="2"/></text:span><text:span text:style-name="T4">"id": "did:xyz:1234",</text:span></text:p>
          <text:p text:style-name="P3"><text:span text:style-name="T4"><text:s text:c="2"/></text:span><text:span text:style-name="T4">"publicKey": [{</text:span></text:p>
          <text:p text:style-name="P3"><text:span text:style-name="T4"><text:s text:c="4"/></text:span><text:span text:style-name="T4">"id": "did:xyz:1234#keys-1",</text:span></text:p>
          <text:p text:style-name="P3"><text:span text:style-name="T4"><text:s text:c="4"/></text:span><text:span text:style-name="T4">"type": "RsaVerificationKey2018",</text:span></text:p>
          <text:p text:style-name="P3"><text:span text:style-name="T4"><text:s text:c="4"/></text:span><text:span text:style-name="T4">"publicKeyPem": "-----BEGIN PUB...1101101..END PUB -----\r\n"</text:span></text:p>
          <text:p text:style-name="P3"><text:span text:style-name="T4"><text:s text:c="2"/></text:span><text:span text:style-name="T4">}],</text:span></text:p>
          <text:p text:style-name="P3"><text:span text:style-name="T4"><text:s text:c="2"/></text:span><text:span text:style-name="T4">"service": [{</text:span></text:p>
          <text:p text:style-name="P3"><text:span text:style-name="T4"><text:s text:c="4"/></text:span><text:span text:style-name="T4">"id": "did:xyz:1234#agent",</text:span></text:p>
          <text:p text:style-name="P3"><text:span text:style-name="T4"><text:s text:c="4"/></text:span><text:span text:style-name="T4">"type": "ExampleService",</text:span></text:p>
          <text:p text:style-name="P3"><text:span text:style-name="T4"><text:s text:c="4"/></text:span><text:span text:style-name="T4">"serviceEndpoint": "https://example.com/oldagent"</text:span></text:p>
          <text:p text:style-name="P3"><text:span text:style-name="T4"><text:s text:c="2"/></text:span><text:span text:style-name="T4">}]</text:span></text:p>
          <text:p text:style-name="P3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496cm" svg:height="1.094cm" draw:transform="rotate (1.5707963267949) translate (1.192cm 8.398cm)">
          <draw:text-box>
            <text:p><text:span text:style-name="T5">dereference()</text:span></text:p>
          </draw:text-box>
        </draw:frame>
        <draw:frame draw:style-name="gr2" draw:text-style-name="P6" draw:layer="layout" svg:width="6.496cm" svg:height="1.094cm" svg:x="1.191cm" svg:y="13.703cm">
          <draw:text-box>
            <text:p><text:span text:style-name="T6">INPUT</text:span></text:p>
          </draw:text-box>
        </draw:frame>
        <draw:frame draw:style-name="gr2" draw:text-style-name="P8" draw:layer="layout" svg:width="6.496cm" svg:height="1.094cm" svg:x="20.229cm" svg:y="13.703cm">
          <draw:text-box>
            <text:p text:style-name="P7"><text:span text:style-name="T6">RESULT</text:span></text:p>
          </draw:text-box>
        </draw:frame>
        <draw:line draw:style-name="gr7" draw:text-style-name="P1" draw:layer="layout" svg:x1="14cm" svg:y1="11.684cm" svg:x2="14cm" svg:y2="15.078cm">
          <text:p/>
        </draw:line>
        <draw:frame draw:style-name="gr50" draw:text-style-name="P10" draw:layer="layout" svg:width="18.68cm" svg:height="1.207cm" svg:x="1.386cm" svg:y="10.523cm">
          <draw:text-box>
            <text:p><text:span text:style-name="T17">did:xyz:1234;version-time=1554389617</text:span><text:span text:style-name="T8">;service=agent/profile?query#frag</text:span></text:p>
          </draw:text-box>
        </draw:frame>
        <draw:custom-shape draw:style-name="gr8" draw:text-style-name="P1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2.61cm" svg:y="11.663cm">
          <draw:text-box>
            <text:p><text:span text:style-name="T7">DID</text:span></text:p>
          </draw:text-box>
        </draw:frame>
        <draw:custom-shape draw:style-name="gr8" draw:text-style-name="P1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6.572cm" svg:y="6.283cm">
          <draw:text-box>
            <text:p><text:span text:style-name="T7">DID</text:span></text:p>
          </draw:text-box>
        </draw:frame>
        <draw:line draw:style-name="gr10" draw:text-style-name="P1" draw:layer="layout" svg:x1="9.682cm" svg:y1="5.448cm" svg:x2="14.478cm" svg:y2="5.448cm">
          <text:p/>
        </draw:line>
        <draw:line draw:style-name="gr3" draw:text-style-name="P1" draw:layer="layout" svg:x1="13.08cm" svg:y1="1.634cm" svg:x2="13.08cm" svg:y2="5.142cm">
          <text:p/>
        </draw:line>
        <draw:line draw:style-name="gr3" draw:text-style-name="P1" draw:layer="layout" svg:x1="11.08cm" svg:y1="1.634cm" svg:x2="11.08cm" svg:y2="5.142cm">
          <text:p/>
        </draw:line>
        <draw:frame draw:style-name="gr11" draw:text-style-name="P12" draw:layer="layout" svg:width="12.96cm" svg:height="0.949cm" svg:x="5.386cm" svg:y="5.142cm">
          <draw:text-box>
            <text:p><text:span text:style-name="T8">did:xyz:1234</text:span></text:p>
          </draw:text-box>
        </draw:frame>
        <draw:line draw:style-name="gr10" draw:text-style-name="P1" draw:layer="layout" svg:x1="19.462cm" svg:y1="10.828cm" svg:x2="20.453cm" svg:y2="10.828cm">
          <text:p/>
        </draw:line>
        <draw:custom-shape draw:style-name="gr55" draw:text-style-name="P1" draw:layer="layout" svg:width="0.406cm" svg:height="3.375cm" draw:transform="rotate (1.5707963267949) translate (10.849cm 10.36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12.333cm" svg:y="9.299cm">
          <text:p text:style-name="P1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9" draw:layer="layout" svg:width="12.96cm" svg:height="0.949cm" svg:x="3.686cm" svg:y="3.014cm">
          <draw:text-box>
            <text:p><text:span text:style-name="T4">version-time=1554389617</text:span></text:p>
          </draw:text-box>
        </draw:frame>
        <draw:custom-shape draw:style-name="gr46" draw:text-style-name="P1" draw:layer="layout" svg:width="0.406cm" svg:height="5.994cm" draw:transform="rotate (1.5707963267949) translate (4.725cm 10.368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7.519cm" svg:y="9.3cm">
          <text:p text:style-name="P1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12.96cm" svg:height="0.949cm" svg:x="3.675cm" svg:y="2.486cm">
          <draw:text-box>
            <text:p><text:span text:style-name="T16">resolve()</text:span><text:span text:style-name="T10"> options:</text:span></text:p>
          </draw:text-box>
        </draw:frame>
        <draw:custom-shape draw:style-name="gr19" draw:text-style-name="P18" draw:layer="layout" svg:width="0.406cm" svg:height="0.406cm" svg:x="19.229cm" svg:y="5.818cm">
          <text:p text:style-name="P17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962cm" svg:y1="6.351cm" svg:x2="19.902cm" svg:y2="6.351cm">
          <text:p/>
        </draw:line>
        <draw:custom-shape draw:style-name="gr59" draw:text-style-name="P1" draw:layer="layout" svg:width="0.406cm" svg:height="4.597cm" draw:transform="rotate (1.5707963267949) translate (21.871cm 12.55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23.966cm" svg:y="11.48cm">
          <text:p text:style-name="P17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06cm" svg:height="4.703cm" draw:transform="rotate (1.5707963267949) translate (14.351cm 10.364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16.499cm" svg:y="9.299cm">
          <text:p text:style-name="P17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3.962cm" svg:y1="3.548cm" svg:x2="7.912cm" svg:y2="3.548cm">
          <text:p/>
        </draw:line>
        <draw:custom-shape draw:style-name="gr19" draw:text-style-name="P18" draw:layer="layout" svg:width="0.406cm" svg:height="0.406cm" svg:x="5.734cm" svg:y="3.7cm">
          <text:p text:style-name="P1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12.96cm" svg:height="0.949cm" svg:x="14.386cm" svg:y="12.711cm">
          <draw:text-box>
            <text:p><text:span text:style-name="T8">https://example.com/oldagent/profile?query#frag</text:span></text:p>
          </draw:text-box>
        </draw:frame>
        <draw:custom-shape draw:style-name="gr51" draw:text-style-name="P1" draw:layer="layout" svg:width="0.406cm" svg:height="11.862cm" draw:transform="rotate (1.5707963267949) translate (14.651cm 13.8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1" draw:layer="layout" svg:width="3.855cm" svg:height="0.962cm" svg:x="18.939cm" svg:y="13.838cm">
          <draw:text-box>
            <text:p><text:span text:style-name="T9">Service Endpoint URI</text:span></text:p>
          </draw:text-box>
        </draw:frame>
        <draw:custom-shape draw:style-name="gr57" draw:text-style-name="P1" draw:layer="layout" svg:width="0.406cm" svg:height="7.087cm" draw:transform="rotate (1.5707963267949) translate (14.651cm 12.55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17.991cm" svg:y="11.486cm">
          <text:p text:style-name="P17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078cm" svg:y1="7.467cm" svg:x2="24.131cm" svg:y2="7.467cm">
          <text:p/>
        </draw:line>
        <draw:custom-shape draw:style-name="gr19" draw:text-style-name="P18" draw:layer="layout" svg:width="0.406cm" svg:height="0.406cm" svg:x="21.401cm" svg:y="7.6cm">
          <text:p text:style-name="P17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0.406cm" svg:height="11.812cm" draw:transform="rotate (1.5707963267949) translate (1.651cm 12.64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5" draw:layer="layout" svg:width="1.907cm" svg:height="0.962cm" svg:x="6.604cm" svg:y="12.675cm">
          <draw:text-box>
            <text:p text:style-name="P14"><text:span text:style-name="T11">DID URL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1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9.935cm" svg:height="0.834cm" svg:x="7.186cm" svg:y="0.722cm">
          <draw:image xlink:href="Pictures/10000201000003060000004183472294A75245F1.png" xlink:type="simple" xlink:show="embed" xlink:actuate="onLoad" draw:mime-type="image/png">
            <text:p/>
          </draw:image>
        </draw:frame>
        <draw:frame draw:style-name="gr2" draw:text-style-name="P2" draw:layer="layout" svg:width="5cm" svg:height="1.094cm" draw:transform="rotate (1.5707963267949) translate (2.686cm 6.674cm)">
          <draw:text-box>
            <text:p><text:span text:style-name="T1">resolve()</text:span></text:p>
          </draw:text-box>
        </draw:frame>
        <draw:line draw:style-name="gr3" draw:text-style-name="P1" draw:layer="layout" svg:x1="12.08cm" svg:y1="1.634cm" svg:x2="12.08cm" svg:y2="5.142cm">
          <text:p/>
        </draw:line>
        <draw:custom-shape draw:style-name="gr4" draw:text-style-name="P1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" draw:layer="layout" svg:width="11.938cm" svg:height="5.653cm" svg:x="14.646cm" svg:y="2.605cm">
          <text:p text:style-name="P3"><text:span text:style-name="T2">DID Document</text:span></text:p>
          <text:p text:style-name="P3"><text:span text:style-name="T3"/></text:p>
          <text:p text:style-name="P3"><text:span text:style-name="T4">{</text:span></text:p>
          <text:p text:style-name="P3"><text:span text:style-name="T4"><text:s text:c="2"/></text:span><text:span text:style-name="T4">"@context": "https://w3id.org/did/v1",</text:span></text:p>
          <text:p text:style-name="P3"><text:span text:style-name="T4"><text:s text:c="2"/></text:span><text:span text:style-name="T4">"id": "did:xyz:1234",</text:span></text:p>
          <text:p text:style-name="P3"><text:span text:style-name="T4"><text:s text:c="2"/></text:span><text:span text:style-name="T4">"publicKey": [{</text:span></text:p>
          <text:p text:style-name="P3"><text:span text:style-name="T4"><text:s text:c="4"/></text:span><text:span text:style-name="T4">"id": "did:xyz:1234#keys-1",</text:span></text:p>
          <text:p text:style-name="P3"><text:span text:style-name="T4"><text:s text:c="4"/></text:span><text:span text:style-name="T4">"type": "RsaVerificationKey2018",</text:span></text:p>
          <text:p text:style-name="P3"><text:span text:style-name="T4"><text:s text:c="4"/></text:span><text:span text:style-name="T4">"publicKeyPem": "-----BEGIN PUB...0101010..END PUB -----\r\n"</text:span></text:p>
          <text:p text:style-name="P3"><text:span text:style-name="T4"><text:s text:c="2"/></text:span><text:span text:style-name="T4">}],</text:span></text:p>
          <text:p text:style-name="P3"><text:span text:style-name="T4"><text:s text:c="2"/></text:span><text:span text:style-name="T4">"service": [{</text:span></text:p>
          <text:p text:style-name="P3"><text:span text:style-name="T4"><text:s text:c="4"/></text:span><text:span text:style-name="T4">"id": "did:xyz:1234#agent",</text:span></text:p>
          <text:p text:style-name="P3"><text:span text:style-name="T4"><text:s text:c="4"/></text:span><text:span text:style-name="T4">"type": "ExampleService",</text:span></text:p>
          <text:p text:style-name="P3"><text:span text:style-name="T4"><text:s text:c="4"/></text:span><text:span text:style-name="T4">"serviceEndpoint": "https://example.com/myagent"</text:span></text:p>
          <text:p text:style-name="P3"><text:span text:style-name="T4"><text:s text:c="2"/></text:span><text:span text:style-name="T4">}]</text:span></text:p>
          <text:p text:style-name="P3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496cm" svg:height="1.094cm" draw:transform="rotate (1.5707963267949) translate (1.192cm 8.398cm)">
          <draw:text-box>
            <text:p><text:span text:style-name="T5">dereference()</text:span></text:p>
          </draw:text-box>
        </draw:frame>
        <draw:frame draw:style-name="gr2" draw:text-style-name="P6" draw:layer="layout" svg:width="6.496cm" svg:height="1.094cm" svg:x="1.191cm" svg:y="13.703cm">
          <draw:text-box>
            <text:p><text:span text:style-name="T6">INPUT</text:span></text:p>
          </draw:text-box>
        </draw:frame>
        <draw:frame draw:style-name="gr2" draw:text-style-name="P8" draw:layer="layout" svg:width="6.496cm" svg:height="1.094cm" svg:x="20.229cm" svg:y="13.703cm">
          <draw:text-box>
            <text:p text:style-name="P7"><text:span text:style-name="T6">RESULT</text:span></text:p>
          </draw:text-box>
        </draw:frame>
        <draw:line draw:style-name="gr7" draw:text-style-name="P1" draw:layer="layout" svg:x1="14cm" svg:y1="9.906cm" svg:x2="14cm" svg:y2="15.078cm">
          <text:p/>
        </draw:line>
        <draw:frame draw:style-name="gr11" draw:text-style-name="P10" draw:layer="layout" svg:width="12.96cm" svg:height="0.949cm" svg:x="1.386cm" svg:y="10.523cm">
          <draw:text-box>
            <text:p><text:span text:style-name="T8">did:xyz:1234;type=schema;id=z9y8x7w6</text:span></text:p>
          </draw:text-box>
        </draw:frame>
        <draw:custom-shape draw:style-name="gr8" draw:text-style-name="P1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2.61cm" svg:y="11.663cm">
          <draw:text-box>
            <text:p><text:span text:style-name="T7">DID</text:span></text:p>
          </draw:text-box>
        </draw:frame>
        <draw:custom-shape draw:style-name="gr8" draw:text-style-name="P1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6.572cm" svg:y="6.283cm">
          <draw:text-box>
            <text:p><text:span text:style-name="T7">DID</text:span></text:p>
          </draw:text-box>
        </draw:frame>
        <draw:line draw:style-name="gr10" draw:text-style-name="P1" draw:layer="layout" svg:x1="9.682cm" svg:y1="5.448cm" svg:x2="14.478cm" svg:y2="5.448cm">
          <text:p/>
        </draw:line>
        <draw:line draw:style-name="gr3" draw:text-style-name="P1" draw:layer="layout" svg:x1="13.08cm" svg:y1="1.634cm" svg:x2="13.08cm" svg:y2="5.142cm">
          <text:p/>
        </draw:line>
        <draw:line draw:style-name="gr3" draw:text-style-name="P1" draw:layer="layout" svg:x1="11.08cm" svg:y1="1.634cm" svg:x2="11.08cm" svg:y2="5.142cm">
          <text:p/>
        </draw:line>
        <draw:frame draw:style-name="gr11" draw:text-style-name="P12" draw:layer="layout" svg:width="12.96cm" svg:height="0.949cm" svg:x="5.386cm" svg:y="5.142cm">
          <draw:text-box>
            <text:p><text:span text:style-name="T8">did:xyz:1234</text:span></text:p>
          </draw:text-box>
        </draw:frame>
        <draw:frame draw:style-name="gr11" draw:text-style-name="P13" draw:layer="layout" svg:width="12.96cm" svg:height="0.949cm" svg:x="1.175cm" svg:y="0.786cm">
          <draw:text-box>
            <text:p><text:span text:style-name="T10">Decentralized Identifier Registry</text:span></text:p>
          </draw:text-box>
        </draw:frame>
        <draw:custom-shape draw:style-name="gr61" draw:text-style-name="P1" draw:layer="layout" svg:width="0.406cm" svg:height="9.119cm" draw:transform="rotate (1.5707963267949) translate (1.65cm 12.66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5" draw:layer="layout" svg:width="1.907cm" svg:height="0.962cm" svg:x="5.256cm" svg:y="12.688cm">
          <draw:text-box>
            <text:p text:style-name="P14"><text:span text:style-name="T11">DID URL</text:span></text:p>
          </draw:text-box>
        </draw:frame>
        <draw:custom-shape draw:style-name="gr62" draw:text-style-name="P4" draw:layer="layout" svg:width="11.938cm" svg:height="5.653cm" svg:x="14.634cm" svg:y="9.035cm">
          <text:p text:style-name="P3"><text:span text:style-name="T15">Schema</text:span><text:span text:style-name="T2"> (id </text:span><text:span text:style-name="T18">z9y8x7w6</text:span><text:span text:style-name="T2">)</text:span></text:p>
          <text:p text:style-name="P3"><text:span text:style-name="T3"/></text:p>
          <text:p text:style-name="P3"><text:span text:style-name="T4">{</text:span></text:p>
          <text:p text:style-name="P3"><text:span text:style-name="T4"><text:s text:c="4"/></text:span><text:span text:style-name="T4">"id": "z9y8x7w6",</text:span></text:p>
          <text:p text:style-name="P3"><text:span text:style-name="T4"><text:s text:c="4"/></text:span><text:span text:style-name="T4">"type": "Schema",</text:span></text:p>
          <text:p text:style-name="P3"><text:span text:style-name="T14"><text:s text:c="4"/></text:span><text:span text:style-name="T14">"schema": "..."</text:span></text:p>
          <text:p text:style-name="P3"><text:span text:style-name="T4">}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custom-shape draw:style-name="gr63" draw:text-style-name="P4" draw:layer="layout" svg:width="9.296cm" svg:height="1.245cm" svg:x="17.322cm" svg:y="0.522cm">
          <text:p text:style-name="P3"><text:span text:style-name="T15">Schema</text:span><text:span text:style-name="T2"> (id </text:span><text:span text:style-name="T18">z9y8x7w6</text:span><text:span text:style-name="T2">)</text:span></text:p>
          <text:p text:style-name="P3"><text:span text:style-name="T3"/></text:p>
          <text:p text:style-name="P3"><text:span text:style-name="T4">{ "id": "z9y8x7w6", "type": "Schema", ...</text:span><text:span text:style-name="T14"> 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5.654cm" svg:y1="1.524cm" svg:x2="25.654cm" svg:y2="8.89cm">
          <text:p/>
        </draw:line>
        <presentation:notes draw:style-name="dp2">
          <draw:page-thumbnail draw:style-name="gr16" draw:layer="layout" svg:width="18.624cm" svg:height="10.476cm" svg:x="1.482cm" svg:y="2.123cm" draw:page-number="1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9.935cm" svg:height="0.834cm" svg:x="7.186cm" svg:y="0.722cm">
          <draw:image xlink:href="Pictures/10000201000003060000004183472294A75245F1.png" xlink:type="simple" xlink:show="embed" xlink:actuate="onLoad" draw:mime-type="image/png">
            <text:p/>
          </draw:image>
        </draw:frame>
        <draw:frame draw:style-name="gr2" draw:text-style-name="P2" draw:layer="layout" svg:width="5cm" svg:height="1.094cm" draw:transform="rotate (1.5707963267949) translate (2.686cm 6.674cm)">
          <draw:text-box>
            <text:p><text:span text:style-name="T1">resolve()</text:span></text:p>
          </draw:text-box>
        </draw:frame>
        <draw:line draw:style-name="gr3" draw:text-style-name="P1" draw:layer="layout" svg:x1="12.08cm" svg:y1="1.634cm" svg:x2="12.08cm" svg:y2="5.142cm">
          <text:p/>
        </draw:line>
        <draw:custom-shape draw:style-name="gr4" draw:text-style-name="P1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" draw:layer="layout" svg:width="11.938cm" svg:height="5.653cm" svg:x="14.646cm" svg:y="2.605cm">
          <text:p text:style-name="P3"><text:span text:style-name="T2">DID Document</text:span></text:p>
          <text:p text:style-name="P3"><text:span text:style-name="T3"/></text:p>
          <text:p text:style-name="P3"><text:span text:style-name="T4">{</text:span></text:p>
          <text:p text:style-name="P3"><text:span text:style-name="T4"><text:s text:c="2"/></text:span><text:span text:style-name="T4">"@context": "https://w3id.org/did/v1",</text:span></text:p>
          <text:p text:style-name="P3"><text:span text:style-name="T4"><text:s text:c="2"/></text:span><text:span text:style-name="T4">"id": "did:xyz:1234",</text:span></text:p>
          <text:p text:style-name="P3"><text:span text:style-name="T4"><text:s text:c="2"/></text:span><text:span text:style-name="T4">"publicKey": [{</text:span></text:p>
          <text:p text:style-name="P3"><text:span text:style-name="T4"><text:s text:c="4"/></text:span><text:span text:style-name="T4">"id": "did:xyz:1234#keys-1",</text:span></text:p>
          <text:p text:style-name="P3"><text:span text:style-name="T4"><text:s text:c="4"/></text:span><text:span text:style-name="T4">"type": "RsaVerificationKey2018",</text:span></text:p>
          <text:p text:style-name="P3"><text:span text:style-name="T4"><text:s text:c="4"/></text:span><text:span text:style-name="T4">"publicKeyPem": "-----BEGIN PUB...0101010..END PUB -----\r\n"</text:span></text:p>
          <text:p text:style-name="P3"><text:span text:style-name="T4"><text:s text:c="2"/></text:span><text:span text:style-name="T4">}],</text:span></text:p>
          <text:p text:style-name="P3"><text:span text:style-name="T4"><text:s text:c="2"/></text:span><text:span text:style-name="T4">"service": [{</text:span></text:p>
          <text:p text:style-name="P3"><text:span text:style-name="T4"><text:s text:c="4"/></text:span><text:span text:style-name="T4">"id": "did:xyz:1234#agent",</text:span></text:p>
          <text:p text:style-name="P3"><text:span text:style-name="T4"><text:s text:c="4"/></text:span><text:span text:style-name="T4">"type": "ExampleService",</text:span></text:p>
          <text:p text:style-name="P3"><text:span text:style-name="T4"><text:s text:c="4"/></text:span><text:span text:style-name="T4">"serviceEndpoint": "https://example.com/myagent"</text:span></text:p>
          <text:p text:style-name="P3"><text:span text:style-name="T4"><text:s text:c="2"/></text:span><text:span text:style-name="T4">}]</text:span></text:p>
          <text:p text:style-name="P3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496cm" svg:height="1.094cm" draw:transform="rotate (1.5707963267949) translate (1.192cm 8.398cm)">
          <draw:text-box>
            <text:p><text:span text:style-name="T5">dereference()</text:span></text:p>
          </draw:text-box>
        </draw:frame>
        <draw:frame draw:style-name="gr2" draw:text-style-name="P6" draw:layer="layout" svg:width="6.496cm" svg:height="1.094cm" svg:x="1.191cm" svg:y="13.703cm">
          <draw:text-box>
            <text:p><text:span text:style-name="T6">INPUT</text:span></text:p>
          </draw:text-box>
        </draw:frame>
        <draw:frame draw:style-name="gr2" draw:text-style-name="P8" draw:layer="layout" svg:width="6.496cm" svg:height="1.094cm" svg:x="20.229cm" svg:y="13.703cm">
          <draw:text-box>
            <text:p text:style-name="P7"><text:span text:style-name="T6">RESULT</text:span></text:p>
          </draw:text-box>
        </draw:frame>
        <draw:line draw:style-name="gr7" draw:text-style-name="P1" draw:layer="layout" svg:x1="14cm" svg:y1="9.906cm" svg:x2="14cm" svg:y2="15.078cm">
          <text:p/>
        </draw:line>
        <draw:frame draw:style-name="gr11" draw:text-style-name="P10" draw:layer="layout" svg:width="12.96cm" svg:height="0.949cm" svg:x="1.386cm" svg:y="10.523cm">
          <draw:text-box>
            <text:p><text:span text:style-name="T8">did:xyz:1234;type=schema;id=z9y8x7w6</text:span></text:p>
          </draw:text-box>
        </draw:frame>
        <draw:custom-shape draw:style-name="gr8" draw:text-style-name="P1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2.61cm" svg:y="11.663cm">
          <draw:text-box>
            <text:p><text:span text:style-name="T7">DID</text:span></text:p>
          </draw:text-box>
        </draw:frame>
        <draw:custom-shape draw:style-name="gr8" draw:text-style-name="P1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6.572cm" svg:y="6.283cm">
          <draw:text-box>
            <text:p><text:span text:style-name="T7">DID</text:span></text:p>
          </draw:text-box>
        </draw:frame>
        <draw:line draw:style-name="gr10" draw:text-style-name="P1" draw:layer="layout" svg:x1="9.682cm" svg:y1="5.448cm" svg:x2="14.478cm" svg:y2="5.448cm">
          <text:p/>
        </draw:line>
        <draw:line draw:style-name="gr3" draw:text-style-name="P1" draw:layer="layout" svg:x1="13.08cm" svg:y1="1.634cm" svg:x2="13.08cm" svg:y2="5.142cm">
          <text:p/>
        </draw:line>
        <draw:line draw:style-name="gr3" draw:text-style-name="P1" draw:layer="layout" svg:x1="11.08cm" svg:y1="1.634cm" svg:x2="11.08cm" svg:y2="5.142cm">
          <text:p/>
        </draw:line>
        <draw:frame draw:style-name="gr11" draw:text-style-name="P12" draw:layer="layout" svg:width="12.96cm" svg:height="0.949cm" svg:x="5.386cm" svg:y="5.142cm">
          <draw:text-box>
            <text:p><text:span text:style-name="T8">did:xyz:1234</text:span></text:p>
          </draw:text-box>
        </draw:frame>
        <draw:frame draw:style-name="gr11" draw:text-style-name="P13" draw:layer="layout" svg:width="12.96cm" svg:height="0.949cm" svg:x="1.175cm" svg:y="0.786cm">
          <draw:text-box>
            <text:p><text:span text:style-name="T10">Decentralized Identifier Registry</text:span></text:p>
          </draw:text-box>
        </draw:frame>
        <draw:custom-shape draw:style-name="gr61" draw:text-style-name="P1" draw:layer="layout" svg:width="0.406cm" svg:height="9.119cm" draw:transform="rotate (1.5707963267949) translate (1.65cm 12.66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5" draw:layer="layout" svg:width="1.907cm" svg:height="0.962cm" svg:x="5.256cm" svg:y="12.688cm">
          <draw:text-box>
            <text:p text:style-name="P14"><text:span text:style-name="T11">DID URL</text:span></text:p>
          </draw:text-box>
        </draw:frame>
        <draw:custom-shape draw:style-name="gr46" draw:text-style-name="P1" draw:layer="layout" svg:width="0.406cm" svg:height="5.994cm" draw:transform="rotate (1.5707963267949) translate (4.726cm 10.369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7.52cm" svg:y="9.301cm">
          <text:p text:style-name="P1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" draw:layer="layout" svg:width="11.938cm" svg:height="5.653cm" svg:x="14.634cm" svg:y="9.035cm">
          <text:p text:style-name="P3"><text:span text:style-name="T15">Schema</text:span><text:span text:style-name="T2"> (id </text:span><text:span text:style-name="T18">z9y8x7w6</text:span><text:span text:style-name="T2">)</text:span></text:p>
          <text:p text:style-name="P3"><text:span text:style-name="T3"/></text:p>
          <text:p text:style-name="P3"><text:span text:style-name="T4">{</text:span></text:p>
          <text:p text:style-name="P3"><text:span text:style-name="T4"><text:s text:c="4"/></text:span><text:span text:style-name="T4">"id": "z9y8x7w6",</text:span></text:p>
          <text:p text:style-name="P3"><text:span text:style-name="T4"><text:s text:c="4"/></text:span><text:span text:style-name="T4">"type": "Schema",</text:span></text:p>
          <text:p text:style-name="P3"><text:span text:style-name="T14"><text:s text:c="4"/></text:span><text:span text:style-name="T14">"schema": "..."</text:span></text:p>
          <text:p text:style-name="P3"><text:span text:style-name="T4">}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custom-shape draw:style-name="gr66" draw:text-style-name="P4" draw:layer="layout" svg:width="9.296cm" svg:height="1.245cm" svg:x="17.322cm" svg:y="0.522cm">
          <text:p text:style-name="P3"><text:span text:style-name="T15">Schema</text:span><text:span text:style-name="T2"> (id </text:span><text:span text:style-name="T18">z9y8x7w6</text:span><text:span text:style-name="T2">)</text:span></text:p>
          <text:p text:style-name="P3"><text:span text:style-name="T3"/></text:p>
          <text:p text:style-name="P3"><text:span text:style-name="T4">{ "id": "z9y8x7w6", "type": "Schema", ...</text:span><text:span text:style-name="T14"> 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0.406cm" svg:height="0.406cm" svg:x="21.448cm" svg:y="0.695cm">
          <text:p text:style-name="P1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25.654cm" svg:y1="1.524cm" svg:x2="25.654cm" svg:y2="8.89cm">
          <text:p/>
        </draw:line>
        <presentation:notes draw:style-name="dp2">
          <draw:page-thumbnail draw:style-name="gr16" draw:layer="layout" svg:width="18.624cm" svg:height="10.476cm" svg:x="1.482cm" svg:y="2.123cm" draw:page-number="1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9.935cm" svg:height="0.834cm" svg:x="7.186cm" svg:y="0.722cm">
          <draw:image xlink:href="Pictures/10000201000003060000004183472294A75245F1.png" xlink:type="simple" xlink:show="embed" xlink:actuate="onLoad" draw:mime-type="image/png">
            <text:p/>
          </draw:image>
        </draw:frame>
        <draw:frame draw:style-name="gr2" draw:text-style-name="P2" draw:layer="layout" svg:width="5cm" svg:height="1.094cm" draw:transform="rotate (1.5707963267949) translate (2.686cm 6.674cm)">
          <draw:text-box>
            <text:p><text:span text:style-name="T1">resolve()</text:span></text:p>
          </draw:text-box>
        </draw:frame>
        <draw:line draw:style-name="gr3" draw:text-style-name="P1" draw:layer="layout" svg:x1="12.08cm" svg:y1="1.634cm" svg:x2="12.08cm" svg:y2="5.142cm">
          <text:p/>
        </draw:line>
        <draw:custom-shape draw:style-name="gr4" draw:text-style-name="P1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11.938cm" svg:height="5.653cm" svg:x="14.646cm" svg:y="2.605cm">
          <text:p text:style-name="P3"><text:span text:style-name="T2">DID Document</text:span></text:p>
          <text:p text:style-name="P3"><text:span text:style-name="T3"/></text:p>
          <text:p text:style-name="P3"><text:span text:style-name="T4">{</text:span></text:p>
          <text:p text:style-name="P3"><text:span text:style-name="T4"><text:s text:c="2"/></text:span><text:span text:style-name="T4">"@context": "https://w3id.org/did/v1",</text:span></text:p>
          <text:p text:style-name="P3"><text:span text:style-name="T4"><text:s text:c="2"/></text:span><text:span text:style-name="T4">"id": "did:xyz:1234",</text:span></text:p>
          <text:p text:style-name="P3"><text:span text:style-name="T4"><text:s text:c="2"/></text:span><text:span text:style-name="T4">"publicKey": [{</text:span></text:p>
          <text:p text:style-name="P3"><text:span text:style-name="T4"><text:s text:c="4"/></text:span><text:span text:style-name="T4">"id": "did:xyz:1234#keys-1",</text:span></text:p>
          <text:p text:style-name="P3"><text:span text:style-name="T4"><text:s text:c="4"/></text:span><text:span text:style-name="T4">"type": "RsaVerificationKey2018",</text:span></text:p>
          <text:p text:style-name="P3"><text:span text:style-name="T4"><text:s text:c="4"/></text:span><text:span text:style-name="T4">"publicKeyPem": "-----BEGIN PUB...0101010..END PUB -----\r\n"</text:span></text:p>
          <text:p text:style-name="P3"><text:span text:style-name="T4"><text:s text:c="2"/></text:span><text:span text:style-name="T4">}],</text:span></text:p>
          <text:p text:style-name="P3"><text:span text:style-name="T4"><text:s text:c="2"/></text:span><text:span text:style-name="T4">"service": [{</text:span></text:p>
          <text:p text:style-name="P3"><text:span text:style-name="T4"><text:s text:c="4"/></text:span><text:span text:style-name="T4">"id": "did:xyz:1234#agent",</text:span></text:p>
          <text:p text:style-name="P3"><text:span text:style-name="T4"><text:s text:c="4"/></text:span><text:span text:style-name="T4">"type": "ExampleService",</text:span></text:p>
          <text:p text:style-name="P3"><text:span text:style-name="T4"><text:s text:c="4"/></text:span><text:span text:style-name="T4">"serviceEndpoint": "https://example.com/myagent"</text:span></text:p>
          <text:p text:style-name="P3"><text:span text:style-name="T4"><text:s text:c="2"/></text:span><text:span text:style-name="T4">}]</text:span></text:p>
          <text:p text:style-name="P3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496cm" svg:height="1.094cm" draw:transform="rotate (1.5707963267949) translate (1.192cm 8.398cm)">
          <draw:text-box>
            <text:p><text:span text:style-name="T5">dereference()</text:span></text:p>
          </draw:text-box>
        </draw:frame>
        <draw:frame draw:style-name="gr2" draw:text-style-name="P6" draw:layer="layout" svg:width="6.496cm" svg:height="1.094cm" svg:x="1.191cm" svg:y="13.703cm">
          <draw:text-box>
            <text:p><text:span text:style-name="T6">INPUT</text:span></text:p>
          </draw:text-box>
        </draw:frame>
        <draw:frame draw:style-name="gr2" draw:text-style-name="P8" draw:layer="layout" svg:width="6.496cm" svg:height="1.094cm" svg:x="20.229cm" svg:y="13.703cm">
          <draw:text-box>
            <text:p text:style-name="P7"><text:span text:style-name="T6">RESULT</text:span></text:p>
          </draw:text-box>
        </draw:frame>
        <draw:line draw:style-name="gr7" draw:text-style-name="P1" draw:layer="layout" svg:x1="14cm" svg:y1="9.906cm" svg:x2="14cm" svg:y2="15.078cm">
          <text:p/>
        </draw:line>
        <draw:frame draw:style-name="gr11" draw:text-style-name="P10" draw:layer="layout" svg:width="12.96cm" svg:height="0.949cm" svg:x="1.386cm" svg:y="10.523cm">
          <draw:text-box>
            <text:p><text:span text:style-name="T8">did:xyz:1234#keys-1</text:span></text:p>
          </draw:text-box>
        </draw:frame>
        <draw:custom-shape draw:style-name="gr8" draw:text-style-name="P1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2.61cm" svg:y="11.663cm">
          <draw:text-box>
            <text:p><text:span text:style-name="T7">DID</text:span></text:p>
          </draw:text-box>
        </draw:frame>
        <draw:custom-shape draw:style-name="gr36" draw:text-style-name="P1" draw:layer="layout" svg:width="0.406cm" svg:height="4.851cm" draw:transform="rotate (1.5707963267949) translate (1.65cm 12.67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5" draw:layer="layout" svg:width="1.907cm" svg:height="0.962cm" svg:x="3.122cm" svg:y="12.701cm">
          <draw:text-box>
            <text:p text:style-name="P14"><text:span text:style-name="T11">DID URL</text:span></text:p>
          </draw:text-box>
        </draw:frame>
        <draw:custom-shape draw:style-name="gr8" draw:text-style-name="P1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107cm" svg:height="0.962cm" svg:x="6.572cm" svg:y="6.283cm">
          <draw:text-box>
            <text:p><text:span text:style-name="T7">DID</text:span></text:p>
          </draw:text-box>
        </draw:frame>
        <draw:line draw:style-name="gr10" draw:text-style-name="P1" draw:layer="layout" svg:x1="9.682cm" svg:y1="5.448cm" svg:x2="14.478cm" svg:y2="5.448cm">
          <text:p/>
        </draw:line>
        <draw:line draw:style-name="gr3" draw:text-style-name="P1" draw:layer="layout" svg:x1="13.08cm" svg:y1="1.634cm" svg:x2="13.08cm" svg:y2="5.142cm">
          <text:p/>
        </draw:line>
        <draw:line draw:style-name="gr3" draw:text-style-name="P1" draw:layer="layout" svg:x1="11.08cm" svg:y1="1.634cm" svg:x2="11.08cm" svg:y2="5.142cm">
          <text:p/>
        </draw:line>
        <draw:frame draw:style-name="gr11" draw:text-style-name="P12" draw:layer="layout" svg:width="12.96cm" svg:height="0.949cm" svg:x="5.386cm" svg:y="5.142cm">
          <draw:text-box>
            <text:p><text:span text:style-name="T8">did:xyz:1234</text:span></text:p>
          </draw:text-box>
        </draw:frame>
        <draw:line draw:style-name="gr10" draw:text-style-name="P1" draw:layer="layout" svg:x1="13.462cm" svg:y1="10.828cm" svg:x2="14.453cm" svg:y2="10.828cm">
          <text:p/>
        </draw:line>
        <draw:custom-shape draw:style-name="gr19" draw:text-style-name="P18" draw:layer="layout" svg:width="0.406cm" svg:height="0.406cm" svg:x="19.311cm" svg:y="4.117cm">
          <text:p text:style-name="P1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923cm" svg:y1="4.648cm" svg:x2="20.066cm" svg:y2="4.648cm">
          <text:p/>
        </draw:line>
        <draw:custom-shape draw:style-name="gr39" draw:text-style-name="P1" draw:layer="layout" svg:width="0.406cm" svg:height="1.625cm" draw:transform="rotate (1.5707963267949) translate (4.725cm 10.36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5.334cm" svg:y="9.299cm">
          <text:p text:style-name="P1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" draw:layer="layout" svg:width="11.938cm" svg:height="5.653cm" svg:x="14.646cm" svg:y="9.048cm">
          <text:p text:style-name="P3"><text:span text:style-name="T15">publicKey</text:span></text:p>
          <text:p text:style-name="P3"><text:span text:style-name="T3"/></text:p>
          <text:p text:style-name="P3"><text:span text:style-name="T4">{</text:span></text:p>
          <text:p text:style-name="P3"><text:span text:style-name="T4"><text:s text:c="4"/></text:span><text:span text:style-name="T4">"id": "did:xyz:1234#keys-1",</text:span></text:p>
          <text:p text:style-name="P3"><text:span text:style-name="T4"><text:s text:c="4"/></text:span><text:span text:style-name="T4">"type": "RsaVerificationKey2018",</text:span></text:p>
          <text:p text:style-name="P3"><text:span text:style-name="T14"><text:s text:c="4"/></text:span><text:span text:style-name="T14">"publicKeyPem": "</text:span><text:span text:style-name="T4">-----BEGIN PUB...0101010..END PUB -----\r\n"</text:span></text:p>
          <text:p text:style-name="P3"><text:span text:style-name="T4">}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0.406cm" svg:height="0.406cm" svg:x="19.311cm" svg:y="9.575cm">
          <text:p text:style-name="P17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923cm" svg:y1="10.109cm" svg:x2="20.066cm" svg:y2="10.109cm">
          <text:p/>
        </draw:line>
        <draw:frame draw:style-name="gr11" draw:text-style-name="P19" draw:layer="layout" svg:width="12.96cm" svg:height="0.949cm" svg:x="3.687cm" svg:y="3.015cm">
          <draw:text-box>
            <text:p><text:span text:style-name="T4">caching=false</text:span></text:p>
          </draw:text-box>
        </draw:frame>
        <draw:frame draw:style-name="gr11" draw:text-style-name="P13" draw:layer="layout" svg:width="12.96cm" svg:height="0.949cm" svg:x="3.676cm" svg:y="2.487cm">
          <draw:text-box>
            <text:p><text:span text:style-name="T16">resolve()</text:span><text:span text:style-name="T10"> options:</text:span></text:p>
          </draw:text-box>
        </draw:frame>
        <draw:frame draw:style-name="gr11" draw:text-style-name="P19" draw:layer="layout" svg:width="12.96cm" svg:height="0.949cm" svg:x="7.487cm" svg:y="11.015cm">
          <draw:text-box>
            <text:p><text:span text:style-name="T4">caching=false</text:span></text:p>
          </draw:text-box>
        </draw:frame>
        <draw:frame draw:style-name="gr11" draw:text-style-name="P13" draw:layer="layout" svg:width="12.96cm" svg:height="0.949cm" svg:x="7.476cm" svg:y="10.487cm">
          <draw:text-box>
            <text:p><text:span text:style-name="T19">dereference()</text:span><text:span text:style-name="T10"> options:</text:span></text:p>
          </draw:text-box>
        </draw:frame>
        <draw:frame draw:style-name="gr11" draw:text-style-name="P13" draw:layer="layout" svg:width="12.96cm" svg:height="0.949cm" svg:x="1.175cm" svg:y="0.786cm">
          <draw:text-box>
            <text:p><text:span text:style-name="T10">Decentralized Identifier Registry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2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20%" draw:textarea-horizontal-align="justify" fo:padding-top="0.125cm" fo:padding-bottom="0.125cm" fo:padding-left="0.25cm" fo:padding-right="0.25cm" draw:shadow="hidden" draw:shadow-offset-x="0.2cm" draw:shadow-offset-y="0.2cm" draw:shadow-color="#808080" draw:shadow-opacity="2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2-21T18:09:41.250671171</meta:creation-date>
    <dc:date>2020-07-27T18:47:59.548574517</dc:date>
    <meta:editing-duration>P2DT16H23M2S</meta:editing-duration>
    <meta:editing-cycles>196</meta:editing-cycles>
    <meta:generator>LibreOffice/7.0.0.2$Linux_X86_64 LibreOffice_project/00$Build-2</meta:generator>
    <dc:creator>Markus Sabadello</dc:creator>
    <meta:document-statistic meta:object-count="681"/>
  </office:meta>
</office:document-meta>
</file>